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Iteraciones</text:p>
          </table:table-cell>
          <table:table-cell/>
          <table:table-cell table:style-name="ce1" office:value-type="string" calcext:value-type="string">
            <text:p>Zmp-Ref_1</text:p>
          </table:table-cell>
          <table:table-cell table:style-name="ce1" office:value-type="string" calcext:value-type="string">
            <text:p>Zmp-FT_1_1</text:p>
          </table:table-cell>
          <table:table-cell table:style-name="ce1" office:value-type="string" calcext:value-type="string">
            <text:p>Zmp-FT_1_2</text:p>
          </table:table-cell>
          <table:table-cell table:style-name="ce1" office:value-type="string" calcext:value-type="string">
            <text:p>Zmp-FT_1_3</text:p>
          </table:table-cell>
          <table:table-cell table:style-name="ce1"/>
          <table:table-cell table:style-name="ce1" office:value-type="string" calcext:value-type="string">
            <text:p>Zmp-Ref_2</text:p>
          </table:table-cell>
          <table:table-cell table:style-name="ce1" office:value-type="string" calcext:value-type="string">
            <text:p>Zmp-FT_2_1</text:p>
          </table:table-cell>
          <table:table-cell table:style-name="ce1" office:value-type="string" calcext:value-type="string">
            <text:p>Zmp-FT_2_2</text:p>
          </table:table-cell>
          <table:table-cell table:style-name="ce1" office:value-type="string" calcext:value-type="string">
            <text:p>Zmp-FT_2_3</text:p>
          </table:table-cell>
          <table:table-cell table:style-name="ce1"/>
          <table:table-cell table:style-name="ce1" office:value-type="string" calcext:value-type="string">
            <text:p>Zmp-Ref_3</text:p>
          </table:table-cell>
          <table:table-cell table:style-name="ce1" office:value-type="string" calcext:value-type="string">
            <text:p>Zmp-FT_3_1</text:p>
          </table:table-cell>
          <table:table-cell table:style-name="ce1" office:value-type="string" calcext:value-type="string">
            <text:p>Zmp-FT_3_2</text:p>
          </table:table-cell>
          <table:table-cell table:style-name="ce1" office:value-type="string" calcext:value-type="string">
            <text:p>Zmp-FT_3_3</text:p>
          </table:table-cell>
          <table:table-cell table:style-name="ce1"/>
          <table:table-cell table:style-name="ce1" office:value-type="string" calcext:value-type="string">
            <text:p>Zmp-Ref_4</text:p>
          </table:table-cell>
          <table:table-cell table:style-name="ce1" office:value-type="string" calcext:value-type="string">
            <text:p>Zmp-FT_4_1</text:p>
          </table:table-cell>
          <table:table-cell table:style-name="ce1" office:value-type="string" calcext:value-type="string">
            <text:p>Zmp-FT_4_2</text:p>
          </table:table-cell>
          <table:table-cell table:style-name="ce1" office:value-type="string" calcext:value-type="string">
            <text:p>Zmp-FT_4_3</text:p>
          </table:table-cell>
          <table:table-cell/>
          <table:table-cell table:style-name="ce1" office:value-type="string" calcext:value-type="string">
            <text:p>Zmp-Ref_5</text:p>
          </table:table-cell>
          <table:table-cell table:style-name="ce1" office:value-type="string" calcext:value-type="string">
            <text:p>Zmp-FT_5_1</text:p>
          </table:table-cell>
          <table:table-cell table:style-name="ce1" office:value-type="string" calcext:value-type="string">
            <text:p>Zmp-FT_5_2</text:p>
          </table:table-cell>
          <table:table-cell table:style-name="ce1" office:value-type="string" calcext:value-type="string">
            <text:p>Zmp-FT_5_3</text:p>
          </table:table-cell>
          <table:table-cell/>
          <table:table-cell table:style-name="ce1" office:value-type="string" calcext:value-type="string">
            <text:p>Zmp-Ref_6</text:p>
          </table:table-cell>
          <table:table-cell table:style-name="ce1" office:value-type="string" calcext:value-type="string">
            <text:p>Zmp-FT_6_1</text:p>
          </table:table-cell>
          <table:table-cell table:style-name="ce1" office:value-type="string" calcext:value-type="string">
            <text:p>Zmp-FT_6_2</text:p>
          </table:table-cell>
          <table:table-cell table:style-name="ce1" office:value-type="string" calcext:value-type="string">
            <text:p>Zmp-FT_6_3</text:p>
          </table:table-cell>
          <table:table-cell/>
          <table:table-cell table:style-name="ce1" office:value-type="string" calcext:value-type="string">
            <text:p>Zmp-Ref_7</text:p>
          </table:table-cell>
          <table:table-cell table:style-name="ce1" office:value-type="string" calcext:value-type="string">
            <text:p>Zmp-FT_7_1</text:p>
          </table:table-cell>
          <table:table-cell table:style-name="ce1" office:value-type="string" calcext:value-type="string">
            <text:p>Zmp-FT_7_2</text:p>
          </table:table-cell>
          <table:table-cell table:style-name="ce1" office:value-type="string" calcext:value-type="string">
            <text:p>Zmp-FT_7_3</text:p>
          </table:table-cell>
          <table:table-cell/>
          <table:table-cell table:style-name="ce1" office:value-type="string" calcext:value-type="string">
            <text:p>Zmp-Ref_8</text:p>
          </table:table-cell>
          <table:table-cell table:style-name="ce1" office:value-type="string" calcext:value-type="string">
            <text:p>Zmp-FT_8_1</text:p>
          </table:table-cell>
          <table:table-cell table:style-name="ce1" office:value-type="string" calcext:value-type="string">
            <text:p>Zmp-FT_8_2</text:p>
          </table:table-cell>
          <table:table-cell table:style-name="ce1" office:value-type="string" calcext:value-type="string">
            <text:p>Zmp-FT_8_3</text:p>
          </table:table-cell>
          <table:table-cell/>
          <table:table-cell table:style-name="ce1" office:value-type="string" calcext:value-type="string">
            <text:p>Zmp-Ref_9</text:p>
          </table:table-cell>
          <table:table-cell table:style-name="ce1" office:value-type="string" calcext:value-type="string">
            <text:p>Zmp-FT_9_1</text:p>
          </table:table-cell>
          <table:table-cell table:style-name="ce1" office:value-type="string" calcext:value-type="string">
            <text:p>Zmp-FT_9_2</text:p>
          </table:table-cell>
          <table:table-cell table:style-name="ce1" office:value-type="string" calcext:value-type="string">
            <text:p>Zmp-FT_9_3</text:p>
          </table:table-cell>
          <table:table-cell/>
          <table:table-cell table:style-name="ce1" office:value-type="string" calcext:value-type="string">
            <text:p>Zmp-Ref_10</text:p>
          </table:table-cell>
          <table:table-cell table:style-name="ce1" office:value-type="string" calcext:value-type="string">
            <text:p>Zmp-FT_1_0_1</text:p>
          </table:table-cell>
          <table:table-cell table:style-name="ce1" office:value-type="string" calcext:value-type="string">
            <text:p>Zmp-FT_1_0_2</text:p>
          </table:table-cell>
          <table:table-cell table:style-name="ce1" office:value-type="string" calcext:value-type="string">
            <text:p>Zmp-FT_1_0_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0688" calcext:value-type="float">
            <text:p>0.01140688</text:p>
          </table:table-cell>
          <table:table-cell office:value-type="float" office:value="0.00764468" calcext:value-type="float">
            <text:p>0.00764468</text:p>
          </table:table-cell>
          <table:table-cell office:value-type="float" office:value="0.00893299" calcext:value-type="float">
            <text:p>0.008932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7028" calcext:value-type="float">
            <text:p>0.02217028</text:p>
          </table:table-cell>
          <table:table-cell office:value-type="float" office:value="0.02067411" calcext:value-type="float">
            <text:p>0.02067411</text:p>
          </table:table-cell>
          <table:table-cell office:value-type="float" office:value="0.01993307" calcext:value-type="float">
            <text:p>0.0199330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199574" calcext:value-type="float">
            <text:p>0.03199574</text:p>
          </table:table-cell>
          <table:table-cell office:value-type="float" office:value="0.0288863" calcext:value-type="float">
            <text:p>0.0288863</text:p>
          </table:table-cell>
          <table:table-cell office:value-type="float" office:value="0.02899214" calcext:value-type="float">
            <text:p>0.0289921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47618" calcext:value-type="float">
            <text:p>0.04347618</text:p>
          </table:table-cell>
          <table:table-cell office:value-type="float" office:value="0.03897479" calcext:value-type="float">
            <text:p>0.03897479</text:p>
          </table:table-cell>
          <table:table-cell office:value-type="float" office:value="0.04198735" calcext:value-type="float">
            <text:p>0.0419873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53017" calcext:value-type="float">
            <text:p>0.05353017</text:p>
          </table:table-cell>
          <table:table-cell office:value-type="float" office:value="0.05446194" calcext:value-type="float">
            <text:p>0.05446194</text:p>
          </table:table-cell>
          <table:table-cell office:value-type="float" office:value="0.05489991" calcext:value-type="float">
            <text:p>0.0548999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6119" calcext:value-type="float">
            <text:p>0.06096119</text:p>
          </table:table-cell>
          <table:table-cell office:value-type="float" office:value="0.06632483" calcext:value-type="float">
            <text:p>0.06632483</text:p>
          </table:table-cell>
          <table:table-cell office:value-type="float" office:value="0.06551076" calcext:value-type="float">
            <text:p>0.0655107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26053" calcext:value-type="float">
            <text:p>0.07126053</text:p>
          </table:table-cell>
          <table:table-cell office:value-type="float" office:value="0.07638613" calcext:value-type="float">
            <text:p>0.07638613</text:p>
          </table:table-cell>
          <table:table-cell office:value-type="float" office:value="0.07997242" calcext:value-type="float">
            <text:p>0.0799724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35472" calcext:value-type="float">
            <text:p>0.08135472</text:p>
          </table:table-cell>
          <table:table-cell office:value-type="float" office:value="0.0885611" calcext:value-type="float">
            <text:p>0.0885611</text:p>
          </table:table-cell>
          <table:table-cell office:value-type="float" office:value="0.08267921" calcext:value-type="float">
            <text:p>0.0826792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69855" calcext:value-type="float">
            <text:p>0.09469855</text:p>
          </table:table-cell>
          <table:table-cell office:value-type="float" office:value="0.10651864" calcext:value-type="float">
            <text:p>0.10651864</text:p>
          </table:table-cell>
          <table:table-cell office:value-type="float" office:value="0.09823681" calcext:value-type="float">
            <text:p>0.0982368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1015931" calcext:value-type="float">
            <text:p>0.11015931</text:p>
          </table:table-cell>
          <table:table-cell office:value-type="float" office:value="0.11058703" calcext:value-type="float">
            <text:p>0.11058703</text:p>
          </table:table-cell>
          <table:table-cell office:value-type="float" office:value="0.10708804" calcext:value-type="float">
            <text:p>0.107088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0981" calcext:value-type="float">
            <text:p>0.01140981</text:p>
          </table:table-cell>
          <table:table-cell office:value-type="float" office:value="0.00759779" calcext:value-type="float">
            <text:p>0.00759779</text:p>
          </table:table-cell>
          <table:table-cell office:value-type="float" office:value="0.00889126" calcext:value-type="float">
            <text:p>0.0088912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9444" calcext:value-type="float">
            <text:p>0.02229444</text:p>
          </table:table-cell>
          <table:table-cell office:value-type="float" office:value="0.0207494" calcext:value-type="float">
            <text:p>0.0207494</text:p>
          </table:table-cell>
          <table:table-cell office:value-type="float" office:value="0.02007742" calcext:value-type="float">
            <text:p>0.0200774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196718" calcext:value-type="float">
            <text:p>0.03196718</text:p>
          </table:table-cell>
          <table:table-cell office:value-type="float" office:value="0.02908377" calcext:value-type="float">
            <text:p>0.02908377</text:p>
          </table:table-cell>
          <table:table-cell office:value-type="float" office:value="0.02912841" calcext:value-type="float">
            <text:p>0.0291284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29666" calcext:value-type="float">
            <text:p>0.04329666</text:p>
          </table:table-cell>
          <table:table-cell office:value-type="float" office:value="0.0387961" calcext:value-type="float">
            <text:p>0.0387961</text:p>
          </table:table-cell>
          <table:table-cell office:value-type="float" office:value="0.04181112" calcext:value-type="float">
            <text:p>0.0418111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7523" calcext:value-type="float">
            <text:p>0.0537523</text:p>
          </table:table-cell>
          <table:table-cell office:value-type="float" office:value="0.0539108" calcext:value-type="float">
            <text:p>0.0539108</text:p>
          </table:table-cell>
          <table:table-cell office:value-type="float" office:value="0.05464573" calcext:value-type="float">
            <text:p>0.0546457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6673" calcext:value-type="float">
            <text:p>0.06116673</text:p>
          </table:table-cell>
          <table:table-cell office:value-type="float" office:value="0.06616011" calcext:value-type="float">
            <text:p>0.06616011</text:p>
          </table:table-cell>
          <table:table-cell office:value-type="float" office:value="0.06548645" calcext:value-type="float">
            <text:p>0.0654864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618" calcext:value-type="float">
            <text:p>0.0714618</text:p>
          </table:table-cell>
          <table:table-cell office:value-type="float" office:value="0.07664425" calcext:value-type="float">
            <text:p>0.07664425</text:p>
          </table:table-cell>
          <table:table-cell office:value-type="float" office:value="0.08071678" calcext:value-type="float">
            <text:p>0.0807167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2633" calcext:value-type="float">
            <text:p>0.08082633</text:p>
          </table:table-cell>
          <table:table-cell office:value-type="float" office:value="0.08757931" calcext:value-type="float">
            <text:p>0.08757931</text:p>
          </table:table-cell>
          <table:table-cell office:value-type="float" office:value="0.08202226" calcext:value-type="float">
            <text:p>0.0820222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76124" calcext:value-type="float">
            <text:p>0.09476124</text:p>
          </table:table-cell>
          <table:table-cell office:value-type="float" office:value="0.10695025" calcext:value-type="float">
            <text:p>0.10695025</text:p>
          </table:table-cell>
          <table:table-cell office:value-type="float" office:value="0.09765292" calcext:value-type="float">
            <text:p>0.0976529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73674" calcext:value-type="float">
            <text:p>0.10973674</text:p>
          </table:table-cell>
          <table:table-cell office:value-type="float" office:value="0.11070713" calcext:value-type="float">
            <text:p>0.11070713</text:p>
          </table:table-cell>
          <table:table-cell office:value-type="float" office:value="0.10827587" calcext:value-type="float">
            <text:p>0.1082758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9934" calcext:value-type="float">
            <text:p>0.01129934</text:p>
          </table:table-cell>
          <table:table-cell office:value-type="float" office:value="0.00762344" calcext:value-type="float">
            <text:p>0.00762344</text:p>
          </table:table-cell>
          <table:table-cell office:value-type="float" office:value="0.00893423" calcext:value-type="float">
            <text:p>0.0089342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2645" calcext:value-type="float">
            <text:p>0.02232645</text:p>
          </table:table-cell>
          <table:table-cell office:value-type="float" office:value="0.02090319" calcext:value-type="float">
            <text:p>0.02090319</text:p>
          </table:table-cell>
          <table:table-cell office:value-type="float" office:value="0.02016954" calcext:value-type="float">
            <text:p>0.0201695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06188" calcext:value-type="float">
            <text:p>0.03206188</text:p>
          </table:table-cell>
          <table:table-cell office:value-type="float" office:value="0.02931338" calcext:value-type="float">
            <text:p>0.02931338</text:p>
          </table:table-cell>
          <table:table-cell office:value-type="float" office:value="0.02916732" calcext:value-type="float">
            <text:p>0.0291673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3346" calcext:value-type="float">
            <text:p>0.0433346</text:p>
          </table:table-cell>
          <table:table-cell office:value-type="float" office:value="0.03876375" calcext:value-type="float">
            <text:p>0.03876375</text:p>
          </table:table-cell>
          <table:table-cell office:value-type="float" office:value="0.0416421" calcext:value-type="float">
            <text:p>0.041642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426659" calcext:value-type="float">
            <text:p>0.05426659</text:p>
          </table:table-cell>
          <table:table-cell office:value-type="float" office:value="0.05373394" calcext:value-type="float">
            <text:p>0.05373394</text:p>
          </table:table-cell>
          <table:table-cell office:value-type="float" office:value="0.05427068" calcext:value-type="float">
            <text:p>0.0542706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61968" calcext:value-type="float">
            <text:p>0.06161968</text:p>
          </table:table-cell>
          <table:table-cell office:value-type="float" office:value="0.06586535" calcext:value-type="float">
            <text:p>0.06586535</text:p>
          </table:table-cell>
          <table:table-cell office:value-type="float" office:value="0.06497024" calcext:value-type="float">
            <text:p>0.0649702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5308" calcext:value-type="float">
            <text:p>0.07175308</text:p>
          </table:table-cell>
          <table:table-cell office:value-type="float" office:value="0.07694802" calcext:value-type="float">
            <text:p>0.07694802</text:p>
          </table:table-cell>
          <table:table-cell office:value-type="float" office:value="0.08194222" calcext:value-type="float">
            <text:p>0.0819422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50693" calcext:value-type="float">
            <text:p>0.08050693</text:p>
          </table:table-cell>
          <table:table-cell office:value-type="float" office:value="0.08567388" calcext:value-type="float">
            <text:p>0.08567388</text:p>
          </table:table-cell>
          <table:table-cell office:value-type="float" office:value="0.0802665" calcext:value-type="float">
            <text:p>0.080266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49287" calcext:value-type="float">
            <text:p>0.09449287</text:p>
          </table:table-cell>
          <table:table-cell office:value-type="float" office:value="0.10750401" calcext:value-type="float">
            <text:p>0.10750401</text:p>
          </table:table-cell>
          <table:table-cell office:value-type="float" office:value="0.09737512" calcext:value-type="float">
            <text:p>0.0973751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2796" calcext:value-type="float">
            <text:p>0.1092796</text:p>
          </table:table-cell>
          <table:table-cell office:value-type="float" office:value="0.11112665" calcext:value-type="float">
            <text:p>0.11112665</text:p>
          </table:table-cell>
          <table:table-cell office:value-type="float" office:value="0.10886314" calcext:value-type="float">
            <text:p>0.1088631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857" calcext:value-type="float">
            <text:p>0.0113857</text:p>
          </table:table-cell>
          <table:table-cell office:value-type="float" office:value="0.00760202" calcext:value-type="float">
            <text:p>0.00760202</text:p>
          </table:table-cell>
          <table:table-cell office:value-type="float" office:value="0.0088727" calcext:value-type="float">
            <text:p>0.008872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5804" calcext:value-type="float">
            <text:p>0.02235804</text:p>
          </table:table-cell>
          <table:table-cell office:value-type="float" office:value="0.02096326" calcext:value-type="float">
            <text:p>0.02096326</text:p>
          </table:table-cell>
          <table:table-cell office:value-type="float" office:value="0.02034593" calcext:value-type="float">
            <text:p>0.0203459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16062" calcext:value-type="float">
            <text:p>0.03216062</text:p>
          </table:table-cell>
          <table:table-cell office:value-type="float" office:value="0.02957137" calcext:value-type="float">
            <text:p>0.02957137</text:p>
          </table:table-cell>
          <table:table-cell office:value-type="float" office:value="0.02926082" calcext:value-type="float">
            <text:p>0.0292608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34144" calcext:value-type="float">
            <text:p>0.04334144</text:p>
          </table:table-cell>
          <table:table-cell office:value-type="float" office:value="0.03881408" calcext:value-type="float">
            <text:p>0.03881408</text:p>
          </table:table-cell>
          <table:table-cell office:value-type="float" office:value="0.04145346" calcext:value-type="float">
            <text:p>0.0414534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43342" calcext:value-type="float">
            <text:p>0.0543342</text:p>
          </table:table-cell>
          <table:table-cell office:value-type="float" office:value="0.05348619" calcext:value-type="float">
            <text:p>0.05348619</text:p>
          </table:table-cell>
          <table:table-cell office:value-type="float" office:value="0.05410768" calcext:value-type="float">
            <text:p>0.0541076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4357" calcext:value-type="float">
            <text:p>0.0614357</text:p>
          </table:table-cell>
          <table:table-cell office:value-type="float" office:value="0.06532919" calcext:value-type="float">
            <text:p>0.06532919</text:p>
          </table:table-cell>
          <table:table-cell office:value-type="float" office:value="0.06449997" calcext:value-type="float">
            <text:p>0.0644999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09245" calcext:value-type="float">
            <text:p>0.07209245</text:p>
          </table:table-cell>
          <table:table-cell office:value-type="float" office:value="0.07733713" calcext:value-type="float">
            <text:p>0.07733713</text:p>
          </table:table-cell>
          <table:table-cell office:value-type="float" office:value="0.08225651" calcext:value-type="float">
            <text:p>0.0822565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26927" calcext:value-type="float">
            <text:p>0.08026927</text:p>
          </table:table-cell>
          <table:table-cell office:value-type="float" office:value="0.08448153" calcext:value-type="float">
            <text:p>0.08448153</text:p>
          </table:table-cell>
          <table:table-cell office:value-type="float" office:value="0.07976741" calcext:value-type="float">
            <text:p>0.0797674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30721" calcext:value-type="float">
            <text:p>0.09430721</text:p>
          </table:table-cell>
          <table:table-cell office:value-type="float" office:value="0.10758077" calcext:value-type="float">
            <text:p>0.10758077</text:p>
          </table:table-cell>
          <table:table-cell office:value-type="float" office:value="0.09698196" calcext:value-type="float">
            <text:p>0.0969819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51564" calcext:value-type="float">
            <text:p>0.10851564</text:p>
          </table:table-cell>
          <table:table-cell office:value-type="float" office:value="0.1120016" calcext:value-type="float">
            <text:p>0.1120016</text:p>
          </table:table-cell>
          <table:table-cell office:value-type="float" office:value="0.11079327" calcext:value-type="float">
            <text:p>0.110793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9671" calcext:value-type="float">
            <text:p>0.01129671</text:p>
          </table:table-cell>
          <table:table-cell office:value-type="float" office:value="0.00750416" calcext:value-type="float">
            <text:p>0.00750416</text:p>
          </table:table-cell>
          <table:table-cell office:value-type="float" office:value="0.00886166" calcext:value-type="float">
            <text:p>0.0088616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2482" calcext:value-type="float">
            <text:p>0.02232482</text:p>
          </table:table-cell>
          <table:table-cell office:value-type="float" office:value="0.02099902" calcext:value-type="float">
            <text:p>0.02099902</text:p>
          </table:table-cell>
          <table:table-cell office:value-type="float" office:value="0.02044722" calcext:value-type="float">
            <text:p>0.0204472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37791" calcext:value-type="float">
            <text:p>0.03237791</text:p>
          </table:table-cell>
          <table:table-cell office:value-type="float" office:value="0.02970416" calcext:value-type="float">
            <text:p>0.02970416</text:p>
          </table:table-cell>
          <table:table-cell office:value-type="float" office:value="0.02952467" calcext:value-type="float">
            <text:p>0.029524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29961" calcext:value-type="float">
            <text:p>0.04329961</text:p>
          </table:table-cell>
          <table:table-cell office:value-type="float" office:value="0.03888164" calcext:value-type="float">
            <text:p>0.03888164</text:p>
          </table:table-cell>
          <table:table-cell office:value-type="float" office:value="0.04142031" calcext:value-type="float">
            <text:p>0.0414203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448738" calcext:value-type="float">
            <text:p>0.05448738</text:p>
          </table:table-cell>
          <table:table-cell office:value-type="float" office:value="0.05320352" calcext:value-type="float">
            <text:p>0.05320352</text:p>
          </table:table-cell>
          <table:table-cell office:value-type="float" office:value="0.05378948" calcext:value-type="float">
            <text:p>0.0537894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70461" calcext:value-type="float">
            <text:p>0.06170461</text:p>
          </table:table-cell>
          <table:table-cell office:value-type="float" office:value="0.06516915" calcext:value-type="float">
            <text:p>0.06516915</text:p>
          </table:table-cell>
          <table:table-cell office:value-type="float" office:value="0.06445975" calcext:value-type="float">
            <text:p>0.0644597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07372" calcext:value-type="float">
            <text:p>0.07207372</text:p>
          </table:table-cell>
          <table:table-cell office:value-type="float" office:value="0.0776598" calcext:value-type="float">
            <text:p>0.0776598</text:p>
          </table:table-cell>
          <table:table-cell office:value-type="float" office:value="0.08346354" calcext:value-type="float">
            <text:p>0.0834635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05285" calcext:value-type="float">
            <text:p>0.08005285</text:p>
          </table:table-cell>
          <table:table-cell office:value-type="float" office:value="0.08309352" calcext:value-type="float">
            <text:p>0.08309352</text:p>
          </table:table-cell>
          <table:table-cell office:value-type="float" office:value="0.07882678" calcext:value-type="float">
            <text:p>0.0788267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70154" calcext:value-type="float">
            <text:p>0.09470154</text:p>
          </table:table-cell>
          <table:table-cell office:value-type="float" office:value="0.10752526" calcext:value-type="float">
            <text:p>0.10752526</text:p>
          </table:table-cell>
          <table:table-cell office:value-type="float" office:value="0.09667327" calcext:value-type="float">
            <text:p>0.0966732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94978" calcext:value-type="float">
            <text:p>0.10794978</text:p>
          </table:table-cell>
          <table:table-cell office:value-type="float" office:value="0.1122954" calcext:value-type="float">
            <text:p>0.1122954</text:p>
          </table:table-cell>
          <table:table-cell office:value-type="float" office:value="0.11166114" calcext:value-type="float">
            <text:p>0.111661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2126" calcext:value-type="float">
            <text:p>0.01122126</text:p>
          </table:table-cell>
          <table:table-cell office:value-type="float" office:value="0.0076665" calcext:value-type="float">
            <text:p>0.0076665</text:p>
          </table:table-cell>
          <table:table-cell office:value-type="float" office:value="0.00882633" calcext:value-type="float">
            <text:p>0.0088263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5688" calcext:value-type="float">
            <text:p>0.02235688</text:p>
          </table:table-cell>
          <table:table-cell office:value-type="float" office:value="0.02120953" calcext:value-type="float">
            <text:p>0.02120953</text:p>
          </table:table-cell>
          <table:table-cell office:value-type="float" office:value="0.02052755" calcext:value-type="float">
            <text:p>0.0205275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5462" calcext:value-type="float">
            <text:p>0.0325462</text:p>
          </table:table-cell>
          <table:table-cell office:value-type="float" office:value="0.02984421" calcext:value-type="float">
            <text:p>0.02984421</text:p>
          </table:table-cell>
          <table:table-cell office:value-type="float" office:value="0.029776" calcext:value-type="float">
            <text:p>0.02977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24733" calcext:value-type="float">
            <text:p>0.04324733</text:p>
          </table:table-cell>
          <table:table-cell office:value-type="float" office:value="0.0391648" calcext:value-type="float">
            <text:p>0.0391648</text:p>
          </table:table-cell>
          <table:table-cell office:value-type="float" office:value="0.041538" calcext:value-type="float">
            <text:p>0.04153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421749" calcext:value-type="float">
            <text:p>0.05421749</text:p>
          </table:table-cell>
          <table:table-cell office:value-type="float" office:value="0.05350226" calcext:value-type="float">
            <text:p>0.05350226</text:p>
          </table:table-cell>
          <table:table-cell office:value-type="float" office:value="0.05387013" calcext:value-type="float">
            <text:p>0.0538701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73927" calcext:value-type="float">
            <text:p>0.06173927</text:p>
          </table:table-cell>
          <table:table-cell office:value-type="float" office:value="0.06479589" calcext:value-type="float">
            <text:p>0.06479589</text:p>
          </table:table-cell>
          <table:table-cell office:value-type="float" office:value="0.06417978" calcext:value-type="float">
            <text:p>0.0641797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16581" calcext:value-type="float">
            <text:p>0.07216581</text:p>
          </table:table-cell>
          <table:table-cell office:value-type="float" office:value="0.07802366" calcext:value-type="float">
            <text:p>0.07802366</text:p>
          </table:table-cell>
          <table:table-cell office:value-type="float" office:value="0.08356999" calcext:value-type="float">
            <text:p>0.083569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00281" calcext:value-type="float">
            <text:p>0.08000281</text:p>
          </table:table-cell>
          <table:table-cell office:value-type="float" office:value="0.08220593" calcext:value-type="float">
            <text:p>0.08220593</text:p>
          </table:table-cell>
          <table:table-cell office:value-type="float" office:value="0.07873411" calcext:value-type="float">
            <text:p>0.0787341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0969" calcext:value-type="float">
            <text:p>0.0950969</text:p>
          </table:table-cell>
          <table:table-cell office:value-type="float" office:value="0.10714708" calcext:value-type="float">
            <text:p>0.10714708</text:p>
          </table:table-cell>
          <table:table-cell office:value-type="float" office:value="0.09667911" calcext:value-type="float">
            <text:p>0.0966791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45282" calcext:value-type="float">
            <text:p>0.10745282</text:p>
          </table:table-cell>
          <table:table-cell office:value-type="float" office:value="0.11359634" calcext:value-type="float">
            <text:p>0.11359634</text:p>
          </table:table-cell>
          <table:table-cell office:value-type="float" office:value="0.11407249" calcext:value-type="float">
            <text:p>0.1140724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4462" calcext:value-type="float">
            <text:p>0.01124462</text:p>
          </table:table-cell>
          <table:table-cell office:value-type="float" office:value="0.00773678" calcext:value-type="float">
            <text:p>0.00773678</text:p>
          </table:table-cell>
          <table:table-cell office:value-type="float" office:value="0.00872836" calcext:value-type="float">
            <text:p>0.0087283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45735" calcext:value-type="float">
            <text:p>0.02245735</text:p>
          </table:table-cell>
          <table:table-cell office:value-type="float" office:value="0.02116845" calcext:value-type="float">
            <text:p>0.02116845</text:p>
          </table:table-cell>
          <table:table-cell office:value-type="float" office:value="0.02051657" calcext:value-type="float">
            <text:p>0.0205165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8494" calcext:value-type="float">
            <text:p>0.03268494</text:p>
          </table:table-cell>
          <table:table-cell office:value-type="float" office:value="0.03005266" calcext:value-type="float">
            <text:p>0.03005266</text:p>
          </table:table-cell>
          <table:table-cell office:value-type="float" office:value="0.02995496" calcext:value-type="float">
            <text:p>0.0299549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12224" calcext:value-type="float">
            <text:p>0.04312224</text:p>
          </table:table-cell>
          <table:table-cell office:value-type="float" office:value="0.03935273" calcext:value-type="float">
            <text:p>0.03935273</text:p>
          </table:table-cell>
          <table:table-cell office:value-type="float" office:value="0.04145484" calcext:value-type="float">
            <text:p>0.0414548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408021" calcext:value-type="float">
            <text:p>0.05408021</text:p>
          </table:table-cell>
          <table:table-cell office:value-type="float" office:value="0.05364763" calcext:value-type="float">
            <text:p>0.05364763</text:p>
          </table:table-cell>
          <table:table-cell office:value-type="float" office:value="0.05425859" calcext:value-type="float">
            <text:p>0.0542585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60878" calcext:value-type="float">
            <text:p>0.06160878</text:p>
          </table:table-cell>
          <table:table-cell office:value-type="float" office:value="0.06452805" calcext:value-type="float">
            <text:p>0.06452805</text:p>
          </table:table-cell>
          <table:table-cell office:value-type="float" office:value="0.06385351" calcext:value-type="float">
            <text:p>0.0638535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18874" calcext:value-type="float">
            <text:p>0.07218874</text:p>
          </table:table-cell>
          <table:table-cell office:value-type="float" office:value="0.07845587" calcext:value-type="float">
            <text:p>0.07845587</text:p>
          </table:table-cell>
          <table:table-cell office:value-type="float" office:value="0.08441009" calcext:value-type="float">
            <text:p>0.0844100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03752" calcext:value-type="float">
            <text:p>0.08003752</text:p>
          </table:table-cell>
          <table:table-cell office:value-type="float" office:value="0.08110025" calcext:value-type="float">
            <text:p>0.08110025</text:p>
          </table:table-cell>
          <table:table-cell office:value-type="float" office:value="0.07828332" calcext:value-type="float">
            <text:p>0.0782833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3647" calcext:value-type="float">
            <text:p>0.09583647</text:p>
          </table:table-cell>
          <table:table-cell office:value-type="float" office:value="0.10627136" calcext:value-type="float">
            <text:p>0.10627136</text:p>
          </table:table-cell>
          <table:table-cell office:value-type="float" office:value="0.09646783" calcext:value-type="float">
            <text:p>0.0964678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03623" calcext:value-type="float">
            <text:p>0.10703623</text:p>
          </table:table-cell>
          <table:table-cell office:value-type="float" office:value="0.11444558" calcext:value-type="float">
            <text:p>0.11444558</text:p>
          </table:table-cell>
          <table:table-cell office:value-type="float" office:value="0.11494929" calcext:value-type="float">
            <text:p>0.1149492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4431" calcext:value-type="float">
            <text:p>0.01114431</text:p>
          </table:table-cell>
          <table:table-cell office:value-type="float" office:value="0.00777484" calcext:value-type="float">
            <text:p>0.00777484</text:p>
          </table:table-cell>
          <table:table-cell office:value-type="float" office:value="0.00888208" calcext:value-type="float">
            <text:p>0.0088820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4982" calcext:value-type="float">
            <text:p>0.02234982</text:p>
          </table:table-cell>
          <table:table-cell office:value-type="float" office:value="0.02129905" calcext:value-type="float">
            <text:p>0.02129905</text:p>
          </table:table-cell>
          <table:table-cell office:value-type="float" office:value="0.02062602" calcext:value-type="float">
            <text:p>0.0206260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2586" calcext:value-type="float">
            <text:p>0.03282586</text:p>
          </table:table-cell>
          <table:table-cell office:value-type="float" office:value="0.0301069" calcext:value-type="float">
            <text:p>0.0301069</text:p>
          </table:table-cell>
          <table:table-cell office:value-type="float" office:value="0.03006412" calcext:value-type="float">
            <text:p>0.0300641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42902" calcext:value-type="float">
            <text:p>0.04342902</text:p>
          </table:table-cell>
          <table:table-cell office:value-type="float" office:value="0.03956261" calcext:value-type="float">
            <text:p>0.03956261</text:p>
          </table:table-cell>
          <table:table-cell office:value-type="float" office:value="0.04150309" calcext:value-type="float">
            <text:p>0.0415030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89289" calcext:value-type="float">
            <text:p>0.05389289</text:p>
          </table:table-cell>
          <table:table-cell office:value-type="float" office:value="0.05416438" calcext:value-type="float">
            <text:p>0.05416438</text:p>
          </table:table-cell>
          <table:table-cell office:value-type="float" office:value="0.05440342" calcext:value-type="float">
            <text:p>0.0544034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59039" calcext:value-type="float">
            <text:p>0.06159039</text:p>
          </table:table-cell>
          <table:table-cell office:value-type="float" office:value="0.06432519" calcext:value-type="float">
            <text:p>0.06432519</text:p>
          </table:table-cell>
          <table:table-cell office:value-type="float" office:value="0.06367845" calcext:value-type="float">
            <text:p>0.0636784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20558" calcext:value-type="float">
            <text:p>0.07220558</text:p>
          </table:table-cell>
          <table:table-cell office:value-type="float" office:value="0.07880317" calcext:value-type="float">
            <text:p>0.07880317</text:p>
          </table:table-cell>
          <table:table-cell office:value-type="float" office:value="0.08447888" calcext:value-type="float">
            <text:p>0.0844788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09433" calcext:value-type="float">
            <text:p>0.08009433</text:p>
          </table:table-cell>
          <table:table-cell office:value-type="float" office:value="0.08069244" calcext:value-type="float">
            <text:p>0.08069244</text:p>
          </table:table-cell>
          <table:table-cell office:value-type="float" office:value="0.07826333" calcext:value-type="float">
            <text:p>0.0782633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2185" calcext:value-type="float">
            <text:p>0.0962185</text:p>
          </table:table-cell>
          <table:table-cell office:value-type="float" office:value="0.10570034" calcext:value-type="float">
            <text:p>0.10570034</text:p>
          </table:table-cell>
          <table:table-cell office:value-type="float" office:value="0.09658287" calcext:value-type="float">
            <text:p>0.0965828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699339" calcext:value-type="float">
            <text:p>0.10699339</text:p>
          </table:table-cell>
          <table:table-cell office:value-type="float" office:value="0.11526223" calcext:value-type="float">
            <text:p>0.11526223</text:p>
          </table:table-cell>
          <table:table-cell office:value-type="float" office:value="0.11714972" calcext:value-type="float">
            <text:p>0.1171497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4625" calcext:value-type="float">
            <text:p>0.01104625</text:p>
          </table:table-cell>
          <table:table-cell office:value-type="float" office:value="0.00772228" calcext:value-type="float">
            <text:p>0.00772228</text:p>
          </table:table-cell>
          <table:table-cell office:value-type="float" office:value="0.0087713" calcext:value-type="float">
            <text:p>0.008771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2146" calcext:value-type="float">
            <text:p>0.02222146</text:p>
          </table:table-cell>
          <table:table-cell office:value-type="float" office:value="0.02126453" calcext:value-type="float">
            <text:p>0.02126453</text:p>
          </table:table-cell>
          <table:table-cell office:value-type="float" office:value="0.02065427" calcext:value-type="float">
            <text:p>0.0206542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3087" calcext:value-type="float">
            <text:p>0.03303087</text:p>
          </table:table-cell>
          <table:table-cell office:value-type="float" office:value="0.03011555" calcext:value-type="float">
            <text:p>0.03011555</text:p>
          </table:table-cell>
          <table:table-cell office:value-type="float" office:value="0.03014042" calcext:value-type="float">
            <text:p>0.0301404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40165" calcext:value-type="float">
            <text:p>0.04340165</text:p>
          </table:table-cell>
          <table:table-cell office:value-type="float" office:value="0.03977551" calcext:value-type="float">
            <text:p>0.03977551</text:p>
          </table:table-cell>
          <table:table-cell office:value-type="float" office:value="0.0414901" calcext:value-type="float">
            <text:p>0.04149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4706" calcext:value-type="float">
            <text:p>0.0534706</text:p>
          </table:table-cell>
          <table:table-cell office:value-type="float" office:value="0.05451557" calcext:value-type="float">
            <text:p>0.05451557</text:p>
          </table:table-cell>
          <table:table-cell office:value-type="float" office:value="0.05511825" calcext:value-type="float">
            <text:p>0.0551182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43924" calcext:value-type="float">
            <text:p>0.06143924</text:p>
          </table:table-cell>
          <table:table-cell office:value-type="float" office:value="0.06453102" calcext:value-type="float">
            <text:p>0.06453102</text:p>
          </table:table-cell>
          <table:table-cell office:value-type="float" office:value="0.06389739" calcext:value-type="float">
            <text:p>0.0638973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13305" calcext:value-type="float">
            <text:p>0.07213305</text:p>
          </table:table-cell>
          <table:table-cell office:value-type="float" office:value="0.0792244" calcext:value-type="float">
            <text:p>0.0792244</text:p>
          </table:table-cell>
          <table:table-cell office:value-type="float" office:value="0.0844911" calcext:value-type="float">
            <text:p>0.084491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34714" calcext:value-type="float">
            <text:p>0.08034714</text:p>
          </table:table-cell>
          <table:table-cell office:value-type="float" office:value="0.08032217" calcext:value-type="float">
            <text:p>0.08032217</text:p>
          </table:table-cell>
          <table:table-cell office:value-type="float" office:value="0.07925302" calcext:value-type="float">
            <text:p>0.0792530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43783" calcext:value-type="float">
            <text:p>0.09643783</text:p>
          </table:table-cell>
          <table:table-cell office:value-type="float" office:value="0.10414949" calcext:value-type="float">
            <text:p>0.10414949</text:p>
          </table:table-cell>
          <table:table-cell office:value-type="float" office:value="0.09650063" calcext:value-type="float">
            <text:p>0.0965006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678586" calcext:value-type="float">
            <text:p>0.10678586</text:p>
          </table:table-cell>
          <table:table-cell office:value-type="float" office:value="0.11601467" calcext:value-type="float">
            <text:p>0.11601467</text:p>
          </table:table-cell>
          <table:table-cell office:value-type="float" office:value="0.11783517" calcext:value-type="float">
            <text:p>0.117835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541" calcext:value-type="float">
            <text:p>0.01110541</text:p>
          </table:table-cell>
          <table:table-cell office:value-type="float" office:value="0.00783518" calcext:value-type="float">
            <text:p>0.00783518</text:p>
          </table:table-cell>
          <table:table-cell office:value-type="float" office:value="0.00888495" calcext:value-type="float">
            <text:p>0.0088849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383" calcext:value-type="float">
            <text:p>0.0222383</text:p>
          </table:table-cell>
          <table:table-cell office:value-type="float" office:value="0.02134001" calcext:value-type="float">
            <text:p>0.02134001</text:p>
          </table:table-cell>
          <table:table-cell office:value-type="float" office:value="0.02063983" calcext:value-type="float">
            <text:p>0.0206398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18885" calcext:value-type="float">
            <text:p>0.03318885</text:p>
          </table:table-cell>
          <table:table-cell office:value-type="float" office:value="0.03013453" calcext:value-type="float">
            <text:p>0.03013453</text:p>
          </table:table-cell>
          <table:table-cell office:value-type="float" office:value="0.03029823" calcext:value-type="float">
            <text:p>0.0302982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64599" calcext:value-type="float">
            <text:p>0.04364599</text:p>
          </table:table-cell>
          <table:table-cell office:value-type="float" office:value="0.04002315" calcext:value-type="float">
            <text:p>0.04002315</text:p>
          </table:table-cell>
          <table:table-cell office:value-type="float" office:value="0.04158624" calcext:value-type="float">
            <text:p>0.0415862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31235" calcext:value-type="float">
            <text:p>0.05331235</text:p>
          </table:table-cell>
          <table:table-cell office:value-type="float" office:value="0.05501024" calcext:value-type="float">
            <text:p>0.05501024</text:p>
          </table:table-cell>
          <table:table-cell office:value-type="float" office:value="0.05534512" calcext:value-type="float">
            <text:p>0.0553451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8854" calcext:value-type="float">
            <text:p>0.06128854</text:p>
          </table:table-cell>
          <table:table-cell office:value-type="float" office:value="0.06443606" calcext:value-type="float">
            <text:p>0.06443606</text:p>
          </table:table-cell>
          <table:table-cell office:value-type="float" office:value="0.06384727" calcext:value-type="float">
            <text:p>0.0638472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94971" calcext:value-type="float">
            <text:p>0.07194971</text:p>
          </table:table-cell>
          <table:table-cell office:value-type="float" office:value="0.07958465" calcext:value-type="float">
            <text:p>0.07958465</text:p>
          </table:table-cell>
          <table:table-cell office:value-type="float" office:value="0.0843342" calcext:value-type="float">
            <text:p>0.084334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69085" calcext:value-type="float">
            <text:p>0.08069085</text:p>
          </table:table-cell>
          <table:table-cell office:value-type="float" office:value="0.08030766" calcext:value-type="float">
            <text:p>0.08030766</text:p>
          </table:table-cell>
          <table:table-cell office:value-type="float" office:value="0.07965759" calcext:value-type="float">
            <text:p>0.0796575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74354" calcext:value-type="float">
            <text:p>0.09674354</text:p>
          </table:table-cell>
          <table:table-cell office:value-type="float" office:value="0.10372378" calcext:value-type="float">
            <text:p>0.10372378</text:p>
          </table:table-cell>
          <table:table-cell office:value-type="float" office:value="0.09649464" calcext:value-type="float">
            <text:p>0.096494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06694" calcext:value-type="float">
            <text:p>0.10706694</text:p>
          </table:table-cell>
          <table:table-cell office:value-type="float" office:value="0.11671266" calcext:value-type="float">
            <text:p>0.11671266</text:p>
          </table:table-cell>
          <table:table-cell office:value-type="float" office:value="0.11937042" calcext:value-type="float">
            <text:p>0.119370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934" calcext:value-type="float">
            <text:p>0.01103934</text:p>
          </table:table-cell>
          <table:table-cell office:value-type="float" office:value="0.00786447" calcext:value-type="float">
            <text:p>0.00786447</text:p>
          </table:table-cell>
          <table:table-cell office:value-type="float" office:value="0.00880191" calcext:value-type="float">
            <text:p>0.0088019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6596" calcext:value-type="float">
            <text:p>0.02216596</text:p>
          </table:table-cell>
          <table:table-cell office:value-type="float" office:value="0.02138742" calcext:value-type="float">
            <text:p>0.02138742</text:p>
          </table:table-cell>
          <table:table-cell office:value-type="float" office:value="0.02057832" calcext:value-type="float">
            <text:p>0.0205783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6757" calcext:value-type="float">
            <text:p>0.03326757</text:p>
          </table:table-cell>
          <table:table-cell office:value-type="float" office:value="0.03004429" calcext:value-type="float">
            <text:p>0.03004429</text:p>
          </table:table-cell>
          <table:table-cell office:value-type="float" office:value="0.03027246" calcext:value-type="float">
            <text:p>0.0302724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61722" calcext:value-type="float">
            <text:p>0.04361722</text:p>
          </table:table-cell>
          <table:table-cell office:value-type="float" office:value="0.04015341" calcext:value-type="float">
            <text:p>0.04015341</text:p>
          </table:table-cell>
          <table:table-cell office:value-type="float" office:value="0.04150002" calcext:value-type="float">
            <text:p>0.0415000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7549" calcext:value-type="float">
            <text:p>0.05267549</text:p>
          </table:table-cell>
          <table:table-cell office:value-type="float" office:value="0.05574237" calcext:value-type="float">
            <text:p>0.05574237</text:p>
          </table:table-cell>
          <table:table-cell office:value-type="float" office:value="0.0560225" calcext:value-type="float">
            <text:p>0.056022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1288" calcext:value-type="float">
            <text:p>0.06111288</text:p>
          </table:table-cell>
          <table:table-cell office:value-type="float" office:value="0.0646959" calcext:value-type="float">
            <text:p>0.0646959</text:p>
          </table:table-cell>
          <table:table-cell office:value-type="float" office:value="0.06392516" calcext:value-type="float">
            <text:p>0.0639251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2175" calcext:value-type="float">
            <text:p>0.07162175</text:p>
          </table:table-cell>
          <table:table-cell office:value-type="float" office:value="0.07999185" calcext:value-type="float">
            <text:p>0.07999185</text:p>
          </table:table-cell>
          <table:table-cell office:value-type="float" office:value="0.08344402" calcext:value-type="float">
            <text:p>0.0834440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66" calcext:value-type="float">
            <text:p>0.080866</text:p>
          </table:table-cell>
          <table:table-cell office:value-type="float" office:value="0.08125646" calcext:value-type="float">
            <text:p>0.08125646</text:p>
          </table:table-cell>
          <table:table-cell office:value-type="float" office:value="0.08092774" calcext:value-type="float">
            <text:p>0.0809277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65448" calcext:value-type="float">
            <text:p>0.09665448</text:p>
          </table:table-cell>
          <table:table-cell office:value-type="float" office:value="0.10218638" calcext:value-type="float">
            <text:p>0.10218638</text:p>
          </table:table-cell>
          <table:table-cell office:value-type="float" office:value="0.09629032" calcext:value-type="float">
            <text:p>0.0962903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33506" calcext:value-type="float">
            <text:p>0.10733506</text:p>
          </table:table-cell>
          <table:table-cell office:value-type="float" office:value="0.11705732" calcext:value-type="float">
            <text:p>0.11705732</text:p>
          </table:table-cell>
          <table:table-cell office:value-type="float" office:value="0.11949743" calcext:value-type="float">
            <text:p>0.119497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692" calcext:value-type="float">
            <text:p>0.01102692</text:p>
          </table:table-cell>
          <table:table-cell office:value-type="float" office:value="0.00766431" calcext:value-type="float">
            <text:p>0.00766431</text:p>
          </table:table-cell>
          <table:table-cell office:value-type="float" office:value="0.00876532" calcext:value-type="float">
            <text:p>0.0087653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0791" calcext:value-type="float">
            <text:p>0.02210791</text:p>
          </table:table-cell>
          <table:table-cell office:value-type="float" office:value="0.02151444" calcext:value-type="float">
            <text:p>0.02151444</text:p>
          </table:table-cell>
          <table:table-cell office:value-type="float" office:value="0.02047219" calcext:value-type="float">
            <text:p>0.0204721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4587" calcext:value-type="float">
            <text:p>0.03334587</text:p>
          </table:table-cell>
          <table:table-cell office:value-type="float" office:value="0.02984644" calcext:value-type="float">
            <text:p>0.02984644</text:p>
          </table:table-cell>
          <table:table-cell office:value-type="float" office:value="0.0301948" calcext:value-type="float">
            <text:p>0.030194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03585" calcext:value-type="float">
            <text:p>0.04403585</text:p>
          </table:table-cell>
          <table:table-cell office:value-type="float" office:value="0.04031924" calcext:value-type="float">
            <text:p>0.04031924</text:p>
          </table:table-cell>
          <table:table-cell office:value-type="float" office:value="0.04160604" calcext:value-type="float">
            <text:p>0.0416060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50678" calcext:value-type="float">
            <text:p>0.05250678</text:p>
          </table:table-cell>
          <table:table-cell office:value-type="float" office:value="0.05605786" calcext:value-type="float">
            <text:p>0.05605786</text:p>
          </table:table-cell>
          <table:table-cell office:value-type="float" office:value="0.05645762" calcext:value-type="float">
            <text:p>0.0564576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1222" calcext:value-type="float">
            <text:p>0.06101222</text:p>
          </table:table-cell>
          <table:table-cell office:value-type="float" office:value="0.06529336" calcext:value-type="float">
            <text:p>0.06529336</text:p>
          </table:table-cell>
          <table:table-cell office:value-type="float" office:value="0.06424206" calcext:value-type="float">
            <text:p>0.064242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873" calcext:value-type="float">
            <text:p>0.0713873</text:p>
          </table:table-cell>
          <table:table-cell office:value-type="float" office:value="0.08006552" calcext:value-type="float">
            <text:p>0.08006552</text:p>
          </table:table-cell>
          <table:table-cell office:value-type="float" office:value="0.08307083" calcext:value-type="float">
            <text:p>0.0830708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33472" calcext:value-type="float">
            <text:p>0.08133472</text:p>
          </table:table-cell>
          <table:table-cell office:value-type="float" office:value="0.08170013" calcext:value-type="float">
            <text:p>0.08170013</text:p>
          </table:table-cell>
          <table:table-cell office:value-type="float" office:value="0.08170361" calcext:value-type="float">
            <text:p>0.0817036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70264" calcext:value-type="float">
            <text:p>0.09670264</text:p>
          </table:table-cell>
          <table:table-cell office:value-type="float" office:value="0.10141286" calcext:value-type="float">
            <text:p>0.10141286</text:p>
          </table:table-cell>
          <table:table-cell office:value-type="float" office:value="0.09640402" calcext:value-type="float">
            <text:p>0.096404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0898" calcext:value-type="float">
            <text:p>0.1080898</text:p>
          </table:table-cell>
          <table:table-cell office:value-type="float" office:value="0.11735599" calcext:value-type="float">
            <text:p>0.11735599</text:p>
          </table:table-cell>
          <table:table-cell office:value-type="float" office:value="0.12035248" calcext:value-type="float">
            <text:p>0.1203524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3188" calcext:value-type="float">
            <text:p>0.01093188</text:p>
          </table:table-cell>
          <table:table-cell office:value-type="float" office:value="0.00777197" calcext:value-type="float">
            <text:p>0.00777197</text:p>
          </table:table-cell>
          <table:table-cell office:value-type="float" office:value="0.00873357" calcext:value-type="float">
            <text:p>0.0087335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4895" calcext:value-type="float">
            <text:p>0.02204895</text:p>
          </table:table-cell>
          <table:table-cell office:value-type="float" office:value="0.02138995" calcext:value-type="float">
            <text:p>0.02138995</text:p>
          </table:table-cell>
          <table:table-cell office:value-type="float" office:value="0.0205212" calcext:value-type="float">
            <text:p>0.020521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41766" calcext:value-type="float">
            <text:p>0.03341766</text:p>
          </table:table-cell>
          <table:table-cell office:value-type="float" office:value="0.02972317" calcext:value-type="float">
            <text:p>0.02972317</text:p>
          </table:table-cell>
          <table:table-cell office:value-type="float" office:value="0.03007865" calcext:value-type="float">
            <text:p>0.0300786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71" calcext:value-type="float">
            <text:p>0.044271</text:p>
          </table:table-cell>
          <table:table-cell office:value-type="float" office:value="0.04040085" calcext:value-type="float">
            <text:p>0.04040085</text:p>
          </table:table-cell>
          <table:table-cell office:value-type="float" office:value="0.04166762" calcext:value-type="float">
            <text:p>0.0416676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15326" calcext:value-type="float">
            <text:p>0.05215326</text:p>
          </table:table-cell>
          <table:table-cell office:value-type="float" office:value="0.05640917" calcext:value-type="float">
            <text:p>0.05640917</text:p>
          </table:table-cell>
          <table:table-cell office:value-type="float" office:value="0.05705902" calcext:value-type="float">
            <text:p>0.0570590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148" calcext:value-type="float">
            <text:p>0.0608148</text:p>
          </table:table-cell>
          <table:table-cell office:value-type="float" office:value="0.06552456" calcext:value-type="float">
            <text:p>0.06552456</text:p>
          </table:table-cell>
          <table:table-cell office:value-type="float" office:value="0.06480832" calcext:value-type="float">
            <text:p>0.0648083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2982" calcext:value-type="float">
            <text:p>0.0712982</text:p>
          </table:table-cell>
          <table:table-cell office:value-type="float" office:value="0.08022901" calcext:value-type="float">
            <text:p>0.08022901</text:p>
          </table:table-cell>
          <table:table-cell office:value-type="float" office:value="0.08199295" calcext:value-type="float">
            <text:p>0.0819929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6177" calcext:value-type="float">
            <text:p>0.0816177</text:p>
          </table:table-cell>
          <table:table-cell office:value-type="float" office:value="0.08322894" calcext:value-type="float">
            <text:p>0.08322894</text:p>
          </table:table-cell>
          <table:table-cell office:value-type="float" office:value="0.083463" calcext:value-type="float">
            <text:p>0.08346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33092" calcext:value-type="float">
            <text:p>0.09633092</text:p>
          </table:table-cell>
          <table:table-cell office:value-type="float" office:value="0.10010974" calcext:value-type="float">
            <text:p>0.10010974</text:p>
          </table:table-cell>
          <table:table-cell office:value-type="float" office:value="0.09611773" calcext:value-type="float">
            <text:p>0.0961177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9747" calcext:value-type="float">
            <text:p>0.10829747</text:p>
          </table:table-cell>
          <table:table-cell office:value-type="float" office:value="0.11704446" calcext:value-type="float">
            <text:p>0.11704446</text:p>
          </table:table-cell>
          <table:table-cell office:value-type="float" office:value="0.12038729" calcext:value-type="float">
            <text:p>0.1203872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748" calcext:value-type="float">
            <text:p>0.01103748</text:p>
          </table:table-cell>
          <table:table-cell office:value-type="float" office:value="0.00777635" calcext:value-type="float">
            <text:p>0.00777635</text:p>
          </table:table-cell>
          <table:table-cell office:value-type="float" office:value="0.00864819" calcext:value-type="float">
            <text:p>0.0086481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6792" calcext:value-type="float">
            <text:p>0.02196792</text:p>
          </table:table-cell>
          <table:table-cell office:value-type="float" office:value="0.02132815" calcext:value-type="float">
            <text:p>0.02132815</text:p>
          </table:table-cell>
          <table:table-cell office:value-type="float" office:value="0.02038835" calcext:value-type="float">
            <text:p>0.0203883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9779" calcext:value-type="float">
            <text:p>0.03329779</text:p>
          </table:table-cell>
          <table:table-cell office:value-type="float" office:value="0.02961081" calcext:value-type="float">
            <text:p>0.02961081</text:p>
          </table:table-cell>
          <table:table-cell office:value-type="float" office:value="0.0299206" calcext:value-type="float">
            <text:p>0.029920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47271" calcext:value-type="float">
            <text:p>0.04447271</text:p>
          </table:table-cell>
          <table:table-cell office:value-type="float" office:value="0.04039356" calcext:value-type="float">
            <text:p>0.04039356</text:p>
          </table:table-cell>
          <table:table-cell office:value-type="float" office:value="0.04179945" calcext:value-type="float">
            <text:p>0.0417994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197383" calcext:value-type="float">
            <text:p>0.05197383</text:p>
          </table:table-cell>
          <table:table-cell office:value-type="float" office:value="0.05678254" calcext:value-type="float">
            <text:p>0.05678254</text:p>
          </table:table-cell>
          <table:table-cell office:value-type="float" office:value="0.05706307" calcext:value-type="float">
            <text:p>0.057063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132" calcext:value-type="float">
            <text:p>0.0608132</text:p>
          </table:table-cell>
          <table:table-cell office:value-type="float" office:value="0.06608268" calcext:value-type="float">
            <text:p>0.06608268</text:p>
          </table:table-cell>
          <table:table-cell office:value-type="float" office:value="0.06514372" calcext:value-type="float">
            <text:p>0.0651437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667" calcext:value-type="float">
            <text:p>0.0713667</text:p>
          </table:table-cell>
          <table:table-cell office:value-type="float" office:value="0.08006985" calcext:value-type="float">
            <text:p>0.08006985</text:p>
          </table:table-cell>
          <table:table-cell office:value-type="float" office:value="0.08120406" calcext:value-type="float">
            <text:p>0.0812040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90192" calcext:value-type="float">
            <text:p>0.08190192</text:p>
          </table:table-cell>
          <table:table-cell office:value-type="float" office:value="0.08405492" calcext:value-type="float">
            <text:p>0.08405492</text:p>
          </table:table-cell>
          <table:table-cell office:value-type="float" office:value="0.08419682" calcext:value-type="float">
            <text:p>0.0841968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19782" calcext:value-type="float">
            <text:p>0.09619782</text:p>
          </table:table-cell>
          <table:table-cell office:value-type="float" office:value="0.0997394" calcext:value-type="float">
            <text:p>0.0997394</text:p>
          </table:table-cell>
          <table:table-cell office:value-type="float" office:value="0.09567989" calcext:value-type="float">
            <text:p>0.0956798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97456" calcext:value-type="float">
            <text:p>0.10897456</text:p>
          </table:table-cell>
          <table:table-cell office:value-type="float" office:value="0.116779" calcext:value-type="float">
            <text:p>0.116779</text:p>
          </table:table-cell>
          <table:table-cell office:value-type="float" office:value="0.11980513" calcext:value-type="float">
            <text:p>0.119805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4387" calcext:value-type="float">
            <text:p>0.01094387</text:p>
          </table:table-cell>
          <table:table-cell office:value-type="float" office:value="0.0078201" calcext:value-type="float">
            <text:p>0.0078201</text:p>
          </table:table-cell>
          <table:table-cell office:value-type="float" office:value="0.00874236" calcext:value-type="float">
            <text:p>0.0087423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8814" calcext:value-type="float">
            <text:p>0.0218814</text:p>
          </table:table-cell>
          <table:table-cell office:value-type="float" office:value="0.02129939" calcext:value-type="float">
            <text:p>0.02129939</text:p>
          </table:table-cell>
          <table:table-cell office:value-type="float" office:value="0.02031365" calcext:value-type="float">
            <text:p>0.0203136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9366" calcext:value-type="float">
            <text:p>0.03339366</text:p>
          </table:table-cell>
          <table:table-cell office:value-type="float" office:value="0.02947916" calcext:value-type="float">
            <text:p>0.02947916</text:p>
          </table:table-cell>
          <table:table-cell office:value-type="float" office:value="0.02988699" calcext:value-type="float">
            <text:p>0.029886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56196" calcext:value-type="float">
            <text:p>0.04456196</text:p>
          </table:table-cell>
          <table:table-cell office:value-type="float" office:value="0.04037431" calcext:value-type="float">
            <text:p>0.04037431</text:p>
          </table:table-cell>
          <table:table-cell office:value-type="float" office:value="0.04173205" calcext:value-type="float">
            <text:p>0.041732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194034" calcext:value-type="float">
            <text:p>0.05194034</text:p>
          </table:table-cell>
          <table:table-cell office:value-type="float" office:value="0.05677878" calcext:value-type="float">
            <text:p>0.05677878</text:p>
          </table:table-cell>
          <table:table-cell office:value-type="float" office:value="0.05744352" calcext:value-type="float">
            <text:p>0.0574435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68914" calcext:value-type="float">
            <text:p>0.06068914</text:p>
          </table:table-cell>
          <table:table-cell office:value-type="float" office:value="0.06631513" calcext:value-type="float">
            <text:p>0.06631513</text:p>
          </table:table-cell>
          <table:table-cell office:value-type="float" office:value="0.06563088" calcext:value-type="float">
            <text:p>0.0656308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20436" calcext:value-type="float">
            <text:p>0.07120436</text:p>
          </table:table-cell>
          <table:table-cell office:value-type="float" office:value="0.07964779" calcext:value-type="float">
            <text:p>0.07964779</text:p>
          </table:table-cell>
          <table:table-cell office:value-type="float" office:value="0.0801188" calcext:value-type="float">
            <text:p>0.080118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87453" calcext:value-type="float">
            <text:p>0.08187453</text:p>
          </table:table-cell>
          <table:table-cell office:value-type="float" office:value="0.08586535" calcext:value-type="float">
            <text:p>0.08586535</text:p>
          </table:table-cell>
          <table:table-cell office:value-type="float" office:value="0.08603005" calcext:value-type="float">
            <text:p>0.0860300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71015" calcext:value-type="float">
            <text:p>0.09571015</text:p>
          </table:table-cell>
          <table:table-cell office:value-type="float" office:value="0.0987599" calcext:value-type="float">
            <text:p>0.0987599</text:p>
          </table:table-cell>
          <table:table-cell office:value-type="float" office:value="0.09550971" calcext:value-type="float">
            <text:p>0.095509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31328" calcext:value-type="float">
            <text:p>0.10931328</text:p>
          </table:table-cell>
          <table:table-cell office:value-type="float" office:value="0.11605738" calcext:value-type="float">
            <text:p>0.11605738</text:p>
          </table:table-cell>
          <table:table-cell office:value-type="float" office:value="0.11958893" calcext:value-type="float">
            <text:p>0.119588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8538" calcext:value-type="float">
            <text:p>0.01098538</text:p>
          </table:table-cell>
          <table:table-cell office:value-type="float" office:value="0.00773687" calcext:value-type="float">
            <text:p>0.00773687</text:p>
          </table:table-cell>
          <table:table-cell office:value-type="float" office:value="0.00864274" calcext:value-type="float">
            <text:p>0.0086427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2634" calcext:value-type="float">
            <text:p>0.02192634</text:p>
          </table:table-cell>
          <table:table-cell office:value-type="float" office:value="0.02140881" calcext:value-type="float">
            <text:p>0.02140881</text:p>
          </table:table-cell>
          <table:table-cell office:value-type="float" office:value="0.0201517" calcext:value-type="float">
            <text:p>0.020151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44049" calcext:value-type="float">
            <text:p>0.03344049</text:p>
          </table:table-cell>
          <table:table-cell office:value-type="float" office:value="0.0292948" calcext:value-type="float">
            <text:p>0.0292948</text:p>
          </table:table-cell>
          <table:table-cell office:value-type="float" office:value="0.02940283" calcext:value-type="float">
            <text:p>0.0294028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8294" calcext:value-type="float">
            <text:p>0.0448294</text:p>
          </table:table-cell>
          <table:table-cell office:value-type="float" office:value="0.04022592" calcext:value-type="float">
            <text:p>0.04022592</text:p>
          </table:table-cell>
          <table:table-cell office:value-type="float" office:value="0.04192999" calcext:value-type="float">
            <text:p>0.041929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175797" calcext:value-type="float">
            <text:p>0.05175797</text:p>
          </table:table-cell>
          <table:table-cell office:value-type="float" office:value="0.05682762" calcext:value-type="float">
            <text:p>0.05682762</text:p>
          </table:table-cell>
          <table:table-cell office:value-type="float" office:value="0.05753422" calcext:value-type="float">
            <text:p>0.0575342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1202" calcext:value-type="float">
            <text:p>0.06081202</text:p>
          </table:table-cell>
          <table:table-cell office:value-type="float" office:value="0.06708459" calcext:value-type="float">
            <text:p>0.06708459</text:p>
          </table:table-cell>
          <table:table-cell office:value-type="float" office:value="0.06596363" calcext:value-type="float">
            <text:p>0.0659636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18287" calcext:value-type="float">
            <text:p>0.07118287</text:p>
          </table:table-cell>
          <table:table-cell office:value-type="float" office:value="0.07932389" calcext:value-type="float">
            <text:p>0.07932389</text:p>
          </table:table-cell>
          <table:table-cell office:value-type="float" office:value="0.07934938" calcext:value-type="float">
            <text:p>0.0793493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8927" calcext:value-type="float">
            <text:p>0.0818927</text:p>
          </table:table-cell>
          <table:table-cell office:value-type="float" office:value="0.08699339" calcext:value-type="float">
            <text:p>0.08699339</text:p>
          </table:table-cell>
          <table:table-cell office:value-type="float" office:value="0.08655564" calcext:value-type="float">
            <text:p>0.0865556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45649" calcext:value-type="float">
            <text:p>0.09545649</text:p>
          </table:table-cell>
          <table:table-cell office:value-type="float" office:value="0.09845777" calcext:value-type="float">
            <text:p>0.09845777</text:p>
          </table:table-cell>
          <table:table-cell office:value-type="float" office:value="0.09538826" calcext:value-type="float">
            <text:p>0.0953882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83998" calcext:value-type="float">
            <text:p>0.10983998</text:p>
          </table:table-cell>
          <table:table-cell office:value-type="float" office:value="0.1150313" calcext:value-type="float">
            <text:p>0.1150313</text:p>
          </table:table-cell>
          <table:table-cell office:value-type="float" office:value="0.11839467" calcext:value-type="float">
            <text:p>0.1183946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8658" calcext:value-type="float">
            <text:p>0.01088658</text:p>
          </table:table-cell>
          <table:table-cell office:value-type="float" office:value="0.00766683" calcext:value-type="float">
            <text:p>0.00766683</text:p>
          </table:table-cell>
          <table:table-cell office:value-type="float" office:value="0.0086364" calcext:value-type="float">
            <text:p>0.008636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5453" calcext:value-type="float">
            <text:p>0.02195453</text:p>
          </table:table-cell>
          <table:table-cell office:value-type="float" office:value="0.02122716" calcext:value-type="float">
            <text:p>0.02122716</text:p>
          </table:table-cell>
          <table:table-cell office:value-type="float" office:value="0.02026921" calcext:value-type="float">
            <text:p>0.0202692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5253" calcext:value-type="float">
            <text:p>0.03335253</text:p>
          </table:table-cell>
          <table:table-cell office:value-type="float" office:value="0.02918157" calcext:value-type="float">
            <text:p>0.02918157</text:p>
          </table:table-cell>
          <table:table-cell office:value-type="float" office:value="0.02944419" calcext:value-type="float">
            <text:p>0.0294441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89486" calcext:value-type="float">
            <text:p>0.04489486</text:p>
          </table:table-cell>
          <table:table-cell office:value-type="float" office:value="0.0399286" calcext:value-type="float">
            <text:p>0.0399286</text:p>
          </table:table-cell>
          <table:table-cell office:value-type="float" office:value="0.04200814" calcext:value-type="float">
            <text:p>0.0420081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179689" calcext:value-type="float">
            <text:p>0.05179689</text:p>
          </table:table-cell>
          <table:table-cell office:value-type="float" office:value="0.05670669" calcext:value-type="float">
            <text:p>0.05670669</text:p>
          </table:table-cell>
          <table:table-cell office:value-type="float" office:value="0.05739997" calcext:value-type="float">
            <text:p>0.0573999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5324" calcext:value-type="float">
            <text:p>0.06095324</text:p>
          </table:table-cell>
          <table:table-cell office:value-type="float" office:value="0.06707602" calcext:value-type="float">
            <text:p>0.06707602</text:p>
          </table:table-cell>
          <table:table-cell office:value-type="float" office:value="0.0665351" calcext:value-type="float">
            <text:p>0.066535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7088" calcext:value-type="float">
            <text:p>0.07137088</text:p>
          </table:table-cell>
          <table:table-cell office:value-type="float" office:value="0.07869343" calcext:value-type="float">
            <text:p>0.07869343</text:p>
          </table:table-cell>
          <table:table-cell office:value-type="float" office:value="0.07827283" calcext:value-type="float">
            <text:p>0.0782728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9096" calcext:value-type="float">
            <text:p>0.0819096</text:p>
          </table:table-cell>
          <table:table-cell office:value-type="float" office:value="0.08874831" calcext:value-type="float">
            <text:p>0.08874831</text:p>
          </table:table-cell>
          <table:table-cell office:value-type="float" office:value="0.08768371" calcext:value-type="float">
            <text:p>0.0876837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19901" calcext:value-type="float">
            <text:p>0.09519901</text:p>
          </table:table-cell>
          <table:table-cell office:value-type="float" office:value="0.09873363" calcext:value-type="float">
            <text:p>0.09873363</text:p>
          </table:table-cell>
          <table:table-cell office:value-type="float" office:value="0.0949875" calcext:value-type="float">
            <text:p>0.094987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76814" calcext:value-type="float">
            <text:p>0.10976814</text:p>
          </table:table-cell>
          <table:table-cell office:value-type="float" office:value="0.11419849" calcext:value-type="float">
            <text:p>0.11419849</text:p>
          </table:table-cell>
          <table:table-cell office:value-type="float" office:value="0.11760008" calcext:value-type="float">
            <text:p>0.117600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8086" calcext:value-type="float">
            <text:p>0.01088086</text:p>
          </table:table-cell>
          <table:table-cell office:value-type="float" office:value="0.00777032" calcext:value-type="float">
            <text:p>0.00777032</text:p>
          </table:table-cell>
          <table:table-cell office:value-type="float" office:value="0.00870182" calcext:value-type="float">
            <text:p>0.0087018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4386" calcext:value-type="float">
            <text:p>0.02194386</text:p>
          </table:table-cell>
          <table:table-cell office:value-type="float" office:value="0.0212136" calcext:value-type="float">
            <text:p>0.0212136</text:p>
          </table:table-cell>
          <table:table-cell office:value-type="float" office:value="0.02022069" calcext:value-type="float">
            <text:p>0.0202206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3067" calcext:value-type="float">
            <text:p>0.03333067</text:p>
          </table:table-cell>
          <table:table-cell office:value-type="float" office:value="0.0291422" calcext:value-type="float">
            <text:p>0.0291422</text:p>
          </table:table-cell>
          <table:table-cell office:value-type="float" office:value="0.02915638" calcext:value-type="float">
            <text:p>0.0291563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517012" calcext:value-type="float">
            <text:p>0.04517012</text:p>
          </table:table-cell>
          <table:table-cell office:value-type="float" office:value="0.03978981" calcext:value-type="float">
            <text:p>0.03978981</text:p>
          </table:table-cell>
          <table:table-cell office:value-type="float" office:value="0.04218938" calcext:value-type="float">
            <text:p>0.0421893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11668" calcext:value-type="float">
            <text:p>0.05211668</text:p>
          </table:table-cell>
          <table:table-cell office:value-type="float" office:value="0.0565063" calcext:value-type="float">
            <text:p>0.0565063</text:p>
          </table:table-cell>
          <table:table-cell office:value-type="float" office:value="0.05751412" calcext:value-type="float">
            <text:p>0.0575141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9656" calcext:value-type="float">
            <text:p>0.06109656</text:p>
          </table:table-cell>
          <table:table-cell office:value-type="float" office:value="0.06757259" calcext:value-type="float">
            <text:p>0.06757259</text:p>
          </table:table-cell>
          <table:table-cell office:value-type="float" office:value="0.06670055" calcext:value-type="float">
            <text:p>0.0667005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1867" calcext:value-type="float">
            <text:p>0.07161867</text:p>
          </table:table-cell>
          <table:table-cell office:value-type="float" office:value="0.0781333" calcext:value-type="float">
            <text:p>0.0781333</text:p>
          </table:table-cell>
          <table:table-cell office:value-type="float" office:value="0.07792939" calcext:value-type="float">
            <text:p>0.0779293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53263" calcext:value-type="float">
            <text:p>0.08153263</text:p>
          </table:table-cell>
          <table:table-cell office:value-type="float" office:value="0.08951382" calcext:value-type="float">
            <text:p>0.08951382</text:p>
          </table:table-cell>
          <table:table-cell office:value-type="float" office:value="0.08818" calcext:value-type="float">
            <text:p>0.0881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8751" calcext:value-type="float">
            <text:p>0.0948751</text:p>
          </table:table-cell>
          <table:table-cell office:value-type="float" office:value="0.0988238" calcext:value-type="float">
            <text:p>0.0988238</text:p>
          </table:table-cell>
          <table:table-cell office:value-type="float" office:value="0.09487654" calcext:value-type="float">
            <text:p>0.0948765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102681" calcext:value-type="float">
            <text:p>0.1102681</text:p>
          </table:table-cell>
          <table:table-cell office:value-type="float" office:value="0.11285953" calcext:value-type="float">
            <text:p>0.11285953</text:p>
          </table:table-cell>
          <table:table-cell office:value-type="float" office:value="0.11643095" calcext:value-type="float">
            <text:p>0.1164309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4447" calcext:value-type="float">
            <text:p>0.01084447</text:p>
          </table:table-cell>
          <table:table-cell office:value-type="float" office:value="0.00767188" calcext:value-type="float">
            <text:p>0.00767188</text:p>
          </table:table-cell>
          <table:table-cell office:value-type="float" office:value="0.00862798" calcext:value-type="float">
            <text:p>0.008627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322" calcext:value-type="float">
            <text:p>0.0219322</text:p>
          </table:table-cell>
          <table:table-cell office:value-type="float" office:value="0.02111668" calcext:value-type="float">
            <text:p>0.02111668</text:p>
          </table:table-cell>
          <table:table-cell office:value-type="float" office:value="0.01999501" calcext:value-type="float">
            <text:p>0.0199950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3354" calcext:value-type="float">
            <text:p>0.03333354</text:p>
          </table:table-cell>
          <table:table-cell office:value-type="float" office:value="0.0290241" calcext:value-type="float">
            <text:p>0.0290241</text:p>
          </table:table-cell>
          <table:table-cell office:value-type="float" office:value="0.02915614" calcext:value-type="float">
            <text:p>0.0291561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96481" calcext:value-type="float">
            <text:p>0.04496481</text:p>
          </table:table-cell>
          <table:table-cell office:value-type="float" office:value="0.03967557" calcext:value-type="float">
            <text:p>0.03967557</text:p>
          </table:table-cell>
          <table:table-cell office:value-type="float" office:value="0.04227236" calcext:value-type="float">
            <text:p>0.0422723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33271" calcext:value-type="float">
            <text:p>0.05233271</text:p>
          </table:table-cell>
          <table:table-cell office:value-type="float" office:value="0.05620966" calcext:value-type="float">
            <text:p>0.05620966</text:p>
          </table:table-cell>
          <table:table-cell office:value-type="float" office:value="0.0570637" calcext:value-type="float">
            <text:p>0.057063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0498" calcext:value-type="float">
            <text:p>0.06100498</text:p>
          </table:table-cell>
          <table:table-cell office:value-type="float" office:value="0.06757182" calcext:value-type="float">
            <text:p>0.06757182</text:p>
          </table:table-cell>
          <table:table-cell office:value-type="float" office:value="0.06681489" calcext:value-type="float">
            <text:p>0.0668148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6215" calcext:value-type="float">
            <text:p>0.07156215</text:p>
          </table:table-cell>
          <table:table-cell office:value-type="float" office:value="0.07713814" calcext:value-type="float">
            <text:p>0.07713814</text:p>
          </table:table-cell>
          <table:table-cell office:value-type="float" office:value="0.07721631" calcext:value-type="float">
            <text:p>0.0772163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39233" calcext:value-type="float">
            <text:p>0.08139233</text:p>
          </table:table-cell>
          <table:table-cell office:value-type="float" office:value="0.09100112" calcext:value-type="float">
            <text:p>0.09100112</text:p>
          </table:table-cell>
          <table:table-cell office:value-type="float" office:value="0.08872923" calcext:value-type="float">
            <text:p>0.0887292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7114" calcext:value-type="float">
            <text:p>0.0947114</text:p>
          </table:table-cell>
          <table:table-cell office:value-type="float" office:value="0.09940569" calcext:value-type="float">
            <text:p>0.09940569</text:p>
          </table:table-cell>
          <table:table-cell office:value-type="float" office:value="0.09466512" calcext:value-type="float">
            <text:p>0.0946651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100709" calcext:value-type="float">
            <text:p>0.1100709</text:p>
          </table:table-cell>
          <table:table-cell office:value-type="float" office:value="0.11171487" calcext:value-type="float">
            <text:p>0.11171487</text:p>
          </table:table-cell>
          <table:table-cell office:value-type="float" office:value="0.11543869" calcext:value-type="float">
            <text:p>0.115438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5334" calcext:value-type="float">
            <text:p>0.01085334</text:p>
          </table:table-cell>
          <table:table-cell office:value-type="float" office:value="0.00764821" calcext:value-type="float">
            <text:p>0.00764821</text:p>
          </table:table-cell>
          <table:table-cell office:value-type="float" office:value="0.00867662" calcext:value-type="float">
            <text:p>0.0086766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4004" calcext:value-type="float">
            <text:p>0.02194004</text:p>
          </table:table-cell>
          <table:table-cell office:value-type="float" office:value="0.02100169" calcext:value-type="float">
            <text:p>0.02100169</text:p>
          </table:table-cell>
          <table:table-cell office:value-type="float" office:value="0.01995099" calcext:value-type="float">
            <text:p>0.019950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1257" calcext:value-type="float">
            <text:p>0.03321257</text:p>
          </table:table-cell>
          <table:table-cell office:value-type="float" office:value="0.0289968" calcext:value-type="float">
            <text:p>0.0289968</text:p>
          </table:table-cell>
          <table:table-cell office:value-type="float" office:value="0.02888577" calcext:value-type="float">
            <text:p>0.0288857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93693" calcext:value-type="float">
            <text:p>0.04493693</text:p>
          </table:table-cell>
          <table:table-cell office:value-type="float" office:value="0.03939276" calcext:value-type="float">
            <text:p>0.03939276</text:p>
          </table:table-cell>
          <table:table-cell office:value-type="float" office:value="0.04266594" calcext:value-type="float">
            <text:p>0.0426659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30732" calcext:value-type="float">
            <text:p>0.05230732</text:p>
          </table:table-cell>
          <table:table-cell office:value-type="float" office:value="0.05594235" calcext:value-type="float">
            <text:p>0.05594235</text:p>
          </table:table-cell>
          <table:table-cell office:value-type="float" office:value="0.05670754" calcext:value-type="float">
            <text:p>0.0567075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5938" calcext:value-type="float">
            <text:p>0.06105938</text:p>
          </table:table-cell>
          <table:table-cell office:value-type="float" office:value="0.06748334" calcext:value-type="float">
            <text:p>0.06748334</text:p>
          </table:table-cell>
          <table:table-cell office:value-type="float" office:value="0.06672445" calcext:value-type="float">
            <text:p>0.0667244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6274" calcext:value-type="float">
            <text:p>0.07176274</text:p>
          </table:table-cell>
          <table:table-cell office:value-type="float" office:value="0.07678367" calcext:value-type="float">
            <text:p>0.07678367</text:p>
          </table:table-cell>
          <table:table-cell office:value-type="float" office:value="0.07671877" calcext:value-type="float">
            <text:p>0.0767187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395" calcext:value-type="float">
            <text:p>0.0810395</text:p>
          </table:table-cell>
          <table:table-cell office:value-type="float" office:value="0.09170746" calcext:value-type="float">
            <text:p>0.09170746</text:p>
          </table:table-cell>
          <table:table-cell office:value-type="float" office:value="0.08866981" calcext:value-type="float">
            <text:p>0.0886698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77945" calcext:value-type="float">
            <text:p>0.09477945</text:p>
          </table:table-cell>
          <table:table-cell office:value-type="float" office:value="0.09982742" calcext:value-type="float">
            <text:p>0.09982742</text:p>
          </table:table-cell>
          <table:table-cell office:value-type="float" office:value="0.09459258" calcext:value-type="float">
            <text:p>0.0945925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55901" calcext:value-type="float">
            <text:p>0.10955901</text:p>
          </table:table-cell>
          <table:table-cell office:value-type="float" office:value="0.11066929" calcext:value-type="float">
            <text:p>0.11066929</text:p>
          </table:table-cell>
          <table:table-cell office:value-type="float" office:value="0.11388201" calcext:value-type="float">
            <text:p>0.1138820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5615" calcext:value-type="float">
            <text:p>0.01095615</text:p>
          </table:table-cell>
          <table:table-cell office:value-type="float" office:value="0.00771419" calcext:value-type="float">
            <text:p>0.00771419</text:p>
          </table:table-cell>
          <table:table-cell office:value-type="float" office:value="0.00869896" calcext:value-type="float">
            <text:p>0.0086989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6608" calcext:value-type="float">
            <text:p>0.02206608</text:p>
          </table:table-cell>
          <table:table-cell office:value-type="float" office:value="0.02103327" calcext:value-type="float">
            <text:p>0.02103327</text:p>
          </table:table-cell>
          <table:table-cell office:value-type="float" office:value="0.0200312" calcext:value-type="float">
            <text:p>0.020031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6688" calcext:value-type="float">
            <text:p>0.03306688</text:p>
          </table:table-cell>
          <table:table-cell office:value-type="float" office:value="0.02914284" calcext:value-type="float">
            <text:p>0.02914284</text:p>
          </table:table-cell>
          <table:table-cell office:value-type="float" office:value="0.0290168" calcext:value-type="float">
            <text:p>0.029016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68266" calcext:value-type="float">
            <text:p>0.04468266</text:p>
          </table:table-cell>
          <table:table-cell office:value-type="float" office:value="0.03933608" calcext:value-type="float">
            <text:p>0.03933608</text:p>
          </table:table-cell>
          <table:table-cell office:value-type="float" office:value="0.04285982" calcext:value-type="float">
            <text:p>0.0428598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102" calcext:value-type="float">
            <text:p>0.0526102</text:p>
          </table:table-cell>
          <table:table-cell office:value-type="float" office:value="0.05558838" calcext:value-type="float">
            <text:p>0.05558838</text:p>
          </table:table-cell>
          <table:table-cell office:value-type="float" office:value="0.05626721" calcext:value-type="float">
            <text:p>0.0562672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6781" calcext:value-type="float">
            <text:p>0.06116781</text:p>
          </table:table-cell>
          <table:table-cell office:value-type="float" office:value="0.06741079" calcext:value-type="float">
            <text:p>0.06741079</text:p>
          </table:table-cell>
          <table:table-cell office:value-type="float" office:value="0.06668781" calcext:value-type="float">
            <text:p>0.0666878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1459" calcext:value-type="float">
            <text:p>0.07171459</text:p>
          </table:table-cell>
          <table:table-cell office:value-type="float" office:value="0.07572864" calcext:value-type="float">
            <text:p>0.07572864</text:p>
          </table:table-cell>
          <table:table-cell office:value-type="float" office:value="0.07694642" calcext:value-type="float">
            <text:p>0.0769464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7054" calcext:value-type="float">
            <text:p>0.08087054</text:p>
          </table:table-cell>
          <table:table-cell office:value-type="float" office:value="0.09256687" calcext:value-type="float">
            <text:p>0.09256687</text:p>
          </table:table-cell>
          <table:table-cell office:value-type="float" office:value="0.08867092" calcext:value-type="float">
            <text:p>0.0886709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73682" calcext:value-type="float">
            <text:p>0.09473682</text:p>
          </table:table-cell>
          <table:table-cell office:value-type="float" office:value="0.10068661" calcext:value-type="float">
            <text:p>0.10068661</text:p>
          </table:table-cell>
          <table:table-cell office:value-type="float" office:value="0.09482527" calcext:value-type="float">
            <text:p>0.0948252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19535" calcext:value-type="float">
            <text:p>0.10919535</text:p>
          </table:table-cell>
          <table:table-cell office:value-type="float" office:value="0.10981621" calcext:value-type="float">
            <text:p>0.10981621</text:p>
          </table:table-cell>
          <table:table-cell office:value-type="float" office:value="0.11354627" calcext:value-type="float">
            <text:p>0.1135462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0802" calcext:value-type="float">
            <text:p>0.01090802</text:p>
          </table:table-cell>
          <table:table-cell office:value-type="float" office:value="0.0076492" calcext:value-type="float">
            <text:p>0.0076492</text:p>
          </table:table-cell>
          <table:table-cell office:value-type="float" office:value="0.00867515" calcext:value-type="float">
            <text:p>0.0086751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5844" calcext:value-type="float">
            <text:p>0.02215844</text:p>
          </table:table-cell>
          <table:table-cell office:value-type="float" office:value="0.02080806" calcext:value-type="float">
            <text:p>0.02080806</text:p>
          </table:table-cell>
          <table:table-cell office:value-type="float" office:value="0.02006397" calcext:value-type="float">
            <text:p>0.0200639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239" calcext:value-type="float">
            <text:p>0.0329239</text:p>
          </table:table-cell>
          <table:table-cell office:value-type="float" office:value="0.02904714" calcext:value-type="float">
            <text:p>0.02904714</text:p>
          </table:table-cell>
          <table:table-cell office:value-type="float" office:value="0.02901573" calcext:value-type="float">
            <text:p>0.0290157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3556" calcext:value-type="float">
            <text:p>0.0443556</text:p>
          </table:table-cell>
          <table:table-cell office:value-type="float" office:value="0.03932331" calcext:value-type="float">
            <text:p>0.03932331</text:p>
          </table:table-cell>
          <table:table-cell office:value-type="float" office:value="0.04295498" calcext:value-type="float">
            <text:p>0.042954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0052" calcext:value-type="float">
            <text:p>0.05280052</text:p>
          </table:table-cell>
          <table:table-cell office:value-type="float" office:value="0.05524705" calcext:value-type="float">
            <text:p>0.05524705</text:p>
          </table:table-cell>
          <table:table-cell office:value-type="float" office:value="0.05585255" calcext:value-type="float">
            <text:p>0.0558525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473" calcext:value-type="float">
            <text:p>0.0611473</text:p>
          </table:table-cell>
          <table:table-cell office:value-type="float" office:value="0.06689104" calcext:value-type="float">
            <text:p>0.06689104</text:p>
          </table:table-cell>
          <table:table-cell office:value-type="float" office:value="0.06654407" calcext:value-type="float">
            <text:p>0.0665440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5441" calcext:value-type="float">
            <text:p>0.07185441</text:p>
          </table:table-cell>
          <table:table-cell office:value-type="float" office:value="0.07516576" calcext:value-type="float">
            <text:p>0.07516576</text:p>
          </table:table-cell>
          <table:table-cell office:value-type="float" office:value="0.07673385" calcext:value-type="float">
            <text:p>0.0767338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36488" calcext:value-type="float">
            <text:p>0.08036488</text:p>
          </table:table-cell>
          <table:table-cell office:value-type="float" office:value="0.0926521" calcext:value-type="float">
            <text:p>0.0926521</text:p>
          </table:table-cell>
          <table:table-cell office:value-type="float" office:value="0.08838663" calcext:value-type="float">
            <text:p>0.0883866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01521" calcext:value-type="float">
            <text:p>0.09501521</text:p>
          </table:table-cell>
          <table:table-cell office:value-type="float" office:value="0.10140823" calcext:value-type="float">
            <text:p>0.10140823</text:p>
          </table:table-cell>
          <table:table-cell office:value-type="float" office:value="0.09475762" calcext:value-type="float">
            <text:p>0.0947576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5711" calcext:value-type="float">
            <text:p>0.10905711</text:p>
          </table:table-cell>
          <table:table-cell office:value-type="float" office:value="0.10898587" calcext:value-type="float">
            <text:p>0.10898587</text:p>
          </table:table-cell>
          <table:table-cell office:value-type="float" office:value="0.11245213" calcext:value-type="float">
            <text:p>0.1124521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2566" calcext:value-type="float">
            <text:p>0.01092566</text:p>
          </table:table-cell>
          <table:table-cell office:value-type="float" office:value="0.00761139" calcext:value-type="float">
            <text:p>0.00761139</text:p>
          </table:table-cell>
          <table:table-cell office:value-type="float" office:value="0.00881728" calcext:value-type="float">
            <text:p>0.0088172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382" calcext:value-type="float">
            <text:p>0.0222382</text:p>
          </table:table-cell>
          <table:table-cell office:value-type="float" office:value="0.0207262" calcext:value-type="float">
            <text:p>0.0207262</text:p>
          </table:table-cell>
          <table:table-cell office:value-type="float" office:value="0.02012271" calcext:value-type="float">
            <text:p>0.0201227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1457" calcext:value-type="float">
            <text:p>0.03281457</text:p>
          </table:table-cell>
          <table:table-cell office:value-type="float" office:value="0.02908531" calcext:value-type="float">
            <text:p>0.02908531</text:p>
          </table:table-cell>
          <table:table-cell office:value-type="float" office:value="0.02889747" calcext:value-type="float">
            <text:p>0.0288974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09196" calcext:value-type="float">
            <text:p>0.04409196</text:p>
          </table:table-cell>
          <table:table-cell office:value-type="float" office:value="0.03916792" calcext:value-type="float">
            <text:p>0.03916792</text:p>
          </table:table-cell>
          <table:table-cell office:value-type="float" office:value="0.04296866" calcext:value-type="float">
            <text:p>0.0429686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6474" calcext:value-type="float">
            <text:p>0.05286474</text:p>
          </table:table-cell>
          <table:table-cell office:value-type="float" office:value="0.0549756" calcext:value-type="float">
            <text:p>0.0549756</text:p>
          </table:table-cell>
          <table:table-cell office:value-type="float" office:value="0.05555201" calcext:value-type="float">
            <text:p>0.0555520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4259" calcext:value-type="float">
            <text:p>0.06114259</text:p>
          </table:table-cell>
          <table:table-cell office:value-type="float" office:value="0.06682114" calcext:value-type="float">
            <text:p>0.06682114</text:p>
          </table:table-cell>
          <table:table-cell office:value-type="float" office:value="0.06606559" calcext:value-type="float">
            <text:p>0.0660655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5818" calcext:value-type="float">
            <text:p>0.07165818</text:p>
          </table:table-cell>
          <table:table-cell office:value-type="float" office:value="0.07462361" calcext:value-type="float">
            <text:p>0.07462361</text:p>
          </table:table-cell>
          <table:table-cell office:value-type="float" office:value="0.07715613" calcext:value-type="float">
            <text:p>0.0771561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11927" calcext:value-type="float">
            <text:p>0.08011927</text:p>
          </table:table-cell>
          <table:table-cell office:value-type="float" office:value="0.09266924" calcext:value-type="float">
            <text:p>0.09266924</text:p>
          </table:table-cell>
          <table:table-cell office:value-type="float" office:value="0.08781218" calcext:value-type="float">
            <text:p>0.0878121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08977" calcext:value-type="float">
            <text:p>0.09508977</text:p>
          </table:table-cell>
          <table:table-cell office:value-type="float" office:value="0.10246177" calcext:value-type="float">
            <text:p>0.10246177</text:p>
          </table:table-cell>
          <table:table-cell office:value-type="float" office:value="0.09535729" calcext:value-type="float">
            <text:p>0.0953572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66725" calcext:value-type="float">
            <text:p>0.10866725</text:p>
          </table:table-cell>
          <table:table-cell office:value-type="float" office:value="0.10832989" calcext:value-type="float">
            <text:p>0.10832989</text:p>
          </table:table-cell>
          <table:table-cell office:value-type="float" office:value="0.11191677" calcext:value-type="float">
            <text:p>0.111916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2674" calcext:value-type="float">
            <text:p>0.01092674</text:p>
          </table:table-cell>
          <table:table-cell office:value-type="float" office:value="0.00770005" calcext:value-type="float">
            <text:p>0.00770005</text:p>
          </table:table-cell>
          <table:table-cell office:value-type="float" office:value="0.00885885" calcext:value-type="float">
            <text:p>0.0088588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5105" calcext:value-type="float">
            <text:p>0.02235105</text:p>
          </table:table-cell>
          <table:table-cell office:value-type="float" office:value="0.02068884" calcext:value-type="float">
            <text:p>0.02068884</text:p>
          </table:table-cell>
          <table:table-cell office:value-type="float" office:value="0.01992269" calcext:value-type="float">
            <text:p>0.0199226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5534" calcext:value-type="float">
            <text:p>0.03265534</text:p>
          </table:table-cell>
          <table:table-cell office:value-type="float" office:value="0.02914943" calcext:value-type="float">
            <text:p>0.02914943</text:p>
          </table:table-cell>
          <table:table-cell office:value-type="float" office:value="0.02920433" calcext:value-type="float">
            <text:p>0.0292043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2851" calcext:value-type="float">
            <text:p>0.04392851</text:p>
          </table:table-cell>
          <table:table-cell office:value-type="float" office:value="0.03910527" calcext:value-type="float">
            <text:p>0.03910527</text:p>
          </table:table-cell>
          <table:table-cell office:value-type="float" office:value="0.04313217" calcext:value-type="float">
            <text:p>0.0431321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09091" calcext:value-type="float">
            <text:p>0.05309091</text:p>
          </table:table-cell>
          <table:table-cell office:value-type="float" office:value="0.0548154" calcext:value-type="float">
            <text:p>0.0548154</text:p>
          </table:table-cell>
          <table:table-cell office:value-type="float" office:value="0.05553457" calcext:value-type="float">
            <text:p>0.0555345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1895" calcext:value-type="float">
            <text:p>0.06111895</text:p>
          </table:table-cell>
          <table:table-cell office:value-type="float" office:value="0.06620611" calcext:value-type="float">
            <text:p>0.06620611</text:p>
          </table:table-cell>
          <table:table-cell office:value-type="float" office:value="0.06581739" calcext:value-type="float">
            <text:p>0.0658173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4918" calcext:value-type="float">
            <text:p>0.07184918</text:p>
          </table:table-cell>
          <table:table-cell office:value-type="float" office:value="0.07426491" calcext:value-type="float">
            <text:p>0.07426491</text:p>
          </table:table-cell>
          <table:table-cell office:value-type="float" office:value="0.07743011" calcext:value-type="float">
            <text:p>0.0774301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1102" calcext:value-type="float">
            <text:p>0.0801102</text:p>
          </table:table-cell>
          <table:table-cell office:value-type="float" office:value="0.0926709" calcext:value-type="float">
            <text:p>0.0926709</text:p>
          </table:table-cell>
          <table:table-cell office:value-type="float" office:value="0.08772237" calcext:value-type="float">
            <text:p>0.0877223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29515" calcext:value-type="float">
            <text:p>0.09529515</text:p>
          </table:table-cell>
          <table:table-cell office:value-type="float" office:value="0.10322884" calcext:value-type="float">
            <text:p>0.10322884</text:p>
          </table:table-cell>
          <table:table-cell office:value-type="float" office:value="0.09570886" calcext:value-type="float">
            <text:p>0.0957088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10506" calcext:value-type="float">
            <text:p>0.10810506</text:p>
          </table:table-cell>
          <table:table-cell office:value-type="float" office:value="0.10790303" calcext:value-type="float">
            <text:p>0.10790303</text:p>
          </table:table-cell>
          <table:table-cell office:value-type="float" office:value="0.11140702" calcext:value-type="float">
            <text:p>0.1114070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853" calcext:value-type="float">
            <text:p>0.01096853</text:p>
          </table:table-cell>
          <table:table-cell office:value-type="float" office:value="0.00759822" calcext:value-type="float">
            <text:p>0.00759822</text:p>
          </table:table-cell>
          <table:table-cell office:value-type="float" office:value="0.0089669" calcext:value-type="float">
            <text:p>0.008966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1823" calcext:value-type="float">
            <text:p>0.02231823</text:p>
          </table:table-cell>
          <table:table-cell office:value-type="float" office:value="0.02066392" calcext:value-type="float">
            <text:p>0.02066392</text:p>
          </table:table-cell>
          <table:table-cell office:value-type="float" office:value="0.02014268" calcext:value-type="float">
            <text:p>0.0201426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5138" calcext:value-type="float">
            <text:p>0.0325138</text:p>
          </table:table-cell>
          <table:table-cell office:value-type="float" office:value="0.02926032" calcext:value-type="float">
            <text:p>0.02926032</text:p>
          </table:table-cell>
          <table:table-cell office:value-type="float" office:value="0.02913579" calcext:value-type="float">
            <text:p>0.0291357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6449" calcext:value-type="float">
            <text:p>0.0436449</text:p>
          </table:table-cell>
          <table:table-cell office:value-type="float" office:value="0.03911547" calcext:value-type="float">
            <text:p>0.03911547</text:p>
          </table:table-cell>
          <table:table-cell office:value-type="float" office:value="0.04303862" calcext:value-type="float">
            <text:p>0.0430386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4071" calcext:value-type="float">
            <text:p>0.05314071</text:p>
          </table:table-cell>
          <table:table-cell office:value-type="float" office:value="0.05471267" calcext:value-type="float">
            <text:p>0.05471267</text:p>
          </table:table-cell>
          <table:table-cell office:value-type="float" office:value="0.05519829" calcext:value-type="float">
            <text:p>0.0551982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3151" calcext:value-type="float">
            <text:p>0.06123151</text:p>
          </table:table-cell>
          <table:table-cell office:value-type="float" office:value="0.06590144" calcext:value-type="float">
            <text:p>0.06590144</text:p>
          </table:table-cell>
          <table:table-cell office:value-type="float" office:value="0.06523269" calcext:value-type="float">
            <text:p>0.0652326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0893" calcext:value-type="float">
            <text:p>0.07170893</text:p>
          </table:table-cell>
          <table:table-cell office:value-type="float" office:value="0.0740909" calcext:value-type="float">
            <text:p>0.0740909</text:p>
          </table:table-cell>
          <table:table-cell office:value-type="float" office:value="0.07799315" calcext:value-type="float">
            <text:p>0.0779931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09507" calcext:value-type="float">
            <text:p>0.08009507</text:p>
          </table:table-cell>
          <table:table-cell office:value-type="float" office:value="0.09140595" calcext:value-type="float">
            <text:p>0.09140595</text:p>
          </table:table-cell>
          <table:table-cell office:value-type="float" office:value="0.08671765" calcext:value-type="float">
            <text:p>0.0867176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1815" calcext:value-type="float">
            <text:p>0.09581815</text:p>
          </table:table-cell>
          <table:table-cell office:value-type="float" office:value="0.10407552" calcext:value-type="float">
            <text:p>0.10407552</text:p>
          </table:table-cell>
          <table:table-cell office:value-type="float" office:value="0.09647528" calcext:value-type="float">
            <text:p>0.0964752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8102" calcext:value-type="float">
            <text:p>0.1078102</text:p>
          </table:table-cell>
          <table:table-cell office:value-type="float" office:value="0.10796122" calcext:value-type="float">
            <text:p>0.10796122</text:p>
          </table:table-cell>
          <table:table-cell office:value-type="float" office:value="0.11125586" calcext:value-type="float">
            <text:p>0.1112558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828" calcext:value-type="float">
            <text:p>0.01107828</text:p>
          </table:table-cell>
          <table:table-cell office:value-type="float" office:value="0.00765475" calcext:value-type="float">
            <text:p>0.00765475</text:p>
          </table:table-cell>
          <table:table-cell office:value-type="float" office:value="0.00895218" calcext:value-type="float">
            <text:p>0.0089521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7288" calcext:value-type="float">
            <text:p>0.02237288</text:p>
          </table:table-cell>
          <table:table-cell office:value-type="float" office:value="0.02082261" calcext:value-type="float">
            <text:p>0.02082261</text:p>
          </table:table-cell>
          <table:table-cell office:value-type="float" office:value="0.02011807" calcext:value-type="float">
            <text:p>0.0201180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43339" calcext:value-type="float">
            <text:p>0.03243339</text:p>
          </table:table-cell>
          <table:table-cell office:value-type="float" office:value="0.02937991" calcext:value-type="float">
            <text:p>0.02937991</text:p>
          </table:table-cell>
          <table:table-cell office:value-type="float" office:value="0.02942509" calcext:value-type="float">
            <text:p>0.0294250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52908" calcext:value-type="float">
            <text:p>0.04352908</text:p>
          </table:table-cell>
          <table:table-cell office:value-type="float" office:value="0.03916219" calcext:value-type="float">
            <text:p>0.03916219</text:p>
          </table:table-cell>
          <table:table-cell office:value-type="float" office:value="0.0429977" calcext:value-type="float">
            <text:p>0.042997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06831" calcext:value-type="float">
            <text:p>0.05306831</text:p>
          </table:table-cell>
          <table:table-cell office:value-type="float" office:value="0.05461757" calcext:value-type="float">
            <text:p>0.05461757</text:p>
          </table:table-cell>
          <table:table-cell office:value-type="float" office:value="0.05529798" calcext:value-type="float">
            <text:p>0.055297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9276" calcext:value-type="float">
            <text:p>0.06119276</text:p>
          </table:table-cell>
          <table:table-cell office:value-type="float" office:value="0.06549778" calcext:value-type="float">
            <text:p>0.06549778</text:p>
          </table:table-cell>
          <table:table-cell office:value-type="float" office:value="0.06483456" calcext:value-type="float">
            <text:p>0.0648345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7346" calcext:value-type="float">
            <text:p>0.07147346</text:p>
          </table:table-cell>
          <table:table-cell office:value-type="float" office:value="0.07406027" calcext:value-type="float">
            <text:p>0.07406027</text:p>
          </table:table-cell>
          <table:table-cell office:value-type="float" office:value="0.07866884" calcext:value-type="float">
            <text:p>0.0786688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35646" calcext:value-type="float">
            <text:p>0.08035646</text:p>
          </table:table-cell>
          <table:table-cell office:value-type="float" office:value="0.09055047" calcext:value-type="float">
            <text:p>0.09055047</text:p>
          </table:table-cell>
          <table:table-cell office:value-type="float" office:value="0.08628249" calcext:value-type="float">
            <text:p>0.0862824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27766" calcext:value-type="float">
            <text:p>0.09627766</text:p>
          </table:table-cell>
          <table:table-cell office:value-type="float" office:value="0.10450344" calcext:value-type="float">
            <text:p>0.10450344</text:p>
          </table:table-cell>
          <table:table-cell office:value-type="float" office:value="0.09701741" calcext:value-type="float">
            <text:p>0.097017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58074" calcext:value-type="float">
            <text:p>0.10758074</text:p>
          </table:table-cell>
          <table:table-cell office:value-type="float" office:value="0.10801527" calcext:value-type="float">
            <text:p>0.10801527</text:p>
          </table:table-cell>
          <table:table-cell office:value-type="float" office:value="0.1115798" calcext:value-type="float">
            <text:p>0.11157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884" calcext:value-type="float">
            <text:p>0.01110884</text:p>
          </table:table-cell>
          <table:table-cell office:value-type="float" office:value="0.00768035" calcext:value-type="float">
            <text:p>0.00768035</text:p>
          </table:table-cell>
          <table:table-cell office:value-type="float" office:value="0.00895254" calcext:value-type="float">
            <text:p>0.0089525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9474" calcext:value-type="float">
            <text:p>0.02229474</text:p>
          </table:table-cell>
          <table:table-cell office:value-type="float" office:value="0.02075562" calcext:value-type="float">
            <text:p>0.02075562</text:p>
          </table:table-cell>
          <table:table-cell office:value-type="float" office:value="0.0201166" calcext:value-type="float">
            <text:p>0.020116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34372" calcext:value-type="float">
            <text:p>0.03234372</text:p>
          </table:table-cell>
          <table:table-cell office:value-type="float" office:value="0.02948743" calcext:value-type="float">
            <text:p>0.02948743</text:p>
          </table:table-cell>
          <table:table-cell office:value-type="float" office:value="0.02956734" calcext:value-type="float">
            <text:p>0.0295673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37318" calcext:value-type="float">
            <text:p>0.04337318</text:p>
          </table:table-cell>
          <table:table-cell office:value-type="float" office:value="0.03920848" calcext:value-type="float">
            <text:p>0.03920848</text:p>
          </table:table-cell>
          <table:table-cell office:value-type="float" office:value="0.04283322" calcext:value-type="float">
            <text:p>0.042833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22344" calcext:value-type="float">
            <text:p>0.05322344</text:p>
          </table:table-cell>
          <table:table-cell office:value-type="float" office:value="0.05465494" calcext:value-type="float">
            <text:p>0.05465494</text:p>
          </table:table-cell>
          <table:table-cell office:value-type="float" office:value="0.05519751" calcext:value-type="float">
            <text:p>0.0551975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5586" calcext:value-type="float">
            <text:p>0.06105586</text:p>
          </table:table-cell>
          <table:table-cell office:value-type="float" office:value="0.06508592" calcext:value-type="float">
            <text:p>0.06508592</text:p>
          </table:table-cell>
          <table:table-cell office:value-type="float" office:value="0.06454319" calcext:value-type="float">
            <text:p>0.0645431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6744" calcext:value-type="float">
            <text:p>0.07146744</text:p>
          </table:table-cell>
          <table:table-cell office:value-type="float" office:value="0.07420973" calcext:value-type="float">
            <text:p>0.07420973</text:p>
          </table:table-cell>
          <table:table-cell office:value-type="float" office:value="0.07949843" calcext:value-type="float">
            <text:p>0.0794984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54171" calcext:value-type="float">
            <text:p>0.08054171</text:p>
          </table:table-cell>
          <table:table-cell office:value-type="float" office:value="0.09014355" calcext:value-type="float">
            <text:p>0.09014355</text:p>
          </table:table-cell>
          <table:table-cell office:value-type="float" office:value="0.08552189" calcext:value-type="float">
            <text:p>0.0855218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38529" calcext:value-type="float">
            <text:p>0.09638529</text:p>
          </table:table-cell>
          <table:table-cell office:value-type="float" office:value="0.10488527" calcext:value-type="float">
            <text:p>0.10488527</text:p>
          </table:table-cell>
          <table:table-cell office:value-type="float" office:value="0.09789824" calcext:value-type="float">
            <text:p>0.097898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35199" calcext:value-type="float">
            <text:p>0.10735199</text:p>
          </table:table-cell>
          <table:table-cell office:value-type="float" office:value="0.10843234" calcext:value-type="float">
            <text:p>0.10843234</text:p>
          </table:table-cell>
          <table:table-cell office:value-type="float" office:value="0.11155339" calcext:value-type="float">
            <text:p>0.1115533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243" calcext:value-type="float">
            <text:p>0.0112243</text:p>
          </table:table-cell>
          <table:table-cell office:value-type="float" office:value="0.00773088" calcext:value-type="float">
            <text:p>0.00773088</text:p>
          </table:table-cell>
          <table:table-cell office:value-type="float" office:value="0.00890052" calcext:value-type="float">
            <text:p>0.0089005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5072" calcext:value-type="float">
            <text:p>0.02225072</text:p>
          </table:table-cell>
          <table:table-cell office:value-type="float" office:value="0.02091358" calcext:value-type="float">
            <text:p>0.02091358</text:p>
          </table:table-cell>
          <table:table-cell office:value-type="float" office:value="0.02019122" calcext:value-type="float">
            <text:p>0.0201912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28245" calcext:value-type="float">
            <text:p>0.03228245</text:p>
          </table:table-cell>
          <table:table-cell office:value-type="float" office:value="0.02945576" calcext:value-type="float">
            <text:p>0.02945576</text:p>
          </table:table-cell>
          <table:table-cell office:value-type="float" office:value="0.02970901" calcext:value-type="float">
            <text:p>0.029709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41104" calcext:value-type="float">
            <text:p>0.04341104</text:p>
          </table:table-cell>
          <table:table-cell office:value-type="float" office:value="0.03941691" calcext:value-type="float">
            <text:p>0.03941691</text:p>
          </table:table-cell>
          <table:table-cell office:value-type="float" office:value="0.04248179" calcext:value-type="float">
            <text:p>0.0424817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24297" calcext:value-type="float">
            <text:p>0.05324297</text:p>
          </table:table-cell>
          <table:table-cell office:value-type="float" office:value="0.05465162" calcext:value-type="float">
            <text:p>0.05465162</text:p>
          </table:table-cell>
          <table:table-cell office:value-type="float" office:value="0.05528191" calcext:value-type="float">
            <text:p>0.0552819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7449" calcext:value-type="float">
            <text:p>0.06097449</text:p>
          </table:table-cell>
          <table:table-cell office:value-type="float" office:value="0.06487656" calcext:value-type="float">
            <text:p>0.06487656</text:p>
          </table:table-cell>
          <table:table-cell office:value-type="float" office:value="0.06412973" calcext:value-type="float">
            <text:p>0.0641297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1267" calcext:value-type="float">
            <text:p>0.07141267</text:p>
          </table:table-cell>
          <table:table-cell office:value-type="float" office:value="0.0748507" calcext:value-type="float">
            <text:p>0.0748507</text:p>
          </table:table-cell>
          <table:table-cell office:value-type="float" office:value="0.07971507" calcext:value-type="float">
            <text:p>0.0797150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71898" calcext:value-type="float">
            <text:p>0.08071898</text:p>
          </table:table-cell>
          <table:table-cell office:value-type="float" office:value="0.08925138" calcext:value-type="float">
            <text:p>0.08925138</text:p>
          </table:table-cell>
          <table:table-cell office:value-type="float" office:value="0.08509182" calcext:value-type="float">
            <text:p>0.0850918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58618" calcext:value-type="float">
            <text:p>0.09658618</text:p>
          </table:table-cell>
          <table:table-cell office:value-type="float" office:value="0.10510793" calcext:value-type="float">
            <text:p>0.10510793</text:p>
          </table:table-cell>
          <table:table-cell office:value-type="float" office:value="0.09838701" calcext:value-type="float">
            <text:p>0.098387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45844" calcext:value-type="float">
            <text:p>0.10745844</text:p>
          </table:table-cell>
          <table:table-cell office:value-type="float" office:value="0.10941279" calcext:value-type="float">
            <text:p>0.10941279</text:p>
          </table:table-cell>
          <table:table-cell office:value-type="float" office:value="0.11158953" calcext:value-type="float">
            <text:p>0.1115895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0144" calcext:value-type="float">
            <text:p>0.01140144</text:p>
          </table:table-cell>
          <table:table-cell office:value-type="float" office:value="0.00764423" calcext:value-type="float">
            <text:p>0.00764423</text:p>
          </table:table-cell>
          <table:table-cell office:value-type="float" office:value="0.00892811" calcext:value-type="float">
            <text:p>0.0089281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1374" calcext:value-type="float">
            <text:p>0.02231374</text:p>
          </table:table-cell>
          <table:table-cell office:value-type="float" office:value="0.02096648" calcext:value-type="float">
            <text:p>0.02096648</text:p>
          </table:table-cell>
          <table:table-cell office:value-type="float" office:value="0.02035661" calcext:value-type="float">
            <text:p>0.0203566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31774" calcext:value-type="float">
            <text:p>0.03231774</text:p>
          </table:table-cell>
          <table:table-cell office:value-type="float" office:value="0.02956794" calcext:value-type="float">
            <text:p>0.02956794</text:p>
          </table:table-cell>
          <table:table-cell office:value-type="float" office:value="0.02973238" calcext:value-type="float">
            <text:p>0.0297323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21247" calcext:value-type="float">
            <text:p>0.04321247</text:p>
          </table:table-cell>
          <table:table-cell office:value-type="float" office:value="0.0393476" calcext:value-type="float">
            <text:p>0.0393476</text:p>
          </table:table-cell>
          <table:table-cell office:value-type="float" office:value="0.04229907" calcext:value-type="float">
            <text:p>0.042299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3594" calcext:value-type="float">
            <text:p>0.0533594</text:p>
          </table:table-cell>
          <table:table-cell office:value-type="float" office:value="0.05467286" calcext:value-type="float">
            <text:p>0.05467286</text:p>
          </table:table-cell>
          <table:table-cell office:value-type="float" office:value="0.0553113" calcext:value-type="float">
            <text:p>0.055311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1382" calcext:value-type="float">
            <text:p>0.06101382</text:p>
          </table:table-cell>
          <table:table-cell office:value-type="float" office:value="0.06476996" calcext:value-type="float">
            <text:p>0.06476996</text:p>
          </table:table-cell>
          <table:table-cell office:value-type="float" office:value="0.06412254" calcext:value-type="float">
            <text:p>0.0641225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9967" calcext:value-type="float">
            <text:p>0.07139967</text:p>
          </table:table-cell>
          <table:table-cell office:value-type="float" office:value="0.0753146" calcext:value-type="float">
            <text:p>0.0753146</text:p>
          </table:table-cell>
          <table:table-cell office:value-type="float" office:value="0.08037502" calcext:value-type="float">
            <text:p>0.0803750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0729" calcext:value-type="float">
            <text:p>0.08100729</text:p>
          </table:table-cell>
          <table:table-cell office:value-type="float" office:value="0.08867859" calcext:value-type="float">
            <text:p>0.08867859</text:p>
          </table:table-cell>
          <table:table-cell office:value-type="float" office:value="0.08453398" calcext:value-type="float">
            <text:p>0.084533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59145" calcext:value-type="float">
            <text:p>0.09659145</text:p>
          </table:table-cell>
          <table:table-cell office:value-type="float" office:value="0.10496543" calcext:value-type="float">
            <text:p>0.10496543</text:p>
          </table:table-cell>
          <table:table-cell office:value-type="float" office:value="0.09912737" calcext:value-type="float">
            <text:p>0.0991273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6223" calcext:value-type="float">
            <text:p>0.1076223</text:p>
          </table:table-cell>
          <table:table-cell office:value-type="float" office:value="0.11008461" calcext:value-type="float">
            <text:p>0.11008461</text:p>
          </table:table-cell>
          <table:table-cell office:value-type="float" office:value="0.11203872" calcext:value-type="float">
            <text:p>0.1120387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7421" calcext:value-type="float">
            <text:p>0.01127421</text:p>
          </table:table-cell>
          <table:table-cell office:value-type="float" office:value="0.00772726" calcext:value-type="float">
            <text:p>0.00772726</text:p>
          </table:table-cell>
          <table:table-cell office:value-type="float" office:value="0.00890626" calcext:value-type="float">
            <text:p>0.0089062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4075" calcext:value-type="float">
            <text:p>0.02224075</text:p>
          </table:table-cell>
          <table:table-cell office:value-type="float" office:value="0.02097489" calcext:value-type="float">
            <text:p>0.02097489</text:p>
          </table:table-cell>
          <table:table-cell office:value-type="float" office:value="0.02024904" calcext:value-type="float">
            <text:p>0.0202490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3228" calcext:value-type="float">
            <text:p>0.0323228</text:p>
          </table:table-cell>
          <table:table-cell office:value-type="float" office:value="0.02966664" calcext:value-type="float">
            <text:p>0.02966664</text:p>
          </table:table-cell>
          <table:table-cell office:value-type="float" office:value="0.02977656" calcext:value-type="float">
            <text:p>0.0297765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38477" calcext:value-type="float">
            <text:p>0.04338477</text:p>
          </table:table-cell>
          <table:table-cell office:value-type="float" office:value="0.03954846" calcext:value-type="float">
            <text:p>0.03954846</text:p>
          </table:table-cell>
          <table:table-cell office:value-type="float" office:value="0.04197524" calcext:value-type="float">
            <text:p>0.0419752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29226" calcext:value-type="float">
            <text:p>0.05329226</text:p>
          </table:table-cell>
          <table:table-cell office:value-type="float" office:value="0.054902" calcext:value-type="float">
            <text:p>0.054902</text:p>
          </table:table-cell>
          <table:table-cell office:value-type="float" office:value="0.05536168" calcext:value-type="float">
            <text:p>0.0553616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9011" calcext:value-type="float">
            <text:p>0.06099011</text:p>
          </table:table-cell>
          <table:table-cell office:value-type="float" office:value="0.06482054" calcext:value-type="float">
            <text:p>0.06482054</text:p>
          </table:table-cell>
          <table:table-cell office:value-type="float" office:value="0.06398328" calcext:value-type="float">
            <text:p>0.0639832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24501" calcext:value-type="float">
            <text:p>0.07124501</text:p>
          </table:table-cell>
          <table:table-cell office:value-type="float" office:value="0.07598943" calcext:value-type="float">
            <text:p>0.07598943</text:p>
          </table:table-cell>
          <table:table-cell office:value-type="float" office:value="0.08076179" calcext:value-type="float">
            <text:p>0.0807617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5553" calcext:value-type="float">
            <text:p>0.0815553</text:p>
          </table:table-cell>
          <table:table-cell office:value-type="float" office:value="0.08785671" calcext:value-type="float">
            <text:p>0.08785671</text:p>
          </table:table-cell>
          <table:table-cell office:value-type="float" office:value="0.08441722" calcext:value-type="float">
            <text:p>0.0844172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30387" calcext:value-type="float">
            <text:p>0.09630387</text:p>
          </table:table-cell>
          <table:table-cell office:value-type="float" office:value="0.10496482" calcext:value-type="float">
            <text:p>0.10496482</text:p>
          </table:table-cell>
          <table:table-cell office:value-type="float" office:value="0.09953061" calcext:value-type="float">
            <text:p>0.0995306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75812" calcext:value-type="float">
            <text:p>0.10775812</text:p>
          </table:table-cell>
          <table:table-cell office:value-type="float" office:value="0.11123513" calcext:value-type="float">
            <text:p>0.11123513</text:p>
          </table:table-cell>
          <table:table-cell office:value-type="float" office:value="0.11217047" calcext:value-type="float">
            <text:p>0.1121704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5712" calcext:value-type="float">
            <text:p>0.01125712</text:p>
          </table:table-cell>
          <table:table-cell office:value-type="float" office:value="0.00785717" calcext:value-type="float">
            <text:p>0.00785717</text:p>
          </table:table-cell>
          <table:table-cell office:value-type="float" office:value="0.00884407" calcext:value-type="float">
            <text:p>0.0088440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3192" calcext:value-type="float">
            <text:p>0.02213192</text:p>
          </table:table-cell>
          <table:table-cell office:value-type="float" office:value="0.02110137" calcext:value-type="float">
            <text:p>0.02110137</text:p>
          </table:table-cell>
          <table:table-cell office:value-type="float" office:value="0.02038271" calcext:value-type="float">
            <text:p>0.0203827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43643" calcext:value-type="float">
            <text:p>0.03243643</text:p>
          </table:table-cell>
          <table:table-cell office:value-type="float" office:value="0.02960652" calcext:value-type="float">
            <text:p>0.02960652</text:p>
          </table:table-cell>
          <table:table-cell office:value-type="float" office:value="0.02991985" calcext:value-type="float">
            <text:p>0.0299198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39435" calcext:value-type="float">
            <text:p>0.04339435</text:p>
          </table:table-cell>
          <table:table-cell office:value-type="float" office:value="0.03959026" calcext:value-type="float">
            <text:p>0.03959026</text:p>
          </table:table-cell>
          <table:table-cell office:value-type="float" office:value="0.04171044" calcext:value-type="float">
            <text:p>0.0417104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3805" calcext:value-type="float">
            <text:p>0.0533805</text:p>
          </table:table-cell>
          <table:table-cell office:value-type="float" office:value="0.05490557" calcext:value-type="float">
            <text:p>0.05490557</text:p>
          </table:table-cell>
          <table:table-cell office:value-type="float" office:value="0.05551214" calcext:value-type="float">
            <text:p>0.0555121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1342" calcext:value-type="float">
            <text:p>0.06101342</text:p>
          </table:table-cell>
          <table:table-cell office:value-type="float" office:value="0.06493332" calcext:value-type="float">
            <text:p>0.06493332</text:p>
          </table:table-cell>
          <table:table-cell office:value-type="float" office:value="0.06403752" calcext:value-type="float">
            <text:p>0.0640375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2581" calcext:value-type="float">
            <text:p>0.07132581</text:p>
          </table:table-cell>
          <table:table-cell office:value-type="float" office:value="0.07676779" calcext:value-type="float">
            <text:p>0.07676779</text:p>
          </table:table-cell>
          <table:table-cell office:value-type="float" office:value="0.08110281" calcext:value-type="float">
            <text:p>0.0811028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43147" calcext:value-type="float">
            <text:p>0.08143147</text:p>
          </table:table-cell>
          <table:table-cell office:value-type="float" office:value="0.08756001" calcext:value-type="float">
            <text:p>0.08756001</text:p>
          </table:table-cell>
          <table:table-cell office:value-type="float" office:value="0.08403406" calcext:value-type="float">
            <text:p>0.0840340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38961" calcext:value-type="float">
            <text:p>0.09638961</text:p>
          </table:table-cell>
          <table:table-cell office:value-type="float" office:value="0.10481387" calcext:value-type="float">
            <text:p>0.10481387</text:p>
          </table:table-cell>
          <table:table-cell office:value-type="float" office:value="0.10002372" calcext:value-type="float">
            <text:p>0.1000237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96061" calcext:value-type="float">
            <text:p>0.10796061</text:p>
          </table:table-cell>
          <table:table-cell office:value-type="float" office:value="0.11179073" calcext:value-type="float">
            <text:p>0.11179073</text:p>
          </table:table-cell>
          <table:table-cell office:value-type="float" office:value="0.11256135" calcext:value-type="float">
            <text:p>0.112561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6452" calcext:value-type="float">
            <text:p>0.01126452</text:p>
          </table:table-cell>
          <table:table-cell office:value-type="float" office:value="0.00767043" calcext:value-type="float">
            <text:p>0.00767043</text:p>
          </table:table-cell>
          <table:table-cell office:value-type="float" office:value="0.00883028" calcext:value-type="float">
            <text:p>0.0088302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0285" calcext:value-type="float">
            <text:p>0.02220285</text:p>
          </table:table-cell>
          <table:table-cell office:value-type="float" office:value="0.02128899" calcext:value-type="float">
            <text:p>0.02128899</text:p>
          </table:table-cell>
          <table:table-cell office:value-type="float" office:value="0.02046174" calcext:value-type="float">
            <text:p>0.0204617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31548" calcext:value-type="float">
            <text:p>0.03231548</text:p>
          </table:table-cell>
          <table:table-cell office:value-type="float" office:value="0.02956291" calcext:value-type="float">
            <text:p>0.02956291</text:p>
          </table:table-cell>
          <table:table-cell office:value-type="float" office:value="0.02992967" calcext:value-type="float">
            <text:p>0.029929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44433" calcext:value-type="float">
            <text:p>0.04344433</text:p>
          </table:table-cell>
          <table:table-cell office:value-type="float" office:value="0.03970435" calcext:value-type="float">
            <text:p>0.03970435</text:p>
          </table:table-cell>
          <table:table-cell office:value-type="float" office:value="0.04153623" calcext:value-type="float">
            <text:p>0.0415362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32734" calcext:value-type="float">
            <text:p>0.05332734</text:p>
          </table:table-cell>
          <table:table-cell office:value-type="float" office:value="0.05506648" calcext:value-type="float">
            <text:p>0.05506648</text:p>
          </table:table-cell>
          <table:table-cell office:value-type="float" office:value="0.05555977" calcext:value-type="float">
            <text:p>0.0555597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3158" calcext:value-type="float">
            <text:p>0.06093158</text:p>
          </table:table-cell>
          <table:table-cell office:value-type="float" office:value="0.06520413" calcext:value-type="float">
            <text:p>0.06520413</text:p>
          </table:table-cell>
          <table:table-cell office:value-type="float" office:value="0.0643039" calcext:value-type="float">
            <text:p>0.064303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1492" calcext:value-type="float">
            <text:p>0.07161492</text:p>
          </table:table-cell>
          <table:table-cell office:value-type="float" office:value="0.0772028" calcext:value-type="float">
            <text:p>0.0772028</text:p>
          </table:table-cell>
          <table:table-cell office:value-type="float" office:value="0.08124964" calcext:value-type="float">
            <text:p>0.0812496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60454" calcext:value-type="float">
            <text:p>0.08160454</text:p>
          </table:table-cell>
          <table:table-cell office:value-type="float" office:value="0.08698884" calcext:value-type="float">
            <text:p>0.08698884</text:p>
          </table:table-cell>
          <table:table-cell office:value-type="float" office:value="0.08361985" calcext:value-type="float">
            <text:p>0.0836198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0919" calcext:value-type="float">
            <text:p>0.0960919</text:p>
          </table:table-cell>
          <table:table-cell office:value-type="float" office:value="0.10468087" calcext:value-type="float">
            <text:p>0.10468087</text:p>
          </table:table-cell>
          <table:table-cell office:value-type="float" office:value="0.10021739" calcext:value-type="float">
            <text:p>0.1002173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33682" calcext:value-type="float">
            <text:p>0.10833682</text:p>
          </table:table-cell>
          <table:table-cell office:value-type="float" office:value="0.11293763" calcext:value-type="float">
            <text:p>0.11293763</text:p>
          </table:table-cell>
          <table:table-cell office:value-type="float" office:value="0.11258227" calcext:value-type="float">
            <text:p>0.112582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3712" calcext:value-type="float">
            <text:p>0.01133712</text:p>
          </table:table-cell>
          <table:table-cell office:value-type="float" office:value="0.00767813" calcext:value-type="float">
            <text:p>0.00767813</text:p>
          </table:table-cell>
          <table:table-cell office:value-type="float" office:value="0.00876262" calcext:value-type="float">
            <text:p>0.0087626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8677" calcext:value-type="float">
            <text:p>0.02208677</text:p>
          </table:table-cell>
          <table:table-cell office:value-type="float" office:value="0.02136317" calcext:value-type="float">
            <text:p>0.02136317</text:p>
          </table:table-cell>
          <table:table-cell office:value-type="float" office:value="0.0205011" calcext:value-type="float">
            <text:p>0.020501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3781" calcext:value-type="float">
            <text:p>0.03263781</text:p>
          </table:table-cell>
          <table:table-cell office:value-type="float" office:value="0.0297476" calcext:value-type="float">
            <text:p>0.0297476</text:p>
          </table:table-cell>
          <table:table-cell office:value-type="float" office:value="0.02988815" calcext:value-type="float">
            <text:p>0.0298881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60895" calcext:value-type="float">
            <text:p>0.04360895</text:p>
          </table:table-cell>
          <table:table-cell office:value-type="float" office:value="0.03951135" calcext:value-type="float">
            <text:p>0.03951135</text:p>
          </table:table-cell>
          <table:table-cell office:value-type="float" office:value="0.04145584" calcext:value-type="float">
            <text:p>0.0414558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41063" calcext:value-type="float">
            <text:p>0.05341063</text:p>
          </table:table-cell>
          <table:table-cell office:value-type="float" office:value="0.05501856" calcext:value-type="float">
            <text:p>0.05501856</text:p>
          </table:table-cell>
          <table:table-cell office:value-type="float" office:value="0.05574369" calcext:value-type="float">
            <text:p>0.0557436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493" calcext:value-type="float">
            <text:p>0.0610493</text:p>
          </table:table-cell>
          <table:table-cell office:value-type="float" office:value="0.06538246" calcext:value-type="float">
            <text:p>0.06538246</text:p>
          </table:table-cell>
          <table:table-cell office:value-type="float" office:value="0.06455319" calcext:value-type="float">
            <text:p>0.0645531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0471" calcext:value-type="float">
            <text:p>0.07170471</text:p>
          </table:table-cell>
          <table:table-cell office:value-type="float" office:value="0.07800914" calcext:value-type="float">
            <text:p>0.07800914</text:p>
          </table:table-cell>
          <table:table-cell office:value-type="float" office:value="0.08174971" calcext:value-type="float">
            <text:p>0.0817497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69095" calcext:value-type="float">
            <text:p>0.08169095</text:p>
          </table:table-cell>
          <table:table-cell office:value-type="float" office:value="0.08663712" calcext:value-type="float">
            <text:p>0.08663712</text:p>
          </table:table-cell>
          <table:table-cell office:value-type="float" office:value="0.08346067" calcext:value-type="float">
            <text:p>0.0834606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97507" calcext:value-type="float">
            <text:p>0.09597507</text:p>
          </table:table-cell>
          <table:table-cell office:value-type="float" office:value="0.10417229" calcext:value-type="float">
            <text:p>0.10417229</text:p>
          </table:table-cell>
          <table:table-cell office:value-type="float" office:value="0.10016623" calcext:value-type="float">
            <text:p>0.1001662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60731" calcext:value-type="float">
            <text:p>0.10860731</text:p>
          </table:table-cell>
          <table:table-cell office:value-type="float" office:value="0.11326356" calcext:value-type="float">
            <text:p>0.11326356</text:p>
          </table:table-cell>
          <table:table-cell office:value-type="float" office:value="0.11267564" calcext:value-type="float">
            <text:p>0.112675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7271" calcext:value-type="float">
            <text:p>0.01117271</text:p>
          </table:table-cell>
          <table:table-cell office:value-type="float" office:value="0.00776321" calcext:value-type="float">
            <text:p>0.00776321</text:p>
          </table:table-cell>
          <table:table-cell office:value-type="float" office:value="0.00873479" calcext:value-type="float">
            <text:p>0.0087347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1557" calcext:value-type="float">
            <text:p>0.02201557</text:p>
          </table:table-cell>
          <table:table-cell office:value-type="float" office:value="0.02131618" calcext:value-type="float">
            <text:p>0.02131618</text:p>
          </table:table-cell>
          <table:table-cell office:value-type="float" office:value="0.02051224" calcext:value-type="float">
            <text:p>0.0205122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0299" calcext:value-type="float">
            <text:p>0.03280299</text:p>
          </table:table-cell>
          <table:table-cell office:value-type="float" office:value="0.02992099" calcext:value-type="float">
            <text:p>0.02992099</text:p>
          </table:table-cell>
          <table:table-cell office:value-type="float" office:value="0.0299288" calcext:value-type="float">
            <text:p>0.029928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1419" calcext:value-type="float">
            <text:p>0.04381419</text:p>
          </table:table-cell>
          <table:table-cell office:value-type="float" office:value="0.03990755" calcext:value-type="float">
            <text:p>0.03990755</text:p>
          </table:table-cell>
          <table:table-cell office:value-type="float" office:value="0.04134955" calcext:value-type="float">
            <text:p>0.0413495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45768" calcext:value-type="float">
            <text:p>0.05345768</text:p>
          </table:table-cell>
          <table:table-cell office:value-type="float" office:value="0.05530316" calcext:value-type="float">
            <text:p>0.05530316</text:p>
          </table:table-cell>
          <table:table-cell office:value-type="float" office:value="0.05568932" calcext:value-type="float">
            <text:p>0.0556893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2386" calcext:value-type="float">
            <text:p>0.06112386</text:p>
          </table:table-cell>
          <table:table-cell office:value-type="float" office:value="0.0655839" calcext:value-type="float">
            <text:p>0.0655839</text:p>
          </table:table-cell>
          <table:table-cell office:value-type="float" office:value="0.06484967" calcext:value-type="float">
            <text:p>0.0648496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9784" calcext:value-type="float">
            <text:p>0.07189784</text:p>
          </table:table-cell>
          <table:table-cell office:value-type="float" office:value="0.07824234" calcext:value-type="float">
            <text:p>0.07824234</text:p>
          </table:table-cell>
          <table:table-cell office:value-type="float" office:value="0.08171478" calcext:value-type="float">
            <text:p>0.0817147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47346" calcext:value-type="float">
            <text:p>0.08147346</text:p>
          </table:table-cell>
          <table:table-cell office:value-type="float" office:value="0.0862252" calcext:value-type="float">
            <text:p>0.0862252</text:p>
          </table:table-cell>
          <table:table-cell office:value-type="float" office:value="0.08344315" calcext:value-type="float">
            <text:p>0.0834431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52659" calcext:value-type="float">
            <text:p>0.09552659</text:p>
          </table:table-cell>
          <table:table-cell office:value-type="float" office:value="0.10396352" calcext:value-type="float">
            <text:p>0.10396352</text:p>
          </table:table-cell>
          <table:table-cell office:value-type="float" office:value="0.10021431" calcext:value-type="float">
            <text:p>0.1002143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8304" calcext:value-type="float">
            <text:p>0.10908304</text:p>
          </table:table-cell>
          <table:table-cell office:value-type="float" office:value="0.11435118" calcext:value-type="float">
            <text:p>0.11435118</text:p>
          </table:table-cell>
          <table:table-cell office:value-type="float" office:value="0.11253235" calcext:value-type="float">
            <text:p>0.1125323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67" calcext:value-type="float">
            <text:p>0.0111167</text:p>
          </table:table-cell>
          <table:table-cell office:value-type="float" office:value="0.00766869" calcext:value-type="float">
            <text:p>0.00766869</text:p>
          </table:table-cell>
          <table:table-cell office:value-type="float" office:value="0.00864856" calcext:value-type="float">
            <text:p>0.0086485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2058" calcext:value-type="float">
            <text:p>0.02212058</text:p>
          </table:table-cell>
          <table:table-cell office:value-type="float" office:value="0.02143992" calcext:value-type="float">
            <text:p>0.02143992</text:p>
          </table:table-cell>
          <table:table-cell office:value-type="float" office:value="0.02060985" calcext:value-type="float">
            <text:p>0.0206098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9876" calcext:value-type="float">
            <text:p>0.03289876</text:p>
          </table:table-cell>
          <table:table-cell office:value-type="float" office:value="0.02983646" calcext:value-type="float">
            <text:p>0.02983646</text:p>
          </table:table-cell>
          <table:table-cell office:value-type="float" office:value="0.02998484" calcext:value-type="float">
            <text:p>0.0299848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9079" calcext:value-type="float">
            <text:p>0.04399079</text:p>
          </table:table-cell>
          <table:table-cell office:value-type="float" office:value="0.03979689" calcext:value-type="float">
            <text:p>0.03979689</text:p>
          </table:table-cell>
          <table:table-cell office:value-type="float" office:value="0.04118837" calcext:value-type="float">
            <text:p>0.0411883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22035" calcext:value-type="float">
            <text:p>0.05322035</text:p>
          </table:table-cell>
          <table:table-cell office:value-type="float" office:value="0.05515232" calcext:value-type="float">
            <text:p>0.05515232</text:p>
          </table:table-cell>
          <table:table-cell office:value-type="float" office:value="0.05585059" calcext:value-type="float">
            <text:p>0.0558505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4895" calcext:value-type="float">
            <text:p>0.06124895</text:p>
          </table:table-cell>
          <table:table-cell office:value-type="float" office:value="0.06586864" calcext:value-type="float">
            <text:p>0.06586864</text:p>
          </table:table-cell>
          <table:table-cell office:value-type="float" office:value="0.06496274" calcext:value-type="float">
            <text:p>0.0649627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4267" calcext:value-type="float">
            <text:p>0.07184267</text:p>
          </table:table-cell>
          <table:table-cell office:value-type="float" office:value="0.07902966" calcext:value-type="float">
            <text:p>0.07902966</text:p>
          </table:table-cell>
          <table:table-cell office:value-type="float" office:value="0.08196979" calcext:value-type="float">
            <text:p>0.0819697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39097" calcext:value-type="float">
            <text:p>0.08139097</text:p>
          </table:table-cell>
          <table:table-cell office:value-type="float" office:value="0.08622878" calcext:value-type="float">
            <text:p>0.08622878</text:p>
          </table:table-cell>
          <table:table-cell office:value-type="float" office:value="0.0829499" calcext:value-type="float">
            <text:p>0.08294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6398" calcext:value-type="float">
            <text:p>0.09536398</text:p>
          </table:table-cell>
          <table:table-cell office:value-type="float" office:value="0.10385892" calcext:value-type="float">
            <text:p>0.10385892</text:p>
          </table:table-cell>
          <table:table-cell office:value-type="float" office:value="0.09981694" calcext:value-type="float">
            <text:p>0.099816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16694" calcext:value-type="float">
            <text:p>0.10916694</text:p>
          </table:table-cell>
          <table:table-cell office:value-type="float" office:value="0.11452962" calcext:value-type="float">
            <text:p>0.11452962</text:p>
          </table:table-cell>
          <table:table-cell office:value-type="float" office:value="0.11246859" calcext:value-type="float">
            <text:p>0.112468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6211" calcext:value-type="float">
            <text:p>0.01106211</text:p>
          </table:table-cell>
          <table:table-cell office:value-type="float" office:value="0.0076494" calcext:value-type="float">
            <text:p>0.0076494</text:p>
          </table:table-cell>
          <table:table-cell office:value-type="float" office:value="0.00875275" calcext:value-type="float">
            <text:p>0.0087527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4059" calcext:value-type="float">
            <text:p>0.02194059</text:p>
          </table:table-cell>
          <table:table-cell office:value-type="float" office:value="0.02149557" calcext:value-type="float">
            <text:p>0.02149557</text:p>
          </table:table-cell>
          <table:table-cell office:value-type="float" office:value="0.02053834" calcext:value-type="float">
            <text:p>0.0205383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746" calcext:value-type="float">
            <text:p>0.0330746</text:p>
          </table:table-cell>
          <table:table-cell office:value-type="float" office:value="0.02968426" calcext:value-type="float">
            <text:p>0.02968426</text:p>
          </table:table-cell>
          <table:table-cell office:value-type="float" office:value="0.02983358" calcext:value-type="float">
            <text:p>0.0298335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01549" calcext:value-type="float">
            <text:p>0.04401549</text:p>
          </table:table-cell>
          <table:table-cell office:value-type="float" office:value="0.03986504" calcext:value-type="float">
            <text:p>0.03986504</text:p>
          </table:table-cell>
          <table:table-cell office:value-type="float" office:value="0.04139972" calcext:value-type="float">
            <text:p>0.0413997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34268" calcext:value-type="float">
            <text:p>0.05334268</text:p>
          </table:table-cell>
          <table:table-cell office:value-type="float" office:value="0.05514399" calcext:value-type="float">
            <text:p>0.05514399</text:p>
          </table:table-cell>
          <table:table-cell office:value-type="float" office:value="0.05583727" calcext:value-type="float">
            <text:p>0.0558372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0902" calcext:value-type="float">
            <text:p>0.06120902</text:p>
          </table:table-cell>
          <table:table-cell office:value-type="float" office:value="0.06624748" calcext:value-type="float">
            <text:p>0.06624748</text:p>
          </table:table-cell>
          <table:table-cell office:value-type="float" office:value="0.06547024" calcext:value-type="float">
            <text:p>0.0654702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13255" calcext:value-type="float">
            <text:p>0.07213255</text:p>
          </table:table-cell>
          <table:table-cell office:value-type="float" office:value="0.07906204" calcext:value-type="float">
            <text:p>0.07906204</text:p>
          </table:table-cell>
          <table:table-cell office:value-type="float" office:value="0.08192564" calcext:value-type="float">
            <text:p>0.0819256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35122" calcext:value-type="float">
            <text:p>0.08135122</text:p>
          </table:table-cell>
          <table:table-cell office:value-type="float" office:value="0.08598126" calcext:value-type="float">
            <text:p>0.08598126</text:p>
          </table:table-cell>
          <table:table-cell office:value-type="float" office:value="0.08314458" calcext:value-type="float">
            <text:p>0.0831445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15356" calcext:value-type="float">
            <text:p>0.09515356</text:p>
          </table:table-cell>
          <table:table-cell office:value-type="float" office:value="0.10336678" calcext:value-type="float">
            <text:p>0.10336678</text:p>
          </table:table-cell>
          <table:table-cell office:value-type="float" office:value="0.09917592" calcext:value-type="float">
            <text:p>0.0991759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35222" calcext:value-type="float">
            <text:p>0.10935222</text:p>
          </table:table-cell>
          <table:table-cell office:value-type="float" office:value="0.11506313" calcext:value-type="float">
            <text:p>0.11506313</text:p>
          </table:table-cell>
          <table:table-cell office:value-type="float" office:value="0.1124538" calcext:value-type="float">
            <text:p>0.11245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4025" calcext:value-type="float">
            <text:p>0.01104025</text:p>
          </table:table-cell>
          <table:table-cell office:value-type="float" office:value="0.00771218" calcext:value-type="float">
            <text:p>0.00771218</text:p>
          </table:table-cell>
          <table:table-cell office:value-type="float" office:value="0.00875052" calcext:value-type="float">
            <text:p>0.0087505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3288" calcext:value-type="float">
            <text:p>0.02193288</text:p>
          </table:table-cell>
          <table:table-cell office:value-type="float" office:value="0.0214304" calcext:value-type="float">
            <text:p>0.0214304</text:p>
          </table:table-cell>
          <table:table-cell office:value-type="float" office:value="0.02039602" calcext:value-type="float">
            <text:p>0.0203960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19907" calcext:value-type="float">
            <text:p>0.03319907</text:p>
          </table:table-cell>
          <table:table-cell office:value-type="float" office:value="0.02981825" calcext:value-type="float">
            <text:p>0.02981825</text:p>
          </table:table-cell>
          <table:table-cell office:value-type="float" office:value="0.02983384" calcext:value-type="float">
            <text:p>0.0298338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1938" calcext:value-type="float">
            <text:p>0.04411938</text:p>
          </table:table-cell>
          <table:table-cell office:value-type="float" office:value="0.03976507" calcext:value-type="float">
            <text:p>0.03976507</text:p>
          </table:table-cell>
          <table:table-cell office:value-type="float" office:value="0.04134554" calcext:value-type="float">
            <text:p>0.0413455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8824" calcext:value-type="float">
            <text:p>0.05318824</text:p>
          </table:table-cell>
          <table:table-cell office:value-type="float" office:value="0.05534868" calcext:value-type="float">
            <text:p>0.05534868</text:p>
          </table:table-cell>
          <table:table-cell office:value-type="float" office:value="0.05596262" calcext:value-type="float">
            <text:p>0.0559626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474" calcext:value-type="float">
            <text:p>0.061474</text:p>
          </table:table-cell>
          <table:table-cell office:value-type="float" office:value="0.06646551" calcext:value-type="float">
            <text:p>0.06646551</text:p>
          </table:table-cell>
          <table:table-cell office:value-type="float" office:value="0.0655328" calcext:value-type="float">
            <text:p>0.065532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90337" calcext:value-type="float">
            <text:p>0.07190337</text:p>
          </table:table-cell>
          <table:table-cell office:value-type="float" office:value="0.07925189" calcext:value-type="float">
            <text:p>0.07925189</text:p>
          </table:table-cell>
          <table:table-cell office:value-type="float" office:value="0.08185841" calcext:value-type="float">
            <text:p>0.0818584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837" calcext:value-type="float">
            <text:p>0.0808837</text:p>
          </table:table-cell>
          <table:table-cell office:value-type="float" office:value="0.08568937" calcext:value-type="float">
            <text:p>0.08568937</text:p>
          </table:table-cell>
          <table:table-cell office:value-type="float" office:value="0.08259025" calcext:value-type="float">
            <text:p>0.08259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14371" calcext:value-type="float">
            <text:p>0.09514371</text:p>
          </table:table-cell>
          <table:table-cell office:value-type="float" office:value="0.10342863" calcext:value-type="float">
            <text:p>0.10342863</text:p>
          </table:table-cell>
          <table:table-cell office:value-type="float" office:value="0.09863284" calcext:value-type="float">
            <text:p>0.0986328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62951" calcext:value-type="float">
            <text:p>0.10962951</text:p>
          </table:table-cell>
          <table:table-cell office:value-type="float" office:value="0.11502233" calcext:value-type="float">
            <text:p>0.11502233</text:p>
          </table:table-cell>
          <table:table-cell office:value-type="float" office:value="0.11240832" calcext:value-type="float">
            <text:p>0.1124083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876" calcext:value-type="float">
            <text:p>0.01096876</text:p>
          </table:table-cell>
          <table:table-cell office:value-type="float" office:value="0.00766158" calcext:value-type="float">
            <text:p>0.00766158</text:p>
          </table:table-cell>
          <table:table-cell office:value-type="float" office:value="0.00866917" calcext:value-type="float">
            <text:p>0.0086691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4549" calcext:value-type="float">
            <text:p>0.02204549</text:p>
          </table:table-cell>
          <table:table-cell office:value-type="float" office:value="0.02146836" calcext:value-type="float">
            <text:p>0.02146836</text:p>
          </table:table-cell>
          <table:table-cell office:value-type="float" office:value="0.02041601" calcext:value-type="float">
            <text:p>0.0204160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9915" calcext:value-type="float">
            <text:p>0.03339915</text:p>
          </table:table-cell>
          <table:table-cell office:value-type="float" office:value="0.02970672" calcext:value-type="float">
            <text:p>0.02970672</text:p>
          </table:table-cell>
          <table:table-cell office:value-type="float" office:value="0.02970201" calcext:value-type="float">
            <text:p>0.029702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203" calcext:value-type="float">
            <text:p>0.0442203</text:p>
          </table:table-cell>
          <table:table-cell office:value-type="float" office:value="0.03989112" calcext:value-type="float">
            <text:p>0.03989112</text:p>
          </table:table-cell>
          <table:table-cell office:value-type="float" office:value="0.04154806" calcext:value-type="float">
            <text:p>0.0415480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8365" calcext:value-type="float">
            <text:p>0.05288365</text:p>
          </table:table-cell>
          <table:table-cell office:value-type="float" office:value="0.05516974" calcext:value-type="float">
            <text:p>0.05516974</text:p>
          </table:table-cell>
          <table:table-cell office:value-type="float" office:value="0.0559279" calcext:value-type="float">
            <text:p>0.055927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966" calcext:value-type="float">
            <text:p>0.0612966</text:p>
          </table:table-cell>
          <table:table-cell office:value-type="float" office:value="0.06648131" calcext:value-type="float">
            <text:p>0.06648131</text:p>
          </table:table-cell>
          <table:table-cell office:value-type="float" office:value="0.06570122" calcext:value-type="float">
            <text:p>0.0657012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92624" calcext:value-type="float">
            <text:p>0.07192624</text:p>
          </table:table-cell>
          <table:table-cell office:value-type="float" office:value="0.0793358" calcext:value-type="float">
            <text:p>0.0793358</text:p>
          </table:table-cell>
          <table:table-cell office:value-type="float" office:value="0.08189817" calcext:value-type="float">
            <text:p>0.0818981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0053" calcext:value-type="float">
            <text:p>0.08100053</text:p>
          </table:table-cell>
          <table:table-cell office:value-type="float" office:value="0.08536749" calcext:value-type="float">
            <text:p>0.08536749</text:p>
          </table:table-cell>
          <table:table-cell office:value-type="float" office:value="0.08274742" calcext:value-type="float">
            <text:p>0.0827474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79633" calcext:value-type="float">
            <text:p>0.09479633</text:p>
          </table:table-cell>
          <table:table-cell office:value-type="float" office:value="0.10342978" calcext:value-type="float">
            <text:p>0.10342978</text:p>
          </table:table-cell>
          <table:table-cell office:value-type="float" office:value="0.0985029" calcext:value-type="float">
            <text:p>0.098502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56152" calcext:value-type="float">
            <text:p>0.10956152</text:p>
          </table:table-cell>
          <table:table-cell office:value-type="float" office:value="0.1149794" calcext:value-type="float">
            <text:p>0.1149794</text:p>
          </table:table-cell>
          <table:table-cell office:value-type="float" office:value="0.11230112" calcext:value-type="float">
            <text:p>0.112301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9944" calcext:value-type="float">
            <text:p>0.01099944</text:p>
          </table:table-cell>
          <table:table-cell office:value-type="float" office:value="0.00765848" calcext:value-type="float">
            <text:p>0.00765848</text:p>
          </table:table-cell>
          <table:table-cell office:value-type="float" office:value="0.00869801" calcext:value-type="float">
            <text:p>0.0086980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9726" calcext:value-type="float">
            <text:p>0.02199726</text:p>
          </table:table-cell>
          <table:table-cell office:value-type="float" office:value="0.02129516" calcext:value-type="float">
            <text:p>0.02129516</text:p>
          </table:table-cell>
          <table:table-cell office:value-type="float" office:value="0.02041871" calcext:value-type="float">
            <text:p>0.0204187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735" calcext:value-type="float">
            <text:p>0.0333735</text:p>
          </table:table-cell>
          <table:table-cell office:value-type="float" office:value="0.02971737" calcext:value-type="float">
            <text:p>0.02971737</text:p>
          </table:table-cell>
          <table:table-cell office:value-type="float" office:value="0.02984048" calcext:value-type="float">
            <text:p>0.0298404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0179" calcext:value-type="float">
            <text:p>0.04420179</text:p>
          </table:table-cell>
          <table:table-cell office:value-type="float" office:value="0.03991743" calcext:value-type="float">
            <text:p>0.03991743</text:p>
          </table:table-cell>
          <table:table-cell office:value-type="float" office:value="0.04172005" calcext:value-type="float">
            <text:p>0.041720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1098" calcext:value-type="float">
            <text:p>0.05291098</text:p>
          </table:table-cell>
          <table:table-cell office:value-type="float" office:value="0.05522944" calcext:value-type="float">
            <text:p>0.05522944</text:p>
          </table:table-cell>
          <table:table-cell office:value-type="float" office:value="0.05608778" calcext:value-type="float">
            <text:p>0.0560877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38739" calcext:value-type="float">
            <text:p>0.06138739</text:p>
          </table:table-cell>
          <table:table-cell office:value-type="float" office:value="0.06667747" calcext:value-type="float">
            <text:p>0.06667747</text:p>
          </table:table-cell>
          <table:table-cell office:value-type="float" office:value="0.06594226" calcext:value-type="float">
            <text:p>0.0659422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7078" calcext:value-type="float">
            <text:p>0.07187078</text:p>
          </table:table-cell>
          <table:table-cell office:value-type="float" office:value="0.07918513" calcext:value-type="float">
            <text:p>0.07918513</text:p>
          </table:table-cell>
          <table:table-cell office:value-type="float" office:value="0.08182829" calcext:value-type="float">
            <text:p>0.0818282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54923" calcext:value-type="float">
            <text:p>0.08054923</text:p>
          </table:table-cell>
          <table:table-cell office:value-type="float" office:value="0.08525027" calcext:value-type="float">
            <text:p>0.08525027</text:p>
          </table:table-cell>
          <table:table-cell office:value-type="float" office:value="0.08257274" calcext:value-type="float">
            <text:p>0.0825727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79921" calcext:value-type="float">
            <text:p>0.09479921</text:p>
          </table:table-cell>
          <table:table-cell office:value-type="float" office:value="0.10325044" calcext:value-type="float">
            <text:p>0.10325044</text:p>
          </table:table-cell>
          <table:table-cell office:value-type="float" office:value="0.09726214" calcext:value-type="float">
            <text:p>0.097262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41537" calcext:value-type="float">
            <text:p>0.10941537</text:p>
          </table:table-cell>
          <table:table-cell office:value-type="float" office:value="0.11474562" calcext:value-type="float">
            <text:p>0.11474562</text:p>
          </table:table-cell>
          <table:table-cell office:value-type="float" office:value="0.11195094" calcext:value-type="float">
            <text:p>0.1119509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8854" calcext:value-type="float">
            <text:p>0.01098854</text:p>
          </table:table-cell>
          <table:table-cell office:value-type="float" office:value="0.00768507" calcext:value-type="float">
            <text:p>0.00768507</text:p>
          </table:table-cell>
          <table:table-cell office:value-type="float" office:value="0.00868559" calcext:value-type="float">
            <text:p>0.0086855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9007" calcext:value-type="float">
            <text:p>0.02199007</text:p>
          </table:table-cell>
          <table:table-cell office:value-type="float" office:value="0.02133559" calcext:value-type="float">
            <text:p>0.02133559</text:p>
          </table:table-cell>
          <table:table-cell office:value-type="float" office:value="0.02058765" calcext:value-type="float">
            <text:p>0.0205876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43365" calcext:value-type="float">
            <text:p>0.03343365</text:p>
          </table:table-cell>
          <table:table-cell office:value-type="float" office:value="0.02946126" calcext:value-type="float">
            <text:p>0.02946126</text:p>
          </table:table-cell>
          <table:table-cell office:value-type="float" office:value="0.02972527" calcext:value-type="float">
            <text:p>0.0297252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5089" calcext:value-type="float">
            <text:p>0.04425089</text:p>
          </table:table-cell>
          <table:table-cell office:value-type="float" office:value="0.03993101" calcext:value-type="float">
            <text:p>0.03993101</text:p>
          </table:table-cell>
          <table:table-cell office:value-type="float" office:value="0.04197992" calcext:value-type="float">
            <text:p>0.0419799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8873" calcext:value-type="float">
            <text:p>0.05268873</text:p>
          </table:table-cell>
          <table:table-cell office:value-type="float" office:value="0.0553763" calcext:value-type="float">
            <text:p>0.0553763</text:p>
          </table:table-cell>
          <table:table-cell office:value-type="float" office:value="0.05615477" calcext:value-type="float">
            <text:p>0.0561547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6024" calcext:value-type="float">
            <text:p>0.06126024</text:p>
          </table:table-cell>
          <table:table-cell office:value-type="float" office:value="0.06645538" calcext:value-type="float">
            <text:p>0.06645538</text:p>
          </table:table-cell>
          <table:table-cell office:value-type="float" office:value="0.06590281" calcext:value-type="float">
            <text:p>0.0659028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9668" calcext:value-type="float">
            <text:p>0.07189668</text:p>
          </table:table-cell>
          <table:table-cell office:value-type="float" office:value="0.07896192" calcext:value-type="float">
            <text:p>0.07896192</text:p>
          </table:table-cell>
          <table:table-cell office:value-type="float" office:value="0.08164657" calcext:value-type="float">
            <text:p>0.0816465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50758" calcext:value-type="float">
            <text:p>0.08050758</text:p>
          </table:table-cell>
          <table:table-cell office:value-type="float" office:value="0.08499423" calcext:value-type="float">
            <text:p>0.08499423</text:p>
          </table:table-cell>
          <table:table-cell office:value-type="float" office:value="0.08245285" calcext:value-type="float">
            <text:p>0.0824528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881" calcext:value-type="float">
            <text:p>0.094881</text:p>
          </table:table-cell>
          <table:table-cell office:value-type="float" office:value="0.10339679" calcext:value-type="float">
            <text:p>0.10339679</text:p>
          </table:table-cell>
          <table:table-cell office:value-type="float" office:value="0.09686571" calcext:value-type="float">
            <text:p>0.096865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899" calcext:value-type="float">
            <text:p>0.108899</text:p>
          </table:table-cell>
          <table:table-cell office:value-type="float" office:value="0.11396456" calcext:value-type="float">
            <text:p>0.11396456</text:p>
          </table:table-cell>
          <table:table-cell office:value-type="float" office:value="0.1119948" calcext:value-type="float">
            <text:p>0.111994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1928" calcext:value-type="float">
            <text:p>0.01091928</text:p>
          </table:table-cell>
          <table:table-cell office:value-type="float" office:value="0.00769654" calcext:value-type="float">
            <text:p>0.00769654</text:p>
          </table:table-cell>
          <table:table-cell office:value-type="float" office:value="0.0087233" calcext:value-type="float">
            <text:p>0.008723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4352" calcext:value-type="float">
            <text:p>0.02204352</text:p>
          </table:table-cell>
          <table:table-cell office:value-type="float" office:value="0.02121094" calcext:value-type="float">
            <text:p>0.02121094</text:p>
          </table:table-cell>
          <table:table-cell office:value-type="float" office:value="0.02024869" calcext:value-type="float">
            <text:p>0.0202486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42356" calcext:value-type="float">
            <text:p>0.03342356</text:p>
          </table:table-cell>
          <table:table-cell office:value-type="float" office:value="0.02944692" calcext:value-type="float">
            <text:p>0.02944692</text:p>
          </table:table-cell>
          <table:table-cell office:value-type="float" office:value="0.02965937" calcext:value-type="float">
            <text:p>0.0296593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16" calcext:value-type="float">
            <text:p>0.044216</text:p>
          </table:table-cell>
          <table:table-cell office:value-type="float" office:value="0.03986114" calcext:value-type="float">
            <text:p>0.03986114</text:p>
          </table:table-cell>
          <table:table-cell office:value-type="float" office:value="0.0420007" calcext:value-type="float">
            <text:p>0.04200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55813" calcext:value-type="float">
            <text:p>0.05255813</text:p>
          </table:table-cell>
          <table:table-cell office:value-type="float" office:value="0.05555258" calcext:value-type="float">
            <text:p>0.05555258</text:p>
          </table:table-cell>
          <table:table-cell office:value-type="float" office:value="0.05620521" calcext:value-type="float">
            <text:p>0.0562052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7829" calcext:value-type="float">
            <text:p>0.06107829</text:p>
          </table:table-cell>
          <table:table-cell office:value-type="float" office:value="0.06660427" calcext:value-type="float">
            <text:p>0.06660427</text:p>
          </table:table-cell>
          <table:table-cell office:value-type="float" office:value="0.06572646" calcext:value-type="float">
            <text:p>0.0657264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234" calcext:value-type="float">
            <text:p>0.0718234</text:p>
          </table:table-cell>
          <table:table-cell office:value-type="float" office:value="0.07873189" calcext:value-type="float">
            <text:p>0.07873189</text:p>
          </table:table-cell>
          <table:table-cell office:value-type="float" office:value="0.08150644" calcext:value-type="float">
            <text:p>0.0815064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45863" calcext:value-type="float">
            <text:p>0.08045863</text:p>
          </table:table-cell>
          <table:table-cell office:value-type="float" office:value="0.08487897" calcext:value-type="float">
            <text:p>0.08487897</text:p>
          </table:table-cell>
          <table:table-cell office:value-type="float" office:value="0.08220517" calcext:value-type="float">
            <text:p>0.0822051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98958" calcext:value-type="float">
            <text:p>0.09498958</text:p>
          </table:table-cell>
          <table:table-cell office:value-type="float" office:value="0.10330461" calcext:value-type="float">
            <text:p>0.10330461</text:p>
          </table:table-cell>
          <table:table-cell office:value-type="float" office:value="0.09604201" calcext:value-type="float">
            <text:p>0.096042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58145" calcext:value-type="float">
            <text:p>0.10858145</text:p>
          </table:table-cell>
          <table:table-cell office:value-type="float" office:value="0.11363086" calcext:value-type="float">
            <text:p>0.11363086</text:p>
          </table:table-cell>
          <table:table-cell office:value-type="float" office:value="0.11228671" calcext:value-type="float">
            <text:p>0.112286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1448" calcext:value-type="float">
            <text:p>0.01091448</text:p>
          </table:table-cell>
          <table:table-cell office:value-type="float" office:value="0.00762731" calcext:value-type="float">
            <text:p>0.00762731</text:p>
          </table:table-cell>
          <table:table-cell office:value-type="float" office:value="0.00875241" calcext:value-type="float">
            <text:p>0.0087524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1939" calcext:value-type="float">
            <text:p>0.02201939</text:p>
          </table:table-cell>
          <table:table-cell office:value-type="float" office:value="0.02113162" calcext:value-type="float">
            <text:p>0.02113162</text:p>
          </table:table-cell>
          <table:table-cell office:value-type="float" office:value="0.02013753" calcext:value-type="float">
            <text:p>0.0201375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68" calcext:value-type="float">
            <text:p>0.033268</text:p>
          </table:table-cell>
          <table:table-cell office:value-type="float" office:value="0.02918386" calcext:value-type="float">
            <text:p>0.02918386</text:p>
          </table:table-cell>
          <table:table-cell office:value-type="float" office:value="0.0295008" calcext:value-type="float">
            <text:p>0.029500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5761" calcext:value-type="float">
            <text:p>0.04425761</text:p>
          </table:table-cell>
          <table:table-cell office:value-type="float" office:value="0.03983711" calcext:value-type="float">
            <text:p>0.03983711</text:p>
          </table:table-cell>
          <table:table-cell office:value-type="float" office:value="0.04226093" calcext:value-type="float">
            <text:p>0.0422609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43132" calcext:value-type="float">
            <text:p>0.05243132</text:p>
          </table:table-cell>
          <table:table-cell office:value-type="float" office:value="0.05571758" calcext:value-type="float">
            <text:p>0.05571758</text:p>
          </table:table-cell>
          <table:table-cell office:value-type="float" office:value="0.05621573" calcext:value-type="float">
            <text:p>0.0562157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4201" calcext:value-type="float">
            <text:p>0.06114201</text:p>
          </table:table-cell>
          <table:table-cell office:value-type="float" office:value="0.06649484" calcext:value-type="float">
            <text:p>0.06649484</text:p>
          </table:table-cell>
          <table:table-cell office:value-type="float" office:value="0.06576915" calcext:value-type="float">
            <text:p>0.0657691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3432" calcext:value-type="float">
            <text:p>0.07153432</text:p>
          </table:table-cell>
          <table:table-cell office:value-type="float" office:value="0.07845505" calcext:value-type="float">
            <text:p>0.07845505</text:p>
          </table:table-cell>
          <table:table-cell office:value-type="float" office:value="0.08131658" calcext:value-type="float">
            <text:p>0.0813165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4316" calcext:value-type="float">
            <text:p>0.0804316</text:p>
          </table:table-cell>
          <table:table-cell office:value-type="float" office:value="0.08488801" calcext:value-type="float">
            <text:p>0.08488801</text:p>
          </table:table-cell>
          <table:table-cell office:value-type="float" office:value="0.082301" calcext:value-type="float">
            <text:p>0.08230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268" calcext:value-type="float">
            <text:p>0.0953268</text:p>
          </table:table-cell>
          <table:table-cell office:value-type="float" office:value="0.10332946" calcext:value-type="float">
            <text:p>0.10332946</text:p>
          </table:table-cell>
          <table:table-cell office:value-type="float" office:value="0.09583802" calcext:value-type="float">
            <text:p>0.095838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0125" calcext:value-type="float">
            <text:p>0.10820125</text:p>
          </table:table-cell>
          <table:table-cell office:value-type="float" office:value="0.11317816" calcext:value-type="float">
            <text:p>0.11317816</text:p>
          </table:table-cell>
          <table:table-cell office:value-type="float" office:value="0.11311" calcext:value-type="float">
            <text:p>0.113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7477" calcext:value-type="float">
            <text:p>0.01097477</text:p>
          </table:table-cell>
          <table:table-cell office:value-type="float" office:value="0.00771748" calcext:value-type="float">
            <text:p>0.00771748</text:p>
          </table:table-cell>
          <table:table-cell office:value-type="float" office:value="0.00874082" calcext:value-type="float">
            <text:p>0.0087408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8088" calcext:value-type="float">
            <text:p>0.02208088</text:p>
          </table:table-cell>
          <table:table-cell office:value-type="float" office:value="0.02094622" calcext:value-type="float">
            <text:p>0.02094622</text:p>
          </table:table-cell>
          <table:table-cell office:value-type="float" office:value="0.02015252" calcext:value-type="float">
            <text:p>0.0201525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8919" calcext:value-type="float">
            <text:p>0.03328919</text:p>
          </table:table-cell>
          <table:table-cell office:value-type="float" office:value="0.02918096" calcext:value-type="float">
            <text:p>0.02918096</text:p>
          </table:table-cell>
          <table:table-cell office:value-type="float" office:value="0.02926059" calcext:value-type="float">
            <text:p>0.0292605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5562" calcext:value-type="float">
            <text:p>0.04425562</text:p>
          </table:table-cell>
          <table:table-cell office:value-type="float" office:value="0.0398625" calcext:value-type="float">
            <text:p>0.0398625</text:p>
          </table:table-cell>
          <table:table-cell office:value-type="float" office:value="0.04238241" calcext:value-type="float">
            <text:p>0.0423824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25823" calcext:value-type="float">
            <text:p>0.05225823</text:p>
          </table:table-cell>
          <table:table-cell office:value-type="float" office:value="0.05577956" calcext:value-type="float">
            <text:p>0.05577956</text:p>
          </table:table-cell>
          <table:table-cell office:value-type="float" office:value="0.05642264" calcext:value-type="float">
            <text:p>0.0564226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9456" calcext:value-type="float">
            <text:p>0.06099456</text:p>
          </table:table-cell>
          <table:table-cell office:value-type="float" office:value="0.0665382" calcext:value-type="float">
            <text:p>0.0665382</text:p>
          </table:table-cell>
          <table:table-cell office:value-type="float" office:value="0.06564786" calcext:value-type="float">
            <text:p>0.0656478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2826" calcext:value-type="float">
            <text:p>0.07142826</text:p>
          </table:table-cell>
          <table:table-cell office:value-type="float" office:value="0.07799931" calcext:value-type="float">
            <text:p>0.07799931</text:p>
          </table:table-cell>
          <table:table-cell office:value-type="float" office:value="0.08111863" calcext:value-type="float">
            <text:p>0.0811186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53648" calcext:value-type="float">
            <text:p>0.08053648</text:p>
          </table:table-cell>
          <table:table-cell office:value-type="float" office:value="0.08499064" calcext:value-type="float">
            <text:p>0.08499064</text:p>
          </table:table-cell>
          <table:table-cell office:value-type="float" office:value="0.08255606" calcext:value-type="float">
            <text:p>0.0825560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8789" calcext:value-type="float">
            <text:p>0.09538789</text:p>
          </table:table-cell>
          <table:table-cell office:value-type="float" office:value="0.10355565" calcext:value-type="float">
            <text:p>0.10355565</text:p>
          </table:table-cell>
          <table:table-cell office:value-type="float" office:value="0.09506413" calcext:value-type="float">
            <text:p>0.095064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8902" calcext:value-type="float">
            <text:p>0.1078902</text:p>
          </table:table-cell>
          <table:table-cell office:value-type="float" office:value="0.11328028" calcext:value-type="float">
            <text:p>0.11328028</text:p>
          </table:table-cell>
          <table:table-cell office:value-type="float" office:value="0.11294947" calcext:value-type="float">
            <text:p>0.1129494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0027" calcext:value-type="float">
            <text:p>0.01100027</text:p>
          </table:table-cell>
          <table:table-cell office:value-type="float" office:value="0.00771339" calcext:value-type="float">
            <text:p>0.00771339</text:p>
          </table:table-cell>
          <table:table-cell office:value-type="float" office:value="0.0088212" calcext:value-type="float">
            <text:p>0.008821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3211" calcext:value-type="float">
            <text:p>0.02203211</text:p>
          </table:table-cell>
          <table:table-cell office:value-type="float" office:value="0.02101918" calcext:value-type="float">
            <text:p>0.02101918</text:p>
          </table:table-cell>
          <table:table-cell office:value-type="float" office:value="0.01993838" calcext:value-type="float">
            <text:p>0.0199383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4281" calcext:value-type="float">
            <text:p>0.03324281</text:p>
          </table:table-cell>
          <table:table-cell office:value-type="float" office:value="0.0289603" calcext:value-type="float">
            <text:p>0.0289603</text:p>
          </table:table-cell>
          <table:table-cell office:value-type="float" office:value="0.02924731" calcext:value-type="float">
            <text:p>0.0292473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3291" calcext:value-type="float">
            <text:p>0.04413291</text:p>
          </table:table-cell>
          <table:table-cell office:value-type="float" office:value="0.03973321" calcext:value-type="float">
            <text:p>0.03973321</text:p>
          </table:table-cell>
          <table:table-cell office:value-type="float" office:value="0.04258952" calcext:value-type="float">
            <text:p>0.0425895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06404" calcext:value-type="float">
            <text:p>0.05206404</text:p>
          </table:table-cell>
          <table:table-cell office:value-type="float" office:value="0.05578693" calcext:value-type="float">
            <text:p>0.05578693</text:p>
          </table:table-cell>
          <table:table-cell office:value-type="float" office:value="0.05645693" calcext:value-type="float">
            <text:p>0.0564569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69855" calcext:value-type="float">
            <text:p>0.06069855</text:p>
          </table:table-cell>
          <table:table-cell office:value-type="float" office:value="0.06620556" calcext:value-type="float">
            <text:p>0.06620556</text:p>
          </table:table-cell>
          <table:table-cell office:value-type="float" office:value="0.06536803" calcext:value-type="float">
            <text:p>0.0653680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24051" calcext:value-type="float">
            <text:p>0.07124051</text:p>
          </table:table-cell>
          <table:table-cell office:value-type="float" office:value="0.07769743" calcext:value-type="float">
            <text:p>0.07769743</text:p>
          </table:table-cell>
          <table:table-cell office:value-type="float" office:value="0.08085177" calcext:value-type="float">
            <text:p>0.0808517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68889" calcext:value-type="float">
            <text:p>0.08068889</text:p>
          </table:table-cell>
          <table:table-cell office:value-type="float" office:value="0.08497281" calcext:value-type="float">
            <text:p>0.08497281</text:p>
          </table:table-cell>
          <table:table-cell office:value-type="float" office:value="0.08259525" calcext:value-type="float">
            <text:p>0.082595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69736" calcext:value-type="float">
            <text:p>0.09569736</text:p>
          </table:table-cell>
          <table:table-cell office:value-type="float" office:value="0.1034164" calcext:value-type="float">
            <text:p>0.1034164</text:p>
          </table:table-cell>
          <table:table-cell office:value-type="float" office:value="0.09484801" calcext:value-type="float">
            <text:p>0.094848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90597" calcext:value-type="float">
            <text:p>0.10790597</text:p>
          </table:table-cell>
          <table:table-cell office:value-type="float" office:value="0.11252907" calcext:value-type="float">
            <text:p>0.11252907</text:p>
          </table:table-cell>
          <table:table-cell office:value-type="float" office:value="0.11344787" calcext:value-type="float">
            <text:p>0.1134478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317" calcext:value-type="float">
            <text:p>0.01102317</text:p>
          </table:table-cell>
          <table:table-cell office:value-type="float" office:value="0.00763937" calcext:value-type="float">
            <text:p>0.00763937</text:p>
          </table:table-cell>
          <table:table-cell office:value-type="float" office:value="0.00882763" calcext:value-type="float">
            <text:p>0.0088276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0934" calcext:value-type="float">
            <text:p>0.02210934</text:p>
          </table:table-cell>
          <table:table-cell office:value-type="float" office:value="0.02102538" calcext:value-type="float">
            <text:p>0.02102538</text:p>
          </table:table-cell>
          <table:table-cell office:value-type="float" office:value="0.01997954" calcext:value-type="float">
            <text:p>0.0199795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12793" calcext:value-type="float">
            <text:p>0.03312793</text:p>
          </table:table-cell>
          <table:table-cell office:value-type="float" office:value="0.0290294" calcext:value-type="float">
            <text:p>0.0290294</text:p>
          </table:table-cell>
          <table:table-cell office:value-type="float" office:value="0.02931269" calcext:value-type="float">
            <text:p>0.0293126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4346" calcext:value-type="float">
            <text:p>0.04414346</text:p>
          </table:table-cell>
          <table:table-cell office:value-type="float" office:value="0.03957602" calcext:value-type="float">
            <text:p>0.03957602</text:p>
          </table:table-cell>
          <table:table-cell office:value-type="float" office:value="0.04244695" calcext:value-type="float">
            <text:p>0.0424469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0689" calcext:value-type="float">
            <text:p>0.0520689</text:p>
          </table:table-cell>
          <table:table-cell office:value-type="float" office:value="0.05602561" calcext:value-type="float">
            <text:p>0.05602561</text:p>
          </table:table-cell>
          <table:table-cell office:value-type="float" office:value="0.05657243" calcext:value-type="float">
            <text:p>0.0565724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6311" calcext:value-type="float">
            <text:p>0.06086311</text:p>
          </table:table-cell>
          <table:table-cell office:value-type="float" office:value="0.06619502" calcext:value-type="float">
            <text:p>0.06619502</text:p>
          </table:table-cell>
          <table:table-cell office:value-type="float" office:value="0.06531487" calcext:value-type="float">
            <text:p>0.0653148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24887" calcext:value-type="float">
            <text:p>0.07124887</text:p>
          </table:table-cell>
          <table:table-cell office:value-type="float" office:value="0.07742219" calcext:value-type="float">
            <text:p>0.07742219</text:p>
          </table:table-cell>
          <table:table-cell office:value-type="float" office:value="0.08053668" calcext:value-type="float">
            <text:p>0.0805366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4159" calcext:value-type="float">
            <text:p>0.08104159</text:p>
          </table:table-cell>
          <table:table-cell office:value-type="float" office:value="0.08541495" calcext:value-type="float">
            <text:p>0.08541495</text:p>
          </table:table-cell>
          <table:table-cell office:value-type="float" office:value="0.08314271" calcext:value-type="float">
            <text:p>0.0831427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94449" calcext:value-type="float">
            <text:p>0.09594449</text:p>
          </table:table-cell>
          <table:table-cell office:value-type="float" office:value="0.10317993" calcext:value-type="float">
            <text:p>0.10317993</text:p>
          </table:table-cell>
          <table:table-cell office:value-type="float" office:value="0.09455657" calcext:value-type="float">
            <text:p>0.0945565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60355" calcext:value-type="float">
            <text:p>0.10760355</text:p>
          </table:table-cell>
          <table:table-cell office:value-type="float" office:value="0.1125899" calcext:value-type="float">
            <text:p>0.1125899</text:p>
          </table:table-cell>
          <table:table-cell office:value-type="float" office:value="0.11416919" calcext:value-type="float">
            <text:p>0.1141691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6277" calcext:value-type="float">
            <text:p>0.01106277</text:p>
          </table:table-cell>
          <table:table-cell office:value-type="float" office:value="0.00772878" calcext:value-type="float">
            <text:p>0.00772878</text:p>
          </table:table-cell>
          <table:table-cell office:value-type="float" office:value="0.00889955" calcext:value-type="float">
            <text:p>0.0088995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8398" calcext:value-type="float">
            <text:p>0.02208398</text:p>
          </table:table-cell>
          <table:table-cell office:value-type="float" office:value="0.02088666" calcext:value-type="float">
            <text:p>0.02088666</text:p>
          </table:table-cell>
          <table:table-cell office:value-type="float" office:value="0.02000614" calcext:value-type="float">
            <text:p>0.0200061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0099" calcext:value-type="float">
            <text:p>0.03320099</text:p>
          </table:table-cell>
          <table:table-cell office:value-type="float" office:value="0.02893779" calcext:value-type="float">
            <text:p>0.02893779</text:p>
          </table:table-cell>
          <table:table-cell office:value-type="float" office:value="0.02910187" calcext:value-type="float">
            <text:p>0.0291018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682" calcext:value-type="float">
            <text:p>0.0441682</text:p>
          </table:table-cell>
          <table:table-cell office:value-type="float" office:value="0.03954405" calcext:value-type="float">
            <text:p>0.03954405</text:p>
          </table:table-cell>
          <table:table-cell office:value-type="float" office:value="0.04241803" calcext:value-type="float">
            <text:p>0.0424180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31889" calcext:value-type="float">
            <text:p>0.05231889</text:p>
          </table:table-cell>
          <table:table-cell office:value-type="float" office:value="0.05596736" calcext:value-type="float">
            <text:p>0.05596736</text:p>
          </table:table-cell>
          <table:table-cell office:value-type="float" office:value="0.05665306" calcext:value-type="float">
            <text:p>0.0566530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64428" calcext:value-type="float">
            <text:p>0.06064428</text:p>
          </table:table-cell>
          <table:table-cell office:value-type="float" office:value="0.06596218" calcext:value-type="float">
            <text:p>0.06596218</text:p>
          </table:table-cell>
          <table:table-cell office:value-type="float" office:value="0.06512645" calcext:value-type="float">
            <text:p>0.0651264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15668" calcext:value-type="float">
            <text:p>0.07115668</text:p>
          </table:table-cell>
          <table:table-cell office:value-type="float" office:value="0.07731231" calcext:value-type="float">
            <text:p>0.07731231</text:p>
          </table:table-cell>
          <table:table-cell office:value-type="float" office:value="0.08023439" calcext:value-type="float">
            <text:p>0.0802343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1126" calcext:value-type="float">
            <text:p>0.08101126</text:p>
          </table:table-cell>
          <table:table-cell office:value-type="float" office:value="0.08557865" calcext:value-type="float">
            <text:p>0.08557865</text:p>
          </table:table-cell>
          <table:table-cell office:value-type="float" office:value="0.0832333" calcext:value-type="float">
            <text:p>0.083233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29409" calcext:value-type="float">
            <text:p>0.09629409</text:p>
          </table:table-cell>
          <table:table-cell office:value-type="float" office:value="0.10322694" calcext:value-type="float">
            <text:p>0.10322694</text:p>
          </table:table-cell>
          <table:table-cell office:value-type="float" office:value="0.09450996" calcext:value-type="float">
            <text:p>0.0945099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78782" calcext:value-type="float">
            <text:p>0.10778782</text:p>
          </table:table-cell>
          <table:table-cell office:value-type="float" office:value="0.11197822" calcext:value-type="float">
            <text:p>0.11197822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639" calcext:value-type="float">
            <text:p>0.01110639</text:p>
          </table:table-cell>
          <table:table-cell office:value-type="float" office:value="0.00769112" calcext:value-type="float">
            <text:p>0.00769112</text:p>
          </table:table-cell>
          <table:table-cell office:value-type="float" office:value="0.00881334" calcext:value-type="float">
            <text:p>0.0088133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6068" calcext:value-type="float">
            <text:p>0.02216068</text:p>
          </table:table-cell>
          <table:table-cell office:value-type="float" office:value="0.02096998" calcext:value-type="float">
            <text:p>0.02096998</text:p>
          </table:table-cell>
          <table:table-cell office:value-type="float" office:value="0.01997009" calcext:value-type="float">
            <text:p>0.0199700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4828" calcext:value-type="float">
            <text:p>0.03294828</text:p>
          </table:table-cell>
          <table:table-cell office:value-type="float" office:value="0.02901288" calcext:value-type="float">
            <text:p>0.02901288</text:p>
          </table:table-cell>
          <table:table-cell office:value-type="float" office:value="0.02910916" calcext:value-type="float">
            <text:p>0.0291091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4707" calcext:value-type="float">
            <text:p>0.04424707</text:p>
          </table:table-cell>
          <table:table-cell office:value-type="float" office:value="0.03953297" calcext:value-type="float">
            <text:p>0.03953297</text:p>
          </table:table-cell>
          <table:table-cell office:value-type="float" office:value="0.04265067" calcext:value-type="float">
            <text:p>0.0426506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47189" calcext:value-type="float">
            <text:p>0.05247189</text:p>
          </table:table-cell>
          <table:table-cell office:value-type="float" office:value="0.05588619" calcext:value-type="float">
            <text:p>0.05588619</text:p>
          </table:table-cell>
          <table:table-cell office:value-type="float" office:value="0.05631907" calcext:value-type="float">
            <text:p>0.056319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709" calcext:value-type="float">
            <text:p>0.060709</text:p>
          </table:table-cell>
          <table:table-cell office:value-type="float" office:value="0.06593508" calcext:value-type="float">
            <text:p>0.06593508</text:p>
          </table:table-cell>
          <table:table-cell office:value-type="float" office:value="0.06487219" calcext:value-type="float">
            <text:p>0.0648721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099302" calcext:value-type="float">
            <text:p>0.07099302</text:p>
          </table:table-cell>
          <table:table-cell office:value-type="float" office:value="0.07699782" calcext:value-type="float">
            <text:p>0.07699782</text:p>
          </table:table-cell>
          <table:table-cell office:value-type="float" office:value="0.07991935" calcext:value-type="float">
            <text:p>0.0799193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6642" calcext:value-type="float">
            <text:p>0.08106642</text:p>
          </table:table-cell>
          <table:table-cell office:value-type="float" office:value="0.08626977" calcext:value-type="float">
            <text:p>0.08626977</text:p>
          </table:table-cell>
          <table:table-cell office:value-type="float" office:value="0.08397331" calcext:value-type="float">
            <text:p>0.0839733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52057" calcext:value-type="float">
            <text:p>0.09652057</text:p>
          </table:table-cell>
          <table:table-cell office:value-type="float" office:value="0.10288213" calcext:value-type="float">
            <text:p>0.10288213</text:p>
          </table:table-cell>
          <table:table-cell office:value-type="float" office:value="0.09457802" calcext:value-type="float">
            <text:p>0.094578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77408" calcext:value-type="float">
            <text:p>0.10777408</text:p>
          </table:table-cell>
          <table:table-cell office:value-type="float" office:value="0.1121331" calcext:value-type="float">
            <text:p>0.1121331</text:p>
          </table:table-cell>
          <table:table-cell office:value-type="float" office:value="0.11551438" calcext:value-type="float">
            <text:p>0.1155143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611" calcext:value-type="float">
            <text:p>0.01102611</text:p>
          </table:table-cell>
          <table:table-cell office:value-type="float" office:value="0.00778508" calcext:value-type="float">
            <text:p>0.00778508</text:p>
          </table:table-cell>
          <table:table-cell office:value-type="float" office:value="0.00878263" calcext:value-type="float">
            <text:p>0.0087826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2514" calcext:value-type="float">
            <text:p>0.02222514</text:p>
          </table:table-cell>
          <table:table-cell office:value-type="float" office:value="0.02099873" calcext:value-type="float">
            <text:p>0.02099873</text:p>
          </table:table-cell>
          <table:table-cell office:value-type="float" office:value="0.02001727" calcext:value-type="float">
            <text:p>0.0200172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1942" calcext:value-type="float">
            <text:p>0.03291942</text:p>
          </table:table-cell>
          <table:table-cell office:value-type="float" office:value="0.02911423" calcext:value-type="float">
            <text:p>0.02911423</text:p>
          </table:table-cell>
          <table:table-cell office:value-type="float" office:value="0.02908354" calcext:value-type="float">
            <text:p>0.0290835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5019" calcext:value-type="float">
            <text:p>0.04425019</text:p>
          </table:table-cell>
          <table:table-cell office:value-type="float" office:value="0.03929819" calcext:value-type="float">
            <text:p>0.03929819</text:p>
          </table:table-cell>
          <table:table-cell office:value-type="float" office:value="0.04246325" calcext:value-type="float">
            <text:p>0.0424632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2922" calcext:value-type="float">
            <text:p>0.05262922</text:p>
          </table:table-cell>
          <table:table-cell office:value-type="float" office:value="0.05584652" calcext:value-type="float">
            <text:p>0.05584652</text:p>
          </table:table-cell>
          <table:table-cell office:value-type="float" office:value="0.05638162" calcext:value-type="float">
            <text:p>0.0563816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6708" calcext:value-type="float">
            <text:p>0.06086708</text:p>
          </table:table-cell>
          <table:table-cell office:value-type="float" office:value="0.06590781" calcext:value-type="float">
            <text:p>0.06590781</text:p>
          </table:table-cell>
          <table:table-cell office:value-type="float" office:value="0.06507694" calcext:value-type="float">
            <text:p>0.0650769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12297" calcext:value-type="float">
            <text:p>0.07112297</text:p>
          </table:table-cell>
          <table:table-cell office:value-type="float" office:value="0.07696431" calcext:value-type="float">
            <text:p>0.07696431</text:p>
          </table:table-cell>
          <table:table-cell office:value-type="float" office:value="0.07930629" calcext:value-type="float">
            <text:p>0.0793062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26254" calcext:value-type="float">
            <text:p>0.08126254</text:p>
          </table:table-cell>
          <table:table-cell office:value-type="float" office:value="0.08659731" calcext:value-type="float">
            <text:p>0.08659731</text:p>
          </table:table-cell>
          <table:table-cell office:value-type="float" office:value="0.08446024" calcext:value-type="float">
            <text:p>0.0844602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32957" calcext:value-type="float">
            <text:p>0.09632957</text:p>
          </table:table-cell>
          <table:table-cell office:value-type="float" office:value="0.10265166" calcext:value-type="float">
            <text:p>0.10265166</text:p>
          </table:table-cell>
          <table:table-cell office:value-type="float" office:value="0.09491915" calcext:value-type="float">
            <text:p>0.094919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02524" calcext:value-type="float">
            <text:p>0.10802524</text:p>
          </table:table-cell>
          <table:table-cell office:value-type="float" office:value="0.11200203" calcext:value-type="float">
            <text:p>0.11200203</text:p>
          </table:table-cell>
          <table:table-cell office:value-type="float" office:value="0.11606172" calcext:value-type="float">
            <text:p>0.1160617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8321" calcext:value-type="float">
            <text:p>0.01108321</text:p>
          </table:table-cell>
          <table:table-cell office:value-type="float" office:value="0.00767306" calcext:value-type="float">
            <text:p>0.00767306</text:p>
          </table:table-cell>
          <table:table-cell office:value-type="float" office:value="0.00872152" calcext:value-type="float">
            <text:p>0.0087215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6749" calcext:value-type="float">
            <text:p>0.02226749</text:p>
          </table:table-cell>
          <table:table-cell office:value-type="float" office:value="0.02086912" calcext:value-type="float">
            <text:p>0.02086912</text:p>
          </table:table-cell>
          <table:table-cell office:value-type="float" office:value="0.02012937" calcext:value-type="float">
            <text:p>0.0201293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5116" calcext:value-type="float">
            <text:p>0.03295116</text:p>
          </table:table-cell>
          <table:table-cell office:value-type="float" office:value="0.02913915" calcext:value-type="float">
            <text:p>0.02913915</text:p>
          </table:table-cell>
          <table:table-cell office:value-type="float" office:value="0.02921187" calcext:value-type="float">
            <text:p>0.0292118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8539" calcext:value-type="float">
            <text:p>0.04428539</text:p>
          </table:table-cell>
          <table:table-cell office:value-type="float" office:value="0.03930037" calcext:value-type="float">
            <text:p>0.03930037</text:p>
          </table:table-cell>
          <table:table-cell office:value-type="float" office:value="0.0424988" calcext:value-type="float">
            <text:p>0.042498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59763" calcext:value-type="float">
            <text:p>0.05259763</text:p>
          </table:table-cell>
          <table:table-cell office:value-type="float" office:value="0.05576577" calcext:value-type="float">
            <text:p>0.05576577</text:p>
          </table:table-cell>
          <table:table-cell office:value-type="float" office:value="0.05614533" calcext:value-type="float">
            <text:p>0.0561453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9952" calcext:value-type="float">
            <text:p>0.06109952</text:p>
          </table:table-cell>
          <table:table-cell office:value-type="float" office:value="0.06592967" calcext:value-type="float">
            <text:p>0.06592967</text:p>
          </table:table-cell>
          <table:table-cell office:value-type="float" office:value="0.06502253" calcext:value-type="float">
            <text:p>0.0650225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19098" calcext:value-type="float">
            <text:p>0.07119098</text:p>
          </table:table-cell>
          <table:table-cell office:value-type="float" office:value="0.07665664" calcext:value-type="float">
            <text:p>0.07665664</text:p>
          </table:table-cell>
          <table:table-cell office:value-type="float" office:value="0.07907817" calcext:value-type="float">
            <text:p>0.0790781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13531" calcext:value-type="float">
            <text:p>0.08113531</text:p>
          </table:table-cell>
          <table:table-cell office:value-type="float" office:value="0.08746353" calcext:value-type="float">
            <text:p>0.08746353</text:p>
          </table:table-cell>
          <table:table-cell office:value-type="float" office:value="0.08523916" calcext:value-type="float">
            <text:p>0.0852391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37491" calcext:value-type="float">
            <text:p>0.09637491</text:p>
          </table:table-cell>
          <table:table-cell office:value-type="float" office:value="0.10214108" calcext:value-type="float">
            <text:p>0.10214108</text:p>
          </table:table-cell>
          <table:table-cell office:value-type="float" office:value="0.09518548" calcext:value-type="float">
            <text:p>0.0951854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50066" calcext:value-type="float">
            <text:p>0.10850066</text:p>
          </table:table-cell>
          <table:table-cell office:value-type="float" office:value="0.112286" calcext:value-type="float">
            <text:p>0.112286</text:p>
          </table:table-cell>
          <table:table-cell office:value-type="float" office:value="0.11649577" calcext:value-type="float">
            <text:p>0.1164957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623" calcext:value-type="float">
            <text:p>0.01107623</text:p>
          </table:table-cell>
          <table:table-cell office:value-type="float" office:value="0.0076976" calcext:value-type="float">
            <text:p>0.0076976</text:p>
          </table:table-cell>
          <table:table-cell office:value-type="float" office:value="0.00873062" calcext:value-type="float">
            <text:p>0.0087306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0937" calcext:value-type="float">
            <text:p>0.02220937</text:p>
          </table:table-cell>
          <table:table-cell office:value-type="float" office:value="0.02107476" calcext:value-type="float">
            <text:p>0.02107476</text:p>
          </table:table-cell>
          <table:table-cell office:value-type="float" office:value="0.0200559" calcext:value-type="float">
            <text:p>0.020055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1478" calcext:value-type="float">
            <text:p>0.03281478</text:p>
          </table:table-cell>
          <table:table-cell office:value-type="float" office:value="0.02929321" calcext:value-type="float">
            <text:p>0.02929321</text:p>
          </table:table-cell>
          <table:table-cell office:value-type="float" office:value="0.02921279" calcext:value-type="float">
            <text:p>0.0292127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5348" calcext:value-type="float">
            <text:p>0.04425348</text:p>
          </table:table-cell>
          <table:table-cell office:value-type="float" office:value="0.03914983" calcext:value-type="float">
            <text:p>0.03914983</text:p>
          </table:table-cell>
          <table:table-cell office:value-type="float" office:value="0.04238757" calcext:value-type="float">
            <text:p>0.0423875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7105" calcext:value-type="float">
            <text:p>0.05287105</text:p>
          </table:table-cell>
          <table:table-cell office:value-type="float" office:value="0.05565212" calcext:value-type="float">
            <text:p>0.05565212</text:p>
          </table:table-cell>
          <table:table-cell office:value-type="float" office:value="0.05619311" calcext:value-type="float">
            <text:p>0.0561931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35194" calcext:value-type="float">
            <text:p>0.06135194</text:p>
          </table:table-cell>
          <table:table-cell office:value-type="float" office:value="0.06576972" calcext:value-type="float">
            <text:p>0.06576972</text:p>
          </table:table-cell>
          <table:table-cell office:value-type="float" office:value="0.06512714" calcext:value-type="float">
            <text:p>0.0651271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0958" calcext:value-type="float">
            <text:p>0.07130958</text:p>
          </table:table-cell>
          <table:table-cell office:value-type="float" office:value="0.0765522" calcext:value-type="float">
            <text:p>0.0765522</text:p>
          </table:table-cell>
          <table:table-cell office:value-type="float" office:value="0.07872422" calcext:value-type="float">
            <text:p>0.0787242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26828" calcext:value-type="float">
            <text:p>0.08126828</text:p>
          </table:table-cell>
          <table:table-cell office:value-type="float" office:value="0.08790126" calcext:value-type="float">
            <text:p>0.08790126</text:p>
          </table:table-cell>
          <table:table-cell office:value-type="float" office:value="0.08520136" calcext:value-type="float">
            <text:p>0.0852013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10029" calcext:value-type="float">
            <text:p>0.09610029</text:p>
          </table:table-cell>
          <table:table-cell office:value-type="float" office:value="0.10197563" calcext:value-type="float">
            <text:p>0.10197563</text:p>
          </table:table-cell>
          <table:table-cell office:value-type="float" office:value="0.0953995" calcext:value-type="float">
            <text:p>0.095399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84193" calcext:value-type="float">
            <text:p>0.10884193</text:p>
          </table:table-cell>
          <table:table-cell office:value-type="float" office:value="0.11225297" calcext:value-type="float">
            <text:p>0.11225297</text:p>
          </table:table-cell>
          <table:table-cell office:value-type="float" office:value="0.11684128" calcext:value-type="float">
            <text:p>0.116841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479" calcext:value-type="float">
            <text:p>0.01111479</text:p>
          </table:table-cell>
          <table:table-cell office:value-type="float" office:value="0.00769538" calcext:value-type="float">
            <text:p>0.00769538</text:p>
          </table:table-cell>
          <table:table-cell office:value-type="float" office:value="0.00874221" calcext:value-type="float">
            <text:p>0.0087422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7055" calcext:value-type="float">
            <text:p>0.02227055</text:p>
          </table:table-cell>
          <table:table-cell office:value-type="float" office:value="0.02093443" calcext:value-type="float">
            <text:p>0.02093443</text:p>
          </table:table-cell>
          <table:table-cell office:value-type="float" office:value="0.02020205" calcext:value-type="float">
            <text:p>0.0202020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4257" calcext:value-type="float">
            <text:p>0.03274257</text:p>
          </table:table-cell>
          <table:table-cell office:value-type="float" office:value="0.02943141" calcext:value-type="float">
            <text:p>0.02943141</text:p>
          </table:table-cell>
          <table:table-cell office:value-type="float" office:value="0.02942993" calcext:value-type="float">
            <text:p>0.0294299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7204" calcext:value-type="float">
            <text:p>0.04427204</text:p>
          </table:table-cell>
          <table:table-cell office:value-type="float" office:value="0.03915307" calcext:value-type="float">
            <text:p>0.03915307</text:p>
          </table:table-cell>
          <table:table-cell office:value-type="float" office:value="0.04240852" calcext:value-type="float">
            <text:p>0.0424085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08715" calcext:value-type="float">
            <text:p>0.05308715</text:p>
          </table:table-cell>
          <table:table-cell office:value-type="float" office:value="0.05544311" calcext:value-type="float">
            <text:p>0.05544311</text:p>
          </table:table-cell>
          <table:table-cell office:value-type="float" office:value="0.05568352" calcext:value-type="float">
            <text:p>0.0556835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7086" calcext:value-type="float">
            <text:p>0.06107086</text:p>
          </table:table-cell>
          <table:table-cell office:value-type="float" office:value="0.06584769" calcext:value-type="float">
            <text:p>0.06584769</text:p>
          </table:table-cell>
          <table:table-cell office:value-type="float" office:value="0.06509899" calcext:value-type="float">
            <text:p>0.065098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607" calcext:value-type="float">
            <text:p>0.0716607</text:p>
          </table:table-cell>
          <table:table-cell office:value-type="float" office:value="0.07649951" calcext:value-type="float">
            <text:p>0.07649951</text:p>
          </table:table-cell>
          <table:table-cell office:value-type="float" office:value="0.07849804" calcext:value-type="float">
            <text:p>0.0784980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52101" calcext:value-type="float">
            <text:p>0.08152101</text:p>
          </table:table-cell>
          <table:table-cell office:value-type="float" office:value="0.08905561" calcext:value-type="float">
            <text:p>0.08905561</text:p>
          </table:table-cell>
          <table:table-cell office:value-type="float" office:value="0.08622167" calcext:value-type="float">
            <text:p>0.0862216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17068" calcext:value-type="float">
            <text:p>0.09617068</text:p>
          </table:table-cell>
          <table:table-cell office:value-type="float" office:value="0.10161595" calcext:value-type="float">
            <text:p>0.10161595</text:p>
          </table:table-cell>
          <table:table-cell office:value-type="float" office:value="0.09613778" calcext:value-type="float">
            <text:p>0.0961377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22171" calcext:value-type="float">
            <text:p>0.10922171</text:p>
          </table:table-cell>
          <table:table-cell office:value-type="float" office:value="0.11244215" calcext:value-type="float">
            <text:p>0.11244215</text:p>
          </table:table-cell>
          <table:table-cell office:value-type="float" office:value="0.1165197" calcext:value-type="float">
            <text:p>0.116519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005" calcext:value-type="float">
            <text:p>0.01111005</text:p>
          </table:table-cell>
          <table:table-cell office:value-type="float" office:value="0.00756125" calcext:value-type="float">
            <text:p>0.00756125</text:p>
          </table:table-cell>
          <table:table-cell office:value-type="float" office:value="0.0088382" calcext:value-type="float">
            <text:p>0.008838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5427" calcext:value-type="float">
            <text:p>0.02225427</text:p>
          </table:table-cell>
          <table:table-cell office:value-type="float" office:value="0.02117145" calcext:value-type="float">
            <text:p>0.02117145</text:p>
          </table:table-cell>
          <table:table-cell office:value-type="float" office:value="0.02038047" calcext:value-type="float">
            <text:p>0.0203804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1465" calcext:value-type="float">
            <text:p>0.03271465</text:p>
          </table:table-cell>
          <table:table-cell office:value-type="float" office:value="0.02964895" calcext:value-type="float">
            <text:p>0.02964895</text:p>
          </table:table-cell>
          <table:table-cell office:value-type="float" office:value="0.0294225" calcext:value-type="float">
            <text:p>0.029422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7813" calcext:value-type="float">
            <text:p>0.04417813</text:p>
          </table:table-cell>
          <table:table-cell office:value-type="float" office:value="0.03917561" calcext:value-type="float">
            <text:p>0.03917561</text:p>
          </table:table-cell>
          <table:table-cell office:value-type="float" office:value="0.04229264" calcext:value-type="float">
            <text:p>0.0422926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34691" calcext:value-type="float">
            <text:p>0.05334691</text:p>
          </table:table-cell>
          <table:table-cell office:value-type="float" office:value="0.05519532" calcext:value-type="float">
            <text:p>0.05519532</text:p>
          </table:table-cell>
          <table:table-cell office:value-type="float" office:value="0.05572207" calcext:value-type="float">
            <text:p>0.055722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34567" calcext:value-type="float">
            <text:p>0.06134567</text:p>
          </table:table-cell>
          <table:table-cell office:value-type="float" office:value="0.06596509" calcext:value-type="float">
            <text:p>0.06596509</text:p>
          </table:table-cell>
          <table:table-cell office:value-type="float" office:value="0.06523514" calcext:value-type="float">
            <text:p>0.0652351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3357" calcext:value-type="float">
            <text:p>0.07183357</text:p>
          </table:table-cell>
          <table:table-cell office:value-type="float" office:value="0.07651251" calcext:value-type="float">
            <text:p>0.07651251</text:p>
          </table:table-cell>
          <table:table-cell office:value-type="float" office:value="0.07829729" calcext:value-type="float">
            <text:p>0.0782972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23073" calcext:value-type="float">
            <text:p>0.08123073</text:p>
          </table:table-cell>
          <table:table-cell office:value-type="float" office:value="0.08973895" calcext:value-type="float">
            <text:p>0.08973895</text:p>
          </table:table-cell>
          <table:table-cell office:value-type="float" office:value="0.08631754" calcext:value-type="float">
            <text:p>0.0863175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73799" calcext:value-type="float">
            <text:p>0.09573799</text:p>
          </table:table-cell>
          <table:table-cell office:value-type="float" office:value="0.10138932" calcext:value-type="float">
            <text:p>0.10138932</text:p>
          </table:table-cell>
          <table:table-cell office:value-type="float" office:value="0.09631091" calcext:value-type="float">
            <text:p>0.0963109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6093" calcext:value-type="float">
            <text:p>0.10906093</text:p>
          </table:table-cell>
          <table:table-cell office:value-type="float" office:value="0.11255798" calcext:value-type="float">
            <text:p>0.11255798</text:p>
          </table:table-cell>
          <table:table-cell office:value-type="float" office:value="0.11669237" calcext:value-type="float">
            <text:p>0.116692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4008" calcext:value-type="float">
            <text:p>0.01124008</text:p>
          </table:table-cell>
          <table:table-cell office:value-type="float" office:value="0.00761406" calcext:value-type="float">
            <text:p>0.00761406</text:p>
          </table:table-cell>
          <table:table-cell office:value-type="float" office:value="0.00883092" calcext:value-type="float">
            <text:p>0.0088309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2363" calcext:value-type="float">
            <text:p>0.02222363</text:p>
          </table:table-cell>
          <table:table-cell office:value-type="float" office:value="0.02106647" calcext:value-type="float">
            <text:p>0.02106647</text:p>
          </table:table-cell>
          <table:table-cell office:value-type="float" office:value="0.02041995" calcext:value-type="float">
            <text:p>0.0204199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0901" calcext:value-type="float">
            <text:p>0.03270901</text:p>
          </table:table-cell>
          <table:table-cell office:value-type="float" office:value="0.02967512" calcext:value-type="float">
            <text:p>0.02967512</text:p>
          </table:table-cell>
          <table:table-cell office:value-type="float" office:value="0.0296304" calcext:value-type="float">
            <text:p>0.029630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02281" calcext:value-type="float">
            <text:p>0.04402281</text:p>
          </table:table-cell>
          <table:table-cell office:value-type="float" office:value="0.03920572" calcext:value-type="float">
            <text:p>0.03920572</text:p>
          </table:table-cell>
          <table:table-cell office:value-type="float" office:value="0.04226481" calcext:value-type="float">
            <text:p>0.0422648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27655" calcext:value-type="float">
            <text:p>0.05327655</text:p>
          </table:table-cell>
          <table:table-cell office:value-type="float" office:value="0.05490727" calcext:value-type="float">
            <text:p>0.05490727</text:p>
          </table:table-cell>
          <table:table-cell office:value-type="float" office:value="0.05530095" calcext:value-type="float">
            <text:p>0.0553009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59162" calcext:value-type="float">
            <text:p>0.06159162</text:p>
          </table:table-cell>
          <table:table-cell office:value-type="float" office:value="0.06606681" calcext:value-type="float">
            <text:p>0.06606681</text:p>
          </table:table-cell>
          <table:table-cell office:value-type="float" office:value="0.06508592" calcext:value-type="float">
            <text:p>0.0650859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7498" calcext:value-type="float">
            <text:p>0.07187498</text:p>
          </table:table-cell>
          <table:table-cell office:value-type="float" office:value="0.07647831" calcext:value-type="float">
            <text:p>0.07647831</text:p>
          </table:table-cell>
          <table:table-cell office:value-type="float" office:value="0.07830735" calcext:value-type="float">
            <text:p>0.0783073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1554" calcext:value-type="float">
            <text:p>0.08101554</text:p>
          </table:table-cell>
          <table:table-cell office:value-type="float" office:value="0.09013599" calcext:value-type="float">
            <text:p>0.09013599</text:p>
          </table:table-cell>
          <table:table-cell office:value-type="float" office:value="0.08712121" calcext:value-type="float">
            <text:p>0.0871212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64283" calcext:value-type="float">
            <text:p>0.09564283</text:p>
          </table:table-cell>
          <table:table-cell office:value-type="float" office:value="0.10116571" calcext:value-type="float">
            <text:p>0.10116571</text:p>
          </table:table-cell>
          <table:table-cell office:value-type="float" office:value="0.09692612" calcext:value-type="float">
            <text:p>0.0969261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2159" calcext:value-type="float">
            <text:p>0.10902159</text:p>
          </table:table-cell>
          <table:table-cell office:value-type="float" office:value="0.11272106" calcext:value-type="float">
            <text:p>0.11272106</text:p>
          </table:table-cell>
          <table:table-cell office:value-type="float" office:value="0.11654709" calcext:value-type="float">
            <text:p>0.1165470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8786" calcext:value-type="float">
            <text:p>0.01118786</text:p>
          </table:table-cell>
          <table:table-cell office:value-type="float" office:value="0.0076332" calcext:value-type="float">
            <text:p>0.0076332</text:p>
          </table:table-cell>
          <table:table-cell office:value-type="float" office:value="0.00887881" calcext:value-type="float">
            <text:p>0.0088788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2396" calcext:value-type="float">
            <text:p>0.02232396</text:p>
          </table:table-cell>
          <table:table-cell office:value-type="float" office:value="0.02114156" calcext:value-type="float">
            <text:p>0.02114156</text:p>
          </table:table-cell>
          <table:table-cell office:value-type="float" office:value="0.02042436" calcext:value-type="float">
            <text:p>0.0204243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5668" calcext:value-type="float">
            <text:p>0.03265668</text:p>
          </table:table-cell>
          <table:table-cell office:value-type="float" office:value="0.02994884" calcext:value-type="float">
            <text:p>0.02994884</text:p>
          </table:table-cell>
          <table:table-cell office:value-type="float" office:value="0.02976624" calcext:value-type="float">
            <text:p>0.0297662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5873" calcext:value-type="float">
            <text:p>0.04395873</text:p>
          </table:table-cell>
          <table:table-cell office:value-type="float" office:value="0.03941204" calcext:value-type="float">
            <text:p>0.03941204</text:p>
          </table:table-cell>
          <table:table-cell office:value-type="float" office:value="0.04211527" calcext:value-type="float">
            <text:p>0.0421152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53999" calcext:value-type="float">
            <text:p>0.05353999</text:p>
          </table:table-cell>
          <table:table-cell office:value-type="float" office:value="0.05485379" calcext:value-type="float">
            <text:p>0.05485379</text:p>
          </table:table-cell>
          <table:table-cell office:value-type="float" office:value="0.05508923" calcext:value-type="float">
            <text:p>0.055089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40596" calcext:value-type="float">
            <text:p>0.06140596</text:p>
          </table:table-cell>
          <table:table-cell office:value-type="float" office:value="0.06581987" calcext:value-type="float">
            <text:p>0.06581987</text:p>
          </table:table-cell>
          <table:table-cell office:value-type="float" office:value="0.06525251" calcext:value-type="float">
            <text:p>0.0652525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18002" calcext:value-type="float">
            <text:p>0.07218002</text:p>
          </table:table-cell>
          <table:table-cell office:value-type="float" office:value="0.07637565" calcext:value-type="float">
            <text:p>0.07637565</text:p>
          </table:table-cell>
          <table:table-cell office:value-type="float" office:value="0.07819932" calcext:value-type="float">
            <text:p>0.0781993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99272" calcext:value-type="float">
            <text:p>0.08099272</text:p>
          </table:table-cell>
          <table:table-cell office:value-type="float" office:value="0.09083948" calcext:value-type="float">
            <text:p>0.09083948</text:p>
          </table:table-cell>
          <table:table-cell office:value-type="float" office:value="0.08709307" calcext:value-type="float">
            <text:p>0.0870930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8203" calcext:value-type="float">
            <text:p>0.09538203</text:p>
          </table:table-cell>
          <table:table-cell office:value-type="float" office:value="0.10126808" calcext:value-type="float">
            <text:p>0.10126808</text:p>
          </table:table-cell>
          <table:table-cell office:value-type="float" office:value="0.0972766" calcext:value-type="float">
            <text:p>0.097276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29273" calcext:value-type="float">
            <text:p>0.10929273</text:p>
          </table:table-cell>
          <table:table-cell office:value-type="float" office:value="0.11271107" calcext:value-type="float">
            <text:p>0.11271107</text:p>
          </table:table-cell>
          <table:table-cell office:value-type="float" office:value="0.11588769" calcext:value-type="float">
            <text:p>0.115887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9147" calcext:value-type="float">
            <text:p>0.01119147</text:p>
          </table:table-cell>
          <table:table-cell office:value-type="float" office:value="0.00766402" calcext:value-type="float">
            <text:p>0.00766402</text:p>
          </table:table-cell>
          <table:table-cell office:value-type="float" office:value="0.0088047" calcext:value-type="float">
            <text:p>0.008804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2137967" calcext:value-type="float">
            <text:p>0.02137967</text:p>
          </table:table-cell>
          <table:table-cell office:value-type="float" office:value="0.02048841" calcext:value-type="float">
            <text:p>0.0204884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8347" calcext:value-type="float">
            <text:p>0.03268347</text:p>
          </table:table-cell>
          <table:table-cell office:value-type="float" office:value="0.02980175" calcext:value-type="float">
            <text:p>0.02980175</text:p>
          </table:table-cell>
          <table:table-cell office:value-type="float" office:value="0.02985883" calcext:value-type="float">
            <text:p>0.0298588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0275" calcext:value-type="float">
            <text:p>0.04390275</text:p>
          </table:table-cell>
          <table:table-cell office:value-type="float" office:value="0.03948054" calcext:value-type="float">
            <text:p>0.03948054</text:p>
          </table:table-cell>
          <table:table-cell office:value-type="float" office:value="0.042152" calcext:value-type="float">
            <text:p>0.04215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41651" calcext:value-type="float">
            <text:p>0.05341651</text:p>
          </table:table-cell>
          <table:table-cell office:value-type="float" office:value="0.05457666" calcext:value-type="float">
            <text:p>0.05457666</text:p>
          </table:table-cell>
          <table:table-cell office:value-type="float" office:value="0.05501749" calcext:value-type="float">
            <text:p>0.0550174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35009" calcext:value-type="float">
            <text:p>0.06135009</text:p>
          </table:table-cell>
          <table:table-cell office:value-type="float" office:value="0.06572475" calcext:value-type="float">
            <text:p>0.06572475</text:p>
          </table:table-cell>
          <table:table-cell office:value-type="float" office:value="0.06505294" calcext:value-type="float">
            <text:p>0.0650529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28294" calcext:value-type="float">
            <text:p>0.07228294</text:p>
          </table:table-cell>
          <table:table-cell office:value-type="float" office:value="0.0763768" calcext:value-type="float">
            <text:p>0.0763768</text:p>
          </table:table-cell>
          <table:table-cell office:value-type="float" office:value="0.07843081" calcext:value-type="float">
            <text:p>0.0784308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2657" calcext:value-type="float">
            <text:p>0.08082657</text:p>
          </table:table-cell>
          <table:table-cell office:value-type="float" office:value="0.09105649" calcext:value-type="float">
            <text:p>0.09105649</text:p>
          </table:table-cell>
          <table:table-cell office:value-type="float" office:value="0.08702862" calcext:value-type="float">
            <text:p>0.0870286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4524" calcext:value-type="float">
            <text:p>0.09534524</text:p>
          </table:table-cell>
          <table:table-cell office:value-type="float" office:value="0.10131563" calcext:value-type="float">
            <text:p>0.10131563</text:p>
          </table:table-cell>
          <table:table-cell office:value-type="float" office:value="0.09727812" calcext:value-type="float">
            <text:p>0.0972781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5652" calcext:value-type="float">
            <text:p>0.1095652</text:p>
          </table:table-cell>
          <table:table-cell office:value-type="float" office:value="0.11256583" calcext:value-type="float">
            <text:p>0.11256583</text:p>
          </table:table-cell>
          <table:table-cell office:value-type="float" office:value="0.11559174" calcext:value-type="float">
            <text:p>0.1155917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928" calcext:value-type="float">
            <text:p>0.01120928</text:p>
          </table:table-cell>
          <table:table-cell office:value-type="float" office:value="0.00767398" calcext:value-type="float">
            <text:p>0.00767398</text:p>
          </table:table-cell>
          <table:table-cell office:value-type="float" office:value="0.00887543" calcext:value-type="float">
            <text:p>0.0088754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5947" calcext:value-type="float">
            <text:p>0.02225947</text:p>
          </table:table-cell>
          <table:table-cell office:value-type="float" office:value="0.02125924" calcext:value-type="float">
            <text:p>0.02125924</text:p>
          </table:table-cell>
          <table:table-cell office:value-type="float" office:value="0.02048916" calcext:value-type="float">
            <text:p>0.0204891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48569" calcext:value-type="float">
            <text:p>0.03248569</text:p>
          </table:table-cell>
          <table:table-cell office:value-type="float" office:value="0.02974918" calcext:value-type="float">
            <text:p>0.02974918</text:p>
          </table:table-cell>
          <table:table-cell office:value-type="float" office:value="0.02988206" calcext:value-type="float">
            <text:p>0.0298820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51785" calcext:value-type="float">
            <text:p>0.04351785</text:p>
          </table:table-cell>
          <table:table-cell office:value-type="float" office:value="0.03960814" calcext:value-type="float">
            <text:p>0.03960814</text:p>
          </table:table-cell>
          <table:table-cell office:value-type="float" office:value="0.0421123" calcext:value-type="float">
            <text:p>0.042112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39309" calcext:value-type="float">
            <text:p>0.05339309</text:p>
          </table:table-cell>
          <table:table-cell office:value-type="float" office:value="0.05466988" calcext:value-type="float">
            <text:p>0.05466988</text:p>
          </table:table-cell>
          <table:table-cell office:value-type="float" office:value="0.05521319" calcext:value-type="float">
            <text:p>0.0552131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4439" calcext:value-type="float">
            <text:p>0.06104439</text:p>
          </table:table-cell>
          <table:table-cell office:value-type="float" office:value="0.06596552" calcext:value-type="float">
            <text:p>0.06596552</text:p>
          </table:table-cell>
          <table:table-cell office:value-type="float" office:value="0.06516644" calcext:value-type="float">
            <text:p>0.0651664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29327" calcext:value-type="float">
            <text:p>0.07229327</text:p>
          </table:table-cell>
          <table:table-cell office:value-type="float" office:value="0.07618538" calcext:value-type="float">
            <text:p>0.07618538</text:p>
          </table:table-cell>
          <table:table-cell office:value-type="float" office:value="0.07885695" calcext:value-type="float">
            <text:p>0.0788569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63341" calcext:value-type="float">
            <text:p>0.08063341</text:p>
          </table:table-cell>
          <table:table-cell office:value-type="float" office:value="0.09129312" calcext:value-type="float">
            <text:p>0.09129312</text:p>
          </table:table-cell>
          <table:table-cell office:value-type="float" office:value="0.08705239" calcext:value-type="float">
            <text:p>0.0870523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0711" calcext:value-type="float">
            <text:p>0.0950711</text:p>
          </table:table-cell>
          <table:table-cell office:value-type="float" office:value="0.10141012" calcext:value-type="float">
            <text:p>0.10141012</text:p>
          </table:table-cell>
          <table:table-cell office:value-type="float" office:value="0.09751869" calcext:value-type="float">
            <text:p>0.0975186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16466" calcext:value-type="float">
            <text:p>0.10916466</text:p>
          </table:table-cell>
          <table:table-cell office:value-type="float" office:value="0.11254263" calcext:value-type="float">
            <text:p>0.11254263</text:p>
          </table:table-cell>
          <table:table-cell office:value-type="float" office:value="0.11453726" calcext:value-type="float">
            <text:p>0.1145372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8297" calcext:value-type="float">
            <text:p>0.01118297</text:p>
          </table:table-cell>
          <table:table-cell office:value-type="float" office:value="0.00763838" calcext:value-type="float">
            <text:p>0.00763838</text:p>
          </table:table-cell>
          <table:table-cell office:value-type="float" office:value="0.00879321" calcext:value-type="float">
            <text:p>0.0087932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8598" calcext:value-type="float">
            <text:p>0.02228598</text:p>
          </table:table-cell>
          <table:table-cell office:value-type="float" office:value="0.02133479" calcext:value-type="float">
            <text:p>0.02133479</text:p>
          </table:table-cell>
          <table:table-cell office:value-type="float" office:value="0.02047357" calcext:value-type="float">
            <text:p>0.0204735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59683" calcext:value-type="float">
            <text:p>0.03259683</text:p>
          </table:table-cell>
          <table:table-cell office:value-type="float" office:value="0.02987451" calcext:value-type="float">
            <text:p>0.02987451</text:p>
          </table:table-cell>
          <table:table-cell office:value-type="float" office:value="0.03005917" calcext:value-type="float">
            <text:p>0.0300591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54315" calcext:value-type="float">
            <text:p>0.04354315</text:p>
          </table:table-cell>
          <table:table-cell office:value-type="float" office:value="0.03970902" calcext:value-type="float">
            <text:p>0.03970902</text:p>
          </table:table-cell>
          <table:table-cell office:value-type="float" office:value="0.04204582" calcext:value-type="float">
            <text:p>0.0420458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52476" calcext:value-type="float">
            <text:p>0.05352476</text:p>
          </table:table-cell>
          <table:table-cell office:value-type="float" office:value="0.05469136" calcext:value-type="float">
            <text:p>0.05469136</text:p>
          </table:table-cell>
          <table:table-cell office:value-type="float" office:value="0.05519082" calcext:value-type="float">
            <text:p>0.0551908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6346" calcext:value-type="float">
            <text:p>0.06116346</text:p>
          </table:table-cell>
          <table:table-cell office:value-type="float" office:value="0.06583154" calcext:value-type="float">
            <text:p>0.06583154</text:p>
          </table:table-cell>
          <table:table-cell office:value-type="float" office:value="0.06498525" calcext:value-type="float">
            <text:p>0.0649852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20011" calcext:value-type="float">
            <text:p>0.0720011</text:p>
          </table:table-cell>
          <table:table-cell office:value-type="float" office:value="0.07631073" calcext:value-type="float">
            <text:p>0.07631073</text:p>
          </table:table-cell>
          <table:table-cell office:value-type="float" office:value="0.07921753" calcext:value-type="float">
            <text:p>0.0792175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66583" calcext:value-type="float">
            <text:p>0.08066583</text:p>
          </table:table-cell>
          <table:table-cell office:value-type="float" office:value="0.09111369" calcext:value-type="float">
            <text:p>0.09111369</text:p>
          </table:table-cell>
          <table:table-cell office:value-type="float" office:value="0.08655" calcext:value-type="float">
            <text:p>0.0865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91035" calcext:value-type="float">
            <text:p>0.09491035</text:p>
          </table:table-cell>
          <table:table-cell office:value-type="float" office:value="0.10188308" calcext:value-type="float">
            <text:p>0.10188308</text:p>
          </table:table-cell>
          <table:table-cell office:value-type="float" office:value="0.09759454" calcext:value-type="float">
            <text:p>0.0975945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76855" calcext:value-type="float">
            <text:p>0.10876855</text:p>
          </table:table-cell>
          <table:table-cell office:value-type="float" office:value="0.11253425" calcext:value-type="float">
            <text:p>0.11253425</text:p>
          </table:table-cell>
          <table:table-cell office:value-type="float" office:value="0.11433298" calcext:value-type="float">
            <text:p>0.1143329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9812" calcext:value-type="float">
            <text:p>0.01129812</text:p>
          </table:table-cell>
          <table:table-cell office:value-type="float" office:value="0.00763737" calcext:value-type="float">
            <text:p>0.00763737</text:p>
          </table:table-cell>
          <table:table-cell office:value-type="float" office:value="0.00876399" calcext:value-type="float">
            <text:p>0.008763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4632" calcext:value-type="float">
            <text:p>0.02224632</text:p>
          </table:table-cell>
          <table:table-cell office:value-type="float" office:value="0.02134192" calcext:value-type="float">
            <text:p>0.02134192</text:p>
          </table:table-cell>
          <table:table-cell office:value-type="float" office:value="0.02046801" calcext:value-type="float">
            <text:p>0.0204680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49441" calcext:value-type="float">
            <text:p>0.03249441</text:p>
          </table:table-cell>
          <table:table-cell office:value-type="float" office:value="0.0298302" calcext:value-type="float">
            <text:p>0.0298302</text:p>
          </table:table-cell>
          <table:table-cell office:value-type="float" office:value="0.02992442" calcext:value-type="float">
            <text:p>0.0299244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57256" calcext:value-type="float">
            <text:p>0.04357256</text:p>
          </table:table-cell>
          <table:table-cell office:value-type="float" office:value="0.04012468" calcext:value-type="float">
            <text:p>0.04012468</text:p>
          </table:table-cell>
          <table:table-cell office:value-type="float" office:value="0.04199907" calcext:value-type="float">
            <text:p>0.041999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44074" calcext:value-type="float">
            <text:p>0.05344074</text:p>
          </table:table-cell>
          <table:table-cell office:value-type="float" office:value="0.05467113" calcext:value-type="float">
            <text:p>0.05467113</text:p>
          </table:table-cell>
          <table:table-cell office:value-type="float" office:value="0.05544516" calcext:value-type="float">
            <text:p>0.0554451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5029" calcext:value-type="float">
            <text:p>0.06095029</text:p>
          </table:table-cell>
          <table:table-cell office:value-type="float" office:value="0.06570162" calcext:value-type="float">
            <text:p>0.06570162</text:p>
          </table:table-cell>
          <table:table-cell office:value-type="float" office:value="0.0650012" calcext:value-type="float">
            <text:p>0.065001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5886" calcext:value-type="float">
            <text:p>0.07175886</text:p>
          </table:table-cell>
          <table:table-cell office:value-type="float" office:value="0.07630562" calcext:value-type="float">
            <text:p>0.07630562</text:p>
          </table:table-cell>
          <table:table-cell office:value-type="float" office:value="0.0795263" calcext:value-type="float">
            <text:p>0.079526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52433" calcext:value-type="float">
            <text:p>0.08052433</text:p>
          </table:table-cell>
          <table:table-cell office:value-type="float" office:value="0.0908905" calcext:value-type="float">
            <text:p>0.0908905</text:p>
          </table:table-cell>
          <table:table-cell office:value-type="float" office:value="0.08660269" calcext:value-type="float">
            <text:p>0.0866026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492243" calcext:value-type="float">
            <text:p>0.09492243</text:p>
          </table:table-cell>
          <table:table-cell office:value-type="float" office:value="0.10188894" calcext:value-type="float">
            <text:p>0.10188894</text:p>
          </table:table-cell>
          <table:table-cell office:value-type="float" office:value="0.09769308" calcext:value-type="float">
            <text:p>0.0976930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48399" calcext:value-type="float">
            <text:p>0.10848399</text:p>
          </table:table-cell>
          <table:table-cell office:value-type="float" office:value="0.1118571" calcext:value-type="float">
            <text:p>0.1118571</text:p>
          </table:table-cell>
          <table:table-cell office:value-type="float" office:value="0.11335423" calcext:value-type="float">
            <text:p>0.113354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7557" calcext:value-type="float">
            <text:p>0.01127557</text:p>
          </table:table-cell>
          <table:table-cell office:value-type="float" office:value="0.00758315" calcext:value-type="float">
            <text:p>0.00758315</text:p>
          </table:table-cell>
          <table:table-cell office:value-type="float" office:value="0.00886249" calcext:value-type="float">
            <text:p>0.0088624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8432" calcext:value-type="float">
            <text:p>0.02218432</text:p>
          </table:table-cell>
          <table:table-cell office:value-type="float" office:value="0.02138735" calcext:value-type="float">
            <text:p>0.02138735</text:p>
          </table:table-cell>
          <table:table-cell office:value-type="float" office:value="0.02052161" calcext:value-type="float">
            <text:p>0.0205216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54861" calcext:value-type="float">
            <text:p>0.03254861</text:p>
          </table:table-cell>
          <table:table-cell office:value-type="float" office:value="0.02984521" calcext:value-type="float">
            <text:p>0.02984521</text:p>
          </table:table-cell>
          <table:table-cell office:value-type="float" office:value="0.03001788" calcext:value-type="float">
            <text:p>0.0300178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61074" calcext:value-type="float">
            <text:p>0.04361074</text:p>
          </table:table-cell>
          <table:table-cell office:value-type="float" office:value="0.04001986" calcext:value-type="float">
            <text:p>0.04001986</text:p>
          </table:table-cell>
          <table:table-cell office:value-type="float" office:value="0.04203339" calcext:value-type="float">
            <text:p>0.0420333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3969" calcext:value-type="float">
            <text:p>0.05313969</text:p>
          </table:table-cell>
          <table:table-cell office:value-type="float" office:value="0.05480408" calcext:value-type="float">
            <text:p>0.05480408</text:p>
          </table:table-cell>
          <table:table-cell office:value-type="float" office:value="0.05541094" calcext:value-type="float">
            <text:p>0.0554109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39" calcext:value-type="float">
            <text:p>0.060939</text:p>
          </table:table-cell>
          <table:table-cell office:value-type="float" office:value="0.06567038" calcext:value-type="float">
            <text:p>0.06567038</text:p>
          </table:table-cell>
          <table:table-cell office:value-type="float" office:value="0.0650529" calcext:value-type="float">
            <text:p>0.065052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4182" calcext:value-type="float">
            <text:p>0.07174182</text:p>
          </table:table-cell>
          <table:table-cell office:value-type="float" office:value="0.07644404" calcext:value-type="float">
            <text:p>0.07644404</text:p>
          </table:table-cell>
          <table:table-cell office:value-type="float" office:value="0.07993679" calcext:value-type="float">
            <text:p>0.0799367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73799" calcext:value-type="float">
            <text:p>0.08073799</text:p>
          </table:table-cell>
          <table:table-cell office:value-type="float" office:value="0.09065586" calcext:value-type="float">
            <text:p>0.09065586</text:p>
          </table:table-cell>
          <table:table-cell office:value-type="float" office:value="0.08585953" calcext:value-type="float">
            <text:p>0.0858595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07263" calcext:value-type="float">
            <text:p>0.09507263</text:p>
          </table:table-cell>
          <table:table-cell office:value-type="float" office:value="0.10287528" calcext:value-type="float">
            <text:p>0.10287528</text:p>
          </table:table-cell>
          <table:table-cell office:value-type="float" office:value="0.09791669" calcext:value-type="float">
            <text:p>0.0979166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9677" calcext:value-type="float">
            <text:p>0.10829677</text:p>
          </table:table-cell>
          <table:table-cell office:value-type="float" office:value="0.11205727" calcext:value-type="float">
            <text:p>0.11205727</text:p>
          </table:table-cell>
          <table:table-cell office:value-type="float" office:value="0.11266192" calcext:value-type="float">
            <text:p>0.1126619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743" calcext:value-type="float">
            <text:p>0.01120743</text:p>
          </table:table-cell>
          <table:table-cell office:value-type="float" office:value="0.00774185" calcext:value-type="float">
            <text:p>0.00774185</text:p>
          </table:table-cell>
          <table:table-cell office:value-type="float" office:value="0.00875827" calcext:value-type="float">
            <text:p>0.0087582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2062" calcext:value-type="float">
            <text:p>0.02212062</text:p>
          </table:table-cell>
          <table:table-cell office:value-type="float" office:value="0.02139134" calcext:value-type="float">
            <text:p>0.02139134</text:p>
          </table:table-cell>
          <table:table-cell office:value-type="float" office:value="0.02046271" calcext:value-type="float">
            <text:p>0.0204627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5594" calcext:value-type="float">
            <text:p>0.0325594</text:p>
          </table:table-cell>
          <table:table-cell office:value-type="float" office:value="0.02967075" calcext:value-type="float">
            <text:p>0.02967075</text:p>
          </table:table-cell>
          <table:table-cell office:value-type="float" office:value="0.03002254" calcext:value-type="float">
            <text:p>0.0300225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2798" calcext:value-type="float">
            <text:p>0.0432798</text:p>
          </table:table-cell>
          <table:table-cell office:value-type="float" office:value="0.04011224" calcext:value-type="float">
            <text:p>0.04011224</text:p>
          </table:table-cell>
          <table:table-cell office:value-type="float" office:value="0.04196237" calcext:value-type="float">
            <text:p>0.0419623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5641" calcext:value-type="float">
            <text:p>0.05315641</text:p>
          </table:table-cell>
          <table:table-cell office:value-type="float" office:value="0.05498176" calcext:value-type="float">
            <text:p>0.05498176</text:p>
          </table:table-cell>
          <table:table-cell office:value-type="float" office:value="0.0556888" calcext:value-type="float">
            <text:p>0.055688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0704" calcext:value-type="float">
            <text:p>0.06080704</text:p>
          </table:table-cell>
          <table:table-cell office:value-type="float" office:value="0.06587366" calcext:value-type="float">
            <text:p>0.06587366</text:p>
          </table:table-cell>
          <table:table-cell office:value-type="float" office:value="0.06479757" calcext:value-type="float">
            <text:p>0.0647975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8128" calcext:value-type="float">
            <text:p>0.07148128</text:p>
          </table:table-cell>
          <table:table-cell office:value-type="float" office:value="0.07647406" calcext:value-type="float">
            <text:p>0.07647406</text:p>
          </table:table-cell>
          <table:table-cell office:value-type="float" office:value="0.08067165" calcext:value-type="float">
            <text:p>0.0806716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90867" calcext:value-type="float">
            <text:p>0.08090867</text:p>
          </table:table-cell>
          <table:table-cell office:value-type="float" office:value="0.0895588" calcext:value-type="float">
            <text:p>0.0895588</text:p>
          </table:table-cell>
          <table:table-cell office:value-type="float" office:value="0.08553375" calcext:value-type="float">
            <text:p>0.0855337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29429" calcext:value-type="float">
            <text:p>0.09529429</text:p>
          </table:table-cell>
          <table:table-cell office:value-type="float" office:value="0.10317533" calcext:value-type="float">
            <text:p>0.10317533</text:p>
          </table:table-cell>
          <table:table-cell office:value-type="float" office:value="0.0978725" calcext:value-type="float">
            <text:p>0.097872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14305" calcext:value-type="float">
            <text:p>0.10814305</text:p>
          </table:table-cell>
          <table:table-cell office:value-type="float" office:value="0.1116022" calcext:value-type="float">
            <text:p>0.1116022</text:p>
          </table:table-cell>
          <table:table-cell office:value-type="float" office:value="0.11204874" calcext:value-type="float">
            <text:p>0.1120487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074" calcext:value-type="float">
            <text:p>0.01120074</text:p>
          </table:table-cell>
          <table:table-cell office:value-type="float" office:value="0.00770766" calcext:value-type="float">
            <text:p>0.00770766</text:p>
          </table:table-cell>
          <table:table-cell office:value-type="float" office:value="0.00873203" calcext:value-type="float">
            <text:p>0.0087320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7375" calcext:value-type="float">
            <text:p>0.02197375</text:p>
          </table:table-cell>
          <table:table-cell office:value-type="float" office:value="0.0212256" calcext:value-type="float">
            <text:p>0.0212256</text:p>
          </table:table-cell>
          <table:table-cell office:value-type="float" office:value="0.02047221" calcext:value-type="float">
            <text:p>0.0204722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56232" calcext:value-type="float">
            <text:p>0.03256232</text:p>
          </table:table-cell>
          <table:table-cell office:value-type="float" office:value="0.02965182" calcext:value-type="float">
            <text:p>0.02965182</text:p>
          </table:table-cell>
          <table:table-cell office:value-type="float" office:value="0.02992345" calcext:value-type="float">
            <text:p>0.0299234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66416" calcext:value-type="float">
            <text:p>0.04366416</text:p>
          </table:table-cell>
          <table:table-cell office:value-type="float" office:value="0.04010552" calcext:value-type="float">
            <text:p>0.04010552</text:p>
          </table:table-cell>
          <table:table-cell office:value-type="float" office:value="0.04193296" calcext:value-type="float">
            <text:p>0.0419329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04712" calcext:value-type="float">
            <text:p>0.05304712</text:p>
          </table:table-cell>
          <table:table-cell office:value-type="float" office:value="0.05555424" calcext:value-type="float">
            <text:p>0.05555424</text:p>
          </table:table-cell>
          <table:table-cell office:value-type="float" office:value="0.05597062" calcext:value-type="float">
            <text:p>0.0559706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696" calcext:value-type="float">
            <text:p>0.0608696</text:p>
          </table:table-cell>
          <table:table-cell office:value-type="float" office:value="0.06562437" calcext:value-type="float">
            <text:p>0.06562437</text:p>
          </table:table-cell>
          <table:table-cell office:value-type="float" office:value="0.06500202" calcext:value-type="float">
            <text:p>0.0650020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6926" calcext:value-type="float">
            <text:p>0.07146926</text:p>
          </table:table-cell>
          <table:table-cell office:value-type="float" office:value="0.07671018" calcext:value-type="float">
            <text:p>0.07671018</text:p>
          </table:table-cell>
          <table:table-cell office:value-type="float" office:value="0.08095641" calcext:value-type="float">
            <text:p>0.0809564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90474" calcext:value-type="float">
            <text:p>0.08090474</text:p>
          </table:table-cell>
          <table:table-cell office:value-type="float" office:value="0.08921827" calcext:value-type="float">
            <text:p>0.08921827</text:p>
          </table:table-cell>
          <table:table-cell office:value-type="float" office:value="0.08468211" calcext:value-type="float">
            <text:p>0.0846821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2338" calcext:value-type="float">
            <text:p>0.09532338</text:p>
          </table:table-cell>
          <table:table-cell office:value-type="float" office:value="0.10358642" calcext:value-type="float">
            <text:p>0.10358642</text:p>
          </table:table-cell>
          <table:table-cell office:value-type="float" office:value="0.09769356" calcext:value-type="float">
            <text:p>0.0976935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19028" calcext:value-type="float">
            <text:p>0.10819028</text:p>
          </table:table-cell>
          <table:table-cell office:value-type="float" office:value="0.11124629" calcext:value-type="float">
            <text:p>0.11124629</text:p>
          </table:table-cell>
          <table:table-cell office:value-type="float" office:value="0.11143068" calcext:value-type="float">
            <text:p>0.1114306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5297" calcext:value-type="float">
            <text:p>0.01115297</text:p>
          </table:table-cell>
          <table:table-cell office:value-type="float" office:value="0.00768567" calcext:value-type="float">
            <text:p>0.00768567</text:p>
          </table:table-cell>
          <table:table-cell office:value-type="float" office:value="0.00877906" calcext:value-type="float">
            <text:p>0.0087790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7109" calcext:value-type="float">
            <text:p>0.02207109</text:p>
          </table:table-cell>
          <table:table-cell office:value-type="float" office:value="0.02122568" calcext:value-type="float">
            <text:p>0.02122568</text:p>
          </table:table-cell>
          <table:table-cell office:value-type="float" office:value="0.02032447" calcext:value-type="float">
            <text:p>0.0203244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3439" calcext:value-type="float">
            <text:p>0.03273439</text:p>
          </table:table-cell>
          <table:table-cell office:value-type="float" office:value="0.02940876" calcext:value-type="float">
            <text:p>0.02940876</text:p>
          </table:table-cell>
          <table:table-cell office:value-type="float" office:value="0.02990268" calcext:value-type="float">
            <text:p>0.0299026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5123" calcext:value-type="float">
            <text:p>0.0435123</text:p>
          </table:table-cell>
          <table:table-cell office:value-type="float" office:value="0.04005493" calcext:value-type="float">
            <text:p>0.04005493</text:p>
          </table:table-cell>
          <table:table-cell office:value-type="float" office:value="0.04182714" calcext:value-type="float">
            <text:p>0.0418271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3541" calcext:value-type="float">
            <text:p>0.05283541</text:p>
          </table:table-cell>
          <table:table-cell office:value-type="float" office:value="0.05560704" calcext:value-type="float">
            <text:p>0.05560704</text:p>
          </table:table-cell>
          <table:table-cell office:value-type="float" office:value="0.05613595" calcext:value-type="float">
            <text:p>0.0561359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1142" calcext:value-type="float">
            <text:p>0.06091142</text:p>
          </table:table-cell>
          <table:table-cell office:value-type="float" office:value="0.06587175" calcext:value-type="float">
            <text:p>0.06587175</text:p>
          </table:table-cell>
          <table:table-cell office:value-type="float" office:value="0.06511453" calcext:value-type="float">
            <text:p>0.0651145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4412" calcext:value-type="float">
            <text:p>0.07144412</text:p>
          </table:table-cell>
          <table:table-cell office:value-type="float" office:value="0.0768219" calcext:value-type="float">
            <text:p>0.0768219</text:p>
          </table:table-cell>
          <table:table-cell office:value-type="float" office:value="0.08154862" calcext:value-type="float">
            <text:p>0.0815486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9819" calcext:value-type="float">
            <text:p>0.08089819</text:p>
          </table:table-cell>
          <table:table-cell office:value-type="float" office:value="0.0882868" calcext:value-type="float">
            <text:p>0.0882868</text:p>
          </table:table-cell>
          <table:table-cell office:value-type="float" office:value="0.08425519" calcext:value-type="float">
            <text:p>0.0842551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44391" calcext:value-type="float">
            <text:p>0.09544391</text:p>
          </table:table-cell>
          <table:table-cell office:value-type="float" office:value="0.10440446" calcext:value-type="float">
            <text:p>0.10440446</text:p>
          </table:table-cell>
          <table:table-cell office:value-type="float" office:value="0.09765124" calcext:value-type="float">
            <text:p>0.097651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86566" calcext:value-type="float">
            <text:p>0.10786566</text:p>
          </table:table-cell>
          <table:table-cell office:value-type="float" office:value="0.11129473" calcext:value-type="float">
            <text:p>0.11129473</text:p>
          </table:table-cell>
          <table:table-cell office:value-type="float" office:value="0.11094398" calcext:value-type="float">
            <text:p>0.1109439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3306" calcext:value-type="float">
            <text:p>0.01113306</text:p>
          </table:table-cell>
          <table:table-cell office:value-type="float" office:value="0.00766338" calcext:value-type="float">
            <text:p>0.00766338</text:p>
          </table:table-cell>
          <table:table-cell office:value-type="float" office:value="0.00874929" calcext:value-type="float">
            <text:p>0.0087492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3444" calcext:value-type="float">
            <text:p>0.02203444</text:p>
          </table:table-cell>
          <table:table-cell office:value-type="float" office:value="0.02120333" calcext:value-type="float">
            <text:p>0.02120333</text:p>
          </table:table-cell>
          <table:table-cell office:value-type="float" office:value="0.02035007" calcext:value-type="float">
            <text:p>0.0203500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6555" calcext:value-type="float">
            <text:p>0.03286555</text:p>
          </table:table-cell>
          <table:table-cell office:value-type="float" office:value="0.02942477" calcext:value-type="float">
            <text:p>0.02942477</text:p>
          </table:table-cell>
          <table:table-cell office:value-type="float" office:value="0.0297004" calcext:value-type="float">
            <text:p>0.029700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65168" calcext:value-type="float">
            <text:p>0.04365168</text:p>
          </table:table-cell>
          <table:table-cell office:value-type="float" office:value="0.04001469" calcext:value-type="float">
            <text:p>0.04001469</text:p>
          </table:table-cell>
          <table:table-cell office:value-type="float" office:value="0.04183844" calcext:value-type="float">
            <text:p>0.0418384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475" calcext:value-type="float">
            <text:p>0.0528475</text:p>
          </table:table-cell>
          <table:table-cell office:value-type="float" office:value="0.05583184" calcext:value-type="float">
            <text:p>0.05583184</text:p>
          </table:table-cell>
          <table:table-cell office:value-type="float" office:value="0.05645185" calcext:value-type="float">
            <text:p>0.0564518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3591" calcext:value-type="float">
            <text:p>0.06093591</text:p>
          </table:table-cell>
          <table:table-cell office:value-type="float" office:value="0.06581181" calcext:value-type="float">
            <text:p>0.06581181</text:p>
          </table:table-cell>
          <table:table-cell office:value-type="float" office:value="0.06504594" calcext:value-type="float">
            <text:p>0.0650459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1997" calcext:value-type="float">
            <text:p>0.07131997</text:p>
          </table:table-cell>
          <table:table-cell office:value-type="float" office:value="0.07724957" calcext:value-type="float">
            <text:p>0.07724957</text:p>
          </table:table-cell>
          <table:table-cell office:value-type="float" office:value="0.08162777" calcext:value-type="float">
            <text:p>0.0816277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3344" calcext:value-type="float">
            <text:p>0.08103344</text:p>
          </table:table-cell>
          <table:table-cell office:value-type="float" office:value="0.08772302" calcext:value-type="float">
            <text:p>0.08772302</text:p>
          </table:table-cell>
          <table:table-cell office:value-type="float" office:value="0.08365648" calcext:value-type="float">
            <text:p>0.0836564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56206" calcext:value-type="float">
            <text:p>0.09556206</text:p>
          </table:table-cell>
          <table:table-cell office:value-type="float" office:value="0.10454957" calcext:value-type="float">
            <text:p>0.10454957</text:p>
          </table:table-cell>
          <table:table-cell office:value-type="float" office:value="0.09783146" calcext:value-type="float">
            <text:p>0.0978314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74885" calcext:value-type="float">
            <text:p>0.10774885</text:p>
          </table:table-cell>
          <table:table-cell office:value-type="float" office:value="0.11100028" calcext:value-type="float">
            <text:p>0.11100028</text:p>
          </table:table-cell>
          <table:table-cell office:value-type="float" office:value="0.11105321" calcext:value-type="float">
            <text:p>0.111053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1221" calcext:value-type="float">
            <text:p>0.01101221</text:p>
          </table:table-cell>
          <table:table-cell office:value-type="float" office:value="0.00776046" calcext:value-type="float">
            <text:p>0.00776046</text:p>
          </table:table-cell>
          <table:table-cell office:value-type="float" office:value="0.00866352" calcext:value-type="float">
            <text:p>0.0086635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0051" calcext:value-type="float">
            <text:p>0.02210051</text:p>
          </table:table-cell>
          <table:table-cell office:value-type="float" office:value="0.02110159" calcext:value-type="float">
            <text:p>0.02110159</text:p>
          </table:table-cell>
          <table:table-cell office:value-type="float" office:value="0.02028055" calcext:value-type="float">
            <text:p>0.0202805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2207" calcext:value-type="float">
            <text:p>0.03292207</text:p>
          </table:table-cell>
          <table:table-cell office:value-type="float" office:value="0.02929513" calcext:value-type="float">
            <text:p>0.02929513</text:p>
          </table:table-cell>
          <table:table-cell office:value-type="float" office:value="0.02953504" calcext:value-type="float">
            <text:p>0.0295350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4555" calcext:value-type="float">
            <text:p>0.04394555</text:p>
          </table:table-cell>
          <table:table-cell office:value-type="float" office:value="0.03981011" calcext:value-type="float">
            <text:p>0.03981011</text:p>
          </table:table-cell>
          <table:table-cell office:value-type="float" office:value="0.04171159" calcext:value-type="float">
            <text:p>0.0417115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50088" calcext:value-type="float">
            <text:p>0.05250088</text:p>
          </table:table-cell>
          <table:table-cell office:value-type="float" office:value="0.05591199" calcext:value-type="float">
            <text:p>0.05591199</text:p>
          </table:table-cell>
          <table:table-cell office:value-type="float" office:value="0.0567041" calcext:value-type="float">
            <text:p>0.056704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988" calcext:value-type="float">
            <text:p>0.0608988</text:p>
          </table:table-cell>
          <table:table-cell office:value-type="float" office:value="0.06606788" calcext:value-type="float">
            <text:p>0.06606788</text:p>
          </table:table-cell>
          <table:table-cell office:value-type="float" office:value="0.06521007" calcext:value-type="float">
            <text:p>0.0652100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19589" calcext:value-type="float">
            <text:p>0.07119589</text:p>
          </table:table-cell>
          <table:table-cell office:value-type="float" office:value="0.07754864" calcext:value-type="float">
            <text:p>0.07754864</text:p>
          </table:table-cell>
          <table:table-cell office:value-type="float" office:value="0.08197658" calcext:value-type="float">
            <text:p>0.0819765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9003" calcext:value-type="float">
            <text:p>0.08109003</text:p>
          </table:table-cell>
          <table:table-cell office:value-type="float" office:value="0.0866671" calcext:value-type="float">
            <text:p>0.0866671</text:p>
          </table:table-cell>
          <table:table-cell office:value-type="float" office:value="0.083338" calcext:value-type="float">
            <text:p>0.08333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4779" calcext:value-type="float">
            <text:p>0.09584779</text:p>
          </table:table-cell>
          <table:table-cell office:value-type="float" office:value="0.10499333" calcext:value-type="float">
            <text:p>0.10499333</text:p>
          </table:table-cell>
          <table:table-cell office:value-type="float" office:value="0.09753154" calcext:value-type="float">
            <text:p>0.0975315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86992" calcext:value-type="float">
            <text:p>0.10786992</text:p>
          </table:table-cell>
          <table:table-cell office:value-type="float" office:value="0.11081645" calcext:value-type="float">
            <text:p>0.11081645</text:p>
          </table:table-cell>
          <table:table-cell office:value-type="float" office:value="0.11095656" calcext:value-type="float">
            <text:p>0.1109565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0467" calcext:value-type="float">
            <text:p>0.01100467</text:p>
          </table:table-cell>
          <table:table-cell office:value-type="float" office:value="0.00768698" calcext:value-type="float">
            <text:p>0.00768698</text:p>
          </table:table-cell>
          <table:table-cell office:value-type="float" office:value="0.00868797" calcext:value-type="float">
            <text:p>0.0086879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8546" calcext:value-type="float">
            <text:p>0.02198546</text:p>
          </table:table-cell>
          <table:table-cell office:value-type="float" office:value="0.02086094" calcext:value-type="float">
            <text:p>0.02086094</text:p>
          </table:table-cell>
          <table:table-cell office:value-type="float" office:value="0.02024899" calcext:value-type="float">
            <text:p>0.020248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3146" calcext:value-type="float">
            <text:p>0.03303146</text:p>
          </table:table-cell>
          <table:table-cell office:value-type="float" office:value="0.02929542" calcext:value-type="float">
            <text:p>0.02929542</text:p>
          </table:table-cell>
          <table:table-cell office:value-type="float" office:value="0.02951006" calcext:value-type="float">
            <text:p>0.0295100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02201" calcext:value-type="float">
            <text:p>0.04402201</text:p>
          </table:table-cell>
          <table:table-cell office:value-type="float" office:value="0.03974664" calcext:value-type="float">
            <text:p>0.03974664</text:p>
          </table:table-cell>
          <table:table-cell office:value-type="float" office:value="0.04171605" calcext:value-type="float">
            <text:p>0.041716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54094" calcext:value-type="float">
            <text:p>0.05254094</text:p>
          </table:table-cell>
          <table:table-cell office:value-type="float" office:value="0.05601296" calcext:value-type="float">
            <text:p>0.05601296</text:p>
          </table:table-cell>
          <table:table-cell office:value-type="float" office:value="0.05657275" calcext:value-type="float">
            <text:p>0.0565727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0804" calcext:value-type="float">
            <text:p>0.06110804</text:p>
          </table:table-cell>
          <table:table-cell office:value-type="float" office:value="0.06610367" calcext:value-type="float">
            <text:p>0.06610367</text:p>
          </table:table-cell>
          <table:table-cell office:value-type="float" office:value="0.06528082" calcext:value-type="float">
            <text:p>0.0652808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2787" calcext:value-type="float">
            <text:p>0.0712787</text:p>
          </table:table-cell>
          <table:table-cell office:value-type="float" office:value="0.07770213" calcext:value-type="float">
            <text:p>0.07770213</text:p>
          </table:table-cell>
          <table:table-cell office:value-type="float" office:value="0.08222882" calcext:value-type="float">
            <text:p>0.0822288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24656" calcext:value-type="float">
            <text:p>0.08124656</text:p>
          </table:table-cell>
          <table:table-cell office:value-type="float" office:value="0.08603368" calcext:value-type="float">
            <text:p>0.08603368</text:p>
          </table:table-cell>
          <table:table-cell office:value-type="float" office:value="0.08286688" calcext:value-type="float">
            <text:p>0.0828668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93143" calcext:value-type="float">
            <text:p>0.09593143</text:p>
          </table:table-cell>
          <table:table-cell office:value-type="float" office:value="0.104921" calcext:value-type="float">
            <text:p>0.104921</text:p>
          </table:table-cell>
          <table:table-cell office:value-type="float" office:value="0.09744969" calcext:value-type="float">
            <text:p>0.0974496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90981" calcext:value-type="float">
            <text:p>0.10790981</text:p>
          </table:table-cell>
          <table:table-cell office:value-type="float" office:value="0.11120148" calcext:value-type="float">
            <text:p>0.11120148</text:p>
          </table:table-cell>
          <table:table-cell office:value-type="float" office:value="0.11112263" calcext:value-type="float">
            <text:p>0.1111226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7241" calcext:value-type="float">
            <text:p>0.01097241</text:p>
          </table:table-cell>
          <table:table-cell office:value-type="float" office:value="0.00765639" calcext:value-type="float">
            <text:p>0.00765639</text:p>
          </table:table-cell>
          <table:table-cell office:value-type="float" office:value="0.00874022" calcext:value-type="float">
            <text:p>0.0087402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4064" calcext:value-type="float">
            <text:p>0.02204064</text:p>
          </table:table-cell>
          <table:table-cell office:value-type="float" office:value="0.02096561" calcext:value-type="float">
            <text:p>0.02096561</text:p>
          </table:table-cell>
          <table:table-cell office:value-type="float" office:value="0.02025337" calcext:value-type="float">
            <text:p>0.0202533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3377" calcext:value-type="float">
            <text:p>0.03303377</text:p>
          </table:table-cell>
          <table:table-cell office:value-type="float" office:value="0.02934161" calcext:value-type="float">
            <text:p>0.02934161</text:p>
          </table:table-cell>
          <table:table-cell office:value-type="float" office:value="0.02944192" calcext:value-type="float">
            <text:p>0.0294419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368" calcext:value-type="float">
            <text:p>0.0442368</text:p>
          </table:table-cell>
          <table:table-cell office:value-type="float" office:value="0.03970182" calcext:value-type="float">
            <text:p>0.03970182</text:p>
          </table:table-cell>
          <table:table-cell office:value-type="float" office:value="0.0418098" calcext:value-type="float">
            <text:p>0.04180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48284" calcext:value-type="float">
            <text:p>0.05248284</text:p>
          </table:table-cell>
          <table:table-cell office:value-type="float" office:value="0.05587601" calcext:value-type="float">
            <text:p>0.05587601</text:p>
          </table:table-cell>
          <table:table-cell office:value-type="float" office:value="0.05660769" calcext:value-type="float">
            <text:p>0.0566076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7091" calcext:value-type="float">
            <text:p>0.06117091</text:p>
          </table:table-cell>
          <table:table-cell office:value-type="float" office:value="0.06626594" calcext:value-type="float">
            <text:p>0.06626594</text:p>
          </table:table-cell>
          <table:table-cell office:value-type="float" office:value="0.06534082" calcext:value-type="float">
            <text:p>0.0653408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3909" calcext:value-type="float">
            <text:p>0.07133909</text:p>
          </table:table-cell>
          <table:table-cell office:value-type="float" office:value="0.07785474" calcext:value-type="float">
            <text:p>0.07785474</text:p>
          </table:table-cell>
          <table:table-cell office:value-type="float" office:value="0.08197033" calcext:value-type="float">
            <text:p>0.0819703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17486" calcext:value-type="float">
            <text:p>0.08117486</text:p>
          </table:table-cell>
          <table:table-cell office:value-type="float" office:value="0.08575472" calcext:value-type="float">
            <text:p>0.08575472</text:p>
          </table:table-cell>
          <table:table-cell office:value-type="float" office:value="0.08269253" calcext:value-type="float">
            <text:p>0.0826925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10271" calcext:value-type="float">
            <text:p>0.09610271</text:p>
          </table:table-cell>
          <table:table-cell office:value-type="float" office:value="0.10504183" calcext:value-type="float">
            <text:p>0.10504183</text:p>
          </table:table-cell>
          <table:table-cell office:value-type="float" office:value="0.09749801" calcext:value-type="float">
            <text:p>0.097498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08951" calcext:value-type="float">
            <text:p>0.10808951</text:p>
          </table:table-cell>
          <table:table-cell office:value-type="float" office:value="0.11124244" calcext:value-type="float">
            <text:p>0.11124244</text:p>
          </table:table-cell>
          <table:table-cell office:value-type="float" office:value="0.11151478" calcext:value-type="float">
            <text:p>0.111514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5116" calcext:value-type="float">
            <text:p>0.01105116</text:p>
          </table:table-cell>
          <table:table-cell office:value-type="float" office:value="0.00767698" calcext:value-type="float">
            <text:p>0.00767698</text:p>
          </table:table-cell>
          <table:table-cell office:value-type="float" office:value="0.00884355" calcext:value-type="float">
            <text:p>0.0088435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0383" calcext:value-type="float">
            <text:p>0.02200383</text:p>
          </table:table-cell>
          <table:table-cell office:value-type="float" office:value="0.02083345" calcext:value-type="float">
            <text:p>0.02083345</text:p>
          </table:table-cell>
          <table:table-cell office:value-type="float" office:value="0.02021843" calcext:value-type="float">
            <text:p>0.0202184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396" calcext:value-type="float">
            <text:p>0.0332396</text:p>
          </table:table-cell>
          <table:table-cell office:value-type="float" office:value="0.02926984" calcext:value-type="float">
            <text:p>0.02926984</text:p>
          </table:table-cell>
          <table:table-cell office:value-type="float" office:value="0.02927068" calcext:value-type="float">
            <text:p>0.0292706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7966" calcext:value-type="float">
            <text:p>0.04417966</text:p>
          </table:table-cell>
          <table:table-cell office:value-type="float" office:value="0.03960439" calcext:value-type="float">
            <text:p>0.03960439</text:p>
          </table:table-cell>
          <table:table-cell office:value-type="float" office:value="0.04185802" calcext:value-type="float">
            <text:p>0.0418580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53965" calcext:value-type="float">
            <text:p>0.05253965</text:p>
          </table:table-cell>
          <table:table-cell office:value-type="float" office:value="0.0559924" calcext:value-type="float">
            <text:p>0.0559924</text:p>
          </table:table-cell>
          <table:table-cell office:value-type="float" office:value="0.05668354" calcext:value-type="float">
            <text:p>0.0566835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31563" calcext:value-type="float">
            <text:p>0.06131563</text:p>
          </table:table-cell>
          <table:table-cell office:value-type="float" office:value="0.06627581" calcext:value-type="float">
            <text:p>0.06627581</text:p>
          </table:table-cell>
          <table:table-cell office:value-type="float" office:value="0.06555768" calcext:value-type="float">
            <text:p>0.0655576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9575" calcext:value-type="float">
            <text:p>0.07169575</text:p>
          </table:table-cell>
          <table:table-cell office:value-type="float" office:value="0.0781912" calcext:value-type="float">
            <text:p>0.0781912</text:p>
          </table:table-cell>
          <table:table-cell office:value-type="float" office:value="0.08194879" calcext:value-type="float">
            <text:p>0.0819487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41871" calcext:value-type="float">
            <text:p>0.08141871</text:p>
          </table:table-cell>
          <table:table-cell office:value-type="float" office:value="0.08533463" calcext:value-type="float">
            <text:p>0.08533463</text:p>
          </table:table-cell>
          <table:table-cell office:value-type="float" office:value="0.08244707" calcext:value-type="float">
            <text:p>0.0824470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05377" calcext:value-type="float">
            <text:p>0.09605377</text:p>
          </table:table-cell>
          <table:table-cell office:value-type="float" office:value="0.10495934" calcext:value-type="float">
            <text:p>0.10495934</text:p>
          </table:table-cell>
          <table:table-cell office:value-type="float" office:value="0.09749115" calcext:value-type="float">
            <text:p>0.097491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99994" calcext:value-type="float">
            <text:p>0.10799994</text:p>
          </table:table-cell>
          <table:table-cell office:value-type="float" office:value="0.11143307" calcext:value-type="float">
            <text:p>0.11143307</text:p>
          </table:table-cell>
          <table:table-cell office:value-type="float" office:value="0.11186717" calcext:value-type="float">
            <text:p>0.111867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0627" calcext:value-type="float">
            <text:p>0.01090627</text:p>
          </table:table-cell>
          <table:table-cell office:value-type="float" office:value="0.00767994" calcext:value-type="float">
            <text:p>0.00767994</text:p>
          </table:table-cell>
          <table:table-cell office:value-type="float" office:value="0.00871165" calcext:value-type="float">
            <text:p>0.0087116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3484" calcext:value-type="float">
            <text:p>0.02213484</text:p>
          </table:table-cell>
          <table:table-cell office:value-type="float" office:value="0.02087999" calcext:value-type="float">
            <text:p>0.02087999</text:p>
          </table:table-cell>
          <table:table-cell office:value-type="float" office:value="0.02017738" calcext:value-type="float">
            <text:p>0.0201773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2359" calcext:value-type="float">
            <text:p>0.03322359</text:p>
          </table:table-cell>
          <table:table-cell office:value-type="float" office:value="0.02924887" calcext:value-type="float">
            <text:p>0.02924887</text:p>
          </table:table-cell>
          <table:table-cell office:value-type="float" office:value="0.02928607" calcext:value-type="float">
            <text:p>0.0292860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38661" calcext:value-type="float">
            <text:p>0.04438661</text:p>
          </table:table-cell>
          <table:table-cell office:value-type="float" office:value="0.03943594" calcext:value-type="float">
            <text:p>0.03943594</text:p>
          </table:table-cell>
          <table:table-cell office:value-type="float" office:value="0.04187953" calcext:value-type="float">
            <text:p>0.0418795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5431" calcext:value-type="float">
            <text:p>0.0525431</text:p>
          </table:table-cell>
          <table:table-cell office:value-type="float" office:value="0.05577838" calcext:value-type="float">
            <text:p>0.05577838</text:p>
          </table:table-cell>
          <table:table-cell office:value-type="float" office:value="0.05630494" calcext:value-type="float">
            <text:p>0.0563049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36647" calcext:value-type="float">
            <text:p>0.06136647</text:p>
          </table:table-cell>
          <table:table-cell office:value-type="float" office:value="0.06640125" calcext:value-type="float">
            <text:p>0.06640125</text:p>
          </table:table-cell>
          <table:table-cell office:value-type="float" office:value="0.06565308" calcext:value-type="float">
            <text:p>0.0656530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1119" calcext:value-type="float">
            <text:p>0.07161119</text:p>
          </table:table-cell>
          <table:table-cell office:value-type="float" office:value="0.07831711" calcext:value-type="float">
            <text:p>0.07831711</text:p>
          </table:table-cell>
          <table:table-cell office:value-type="float" office:value="0.08164446" calcext:value-type="float">
            <text:p>0.0816444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4701" calcext:value-type="float">
            <text:p>0.08104701</text:p>
          </table:table-cell>
          <table:table-cell office:value-type="float" office:value="0.08497323" calcext:value-type="float">
            <text:p>0.08497323</text:p>
          </table:table-cell>
          <table:table-cell office:value-type="float" office:value="0.08242183" calcext:value-type="float">
            <text:p>0.0824218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622079" calcext:value-type="float">
            <text:p>0.09622079</text:p>
          </table:table-cell>
          <table:table-cell office:value-type="float" office:value="0.1046107" calcext:value-type="float">
            <text:p>0.1046107</text:p>
          </table:table-cell>
          <table:table-cell office:value-type="float" office:value="0.09749769" calcext:value-type="float">
            <text:p>0.0974976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4587" calcext:value-type="float">
            <text:p>0.1084587</text:p>
          </table:table-cell>
          <table:table-cell office:value-type="float" office:value="0.11218157" calcext:value-type="float">
            <text:p>0.11218157</text:p>
          </table:table-cell>
          <table:table-cell office:value-type="float" office:value="0.11234502" calcext:value-type="float">
            <text:p>0.1123450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5354" calcext:value-type="float">
            <text:p>0.01095354</text:p>
          </table:table-cell>
          <table:table-cell office:value-type="float" office:value="0.00769321" calcext:value-type="float">
            <text:p>0.00769321</text:p>
          </table:table-cell>
          <table:table-cell office:value-type="float" office:value="0.00879138" calcext:value-type="float">
            <text:p>0.0087913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99892" calcext:value-type="float">
            <text:p>0.02199892</text:p>
          </table:table-cell>
          <table:table-cell office:value-type="float" office:value="0.02088909" calcext:value-type="float">
            <text:p>0.02088909</text:p>
          </table:table-cell>
          <table:table-cell office:value-type="float" office:value="0.02011878" calcext:value-type="float">
            <text:p>0.0201187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36687" calcext:value-type="float">
            <text:p>0.03336687</text:p>
          </table:table-cell>
          <table:table-cell office:value-type="float" office:value="0.02918234" calcext:value-type="float">
            <text:p>0.02918234</text:p>
          </table:table-cell>
          <table:table-cell office:value-type="float" office:value="0.02907679" calcext:value-type="float">
            <text:p>0.0290767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51339" calcext:value-type="float">
            <text:p>0.04451339</text:p>
          </table:table-cell>
          <table:table-cell office:value-type="float" office:value="0.03950773" calcext:value-type="float">
            <text:p>0.03950773</text:p>
          </table:table-cell>
          <table:table-cell office:value-type="float" office:value="0.04198525" calcext:value-type="float">
            <text:p>0.0419852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5904" calcext:value-type="float">
            <text:p>0.05265904</text:p>
          </table:table-cell>
          <table:table-cell office:value-type="float" office:value="0.05584272" calcext:value-type="float">
            <text:p>0.05584272</text:p>
          </table:table-cell>
          <table:table-cell office:value-type="float" office:value="0.05614654" calcext:value-type="float">
            <text:p>0.0561465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30631" calcext:value-type="float">
            <text:p>0.06130631</text:p>
          </table:table-cell>
          <table:table-cell office:value-type="float" office:value="0.06647876" calcext:value-type="float">
            <text:p>0.06647876</text:p>
          </table:table-cell>
          <table:table-cell office:value-type="float" office:value="0.06566966" calcext:value-type="float">
            <text:p>0.0656696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1758" calcext:value-type="float">
            <text:p>0.07181758</text:p>
          </table:table-cell>
          <table:table-cell office:value-type="float" office:value="0.07853127" calcext:value-type="float">
            <text:p>0.07853127</text:p>
          </table:table-cell>
          <table:table-cell office:value-type="float" office:value="0.08144519" calcext:value-type="float">
            <text:p>0.081445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898" calcext:value-type="float">
            <text:p>0.0810898</text:p>
          </table:table-cell>
          <table:table-cell office:value-type="float" office:value="0.08499739" calcext:value-type="float">
            <text:p>0.08499739</text:p>
          </table:table-cell>
          <table:table-cell office:value-type="float" office:value="0.08269537" calcext:value-type="float">
            <text:p>0.0826953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99061" calcext:value-type="float">
            <text:p>0.09599061</text:p>
          </table:table-cell>
          <table:table-cell office:value-type="float" office:value="0.10420972" calcext:value-type="float">
            <text:p>0.10420972</text:p>
          </table:table-cell>
          <table:table-cell office:value-type="float" office:value="0.09755934" calcext:value-type="float">
            <text:p>0.0975593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66502" calcext:value-type="float">
            <text:p>0.10866502</text:p>
          </table:table-cell>
          <table:table-cell office:value-type="float" office:value="0.11227399" calcext:value-type="float">
            <text:p>0.11227399</text:p>
          </table:table-cell>
          <table:table-cell office:value-type="float" office:value="0.11254501" calcext:value-type="float">
            <text:p>0.112545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077" calcext:value-type="float">
            <text:p>0.01096077</text:p>
          </table:table-cell>
          <table:table-cell office:value-type="float" office:value="0.00751362" calcext:value-type="float">
            <text:p>0.00751362</text:p>
          </table:table-cell>
          <table:table-cell office:value-type="float" office:value="0.00868802" calcext:value-type="float">
            <text:p>0.0086880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0776" calcext:value-type="float">
            <text:p>0.02210776</text:p>
          </table:table-cell>
          <table:table-cell office:value-type="float" office:value="0.0209093" calcext:value-type="float">
            <text:p>0.0209093</text:p>
          </table:table-cell>
          <table:table-cell office:value-type="float" office:value="0.02016716" calcext:value-type="float">
            <text:p>0.0201671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9354" calcext:value-type="float">
            <text:p>0.03329354</text:p>
          </table:table-cell>
          <table:table-cell office:value-type="float" office:value="0.02932732" calcext:value-type="float">
            <text:p>0.02932732</text:p>
          </table:table-cell>
          <table:table-cell office:value-type="float" office:value="0.02920849" calcext:value-type="float">
            <text:p>0.0292084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37609" calcext:value-type="float">
            <text:p>0.04437609</text:p>
          </table:table-cell>
          <table:table-cell office:value-type="float" office:value="0.03923657" calcext:value-type="float">
            <text:p>0.03923657</text:p>
          </table:table-cell>
          <table:table-cell office:value-type="float" office:value="0.04218664" calcext:value-type="float">
            <text:p>0.0421866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9331" calcext:value-type="float">
            <text:p>0.05289331</text:p>
          </table:table-cell>
          <table:table-cell office:value-type="float" office:value="0.05561082" calcext:value-type="float">
            <text:p>0.05561082</text:p>
          </table:table-cell>
          <table:table-cell office:value-type="float" office:value="0.05608124" calcext:value-type="float">
            <text:p>0.0560812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1846" calcext:value-type="float">
            <text:p>0.06121846</text:p>
          </table:table-cell>
          <table:table-cell office:value-type="float" office:value="0.06639034" calcext:value-type="float">
            <text:p>0.06639034</text:p>
          </table:table-cell>
          <table:table-cell office:value-type="float" office:value="0.06555268" calcext:value-type="float">
            <text:p>0.0655526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4724" calcext:value-type="float">
            <text:p>0.07174724</text:p>
          </table:table-cell>
          <table:table-cell office:value-type="float" office:value="0.07856201" calcext:value-type="float">
            <text:p>0.07856201</text:p>
          </table:table-cell>
          <table:table-cell office:value-type="float" office:value="0.08118767" calcext:value-type="float">
            <text:p>0.0811876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90117" calcext:value-type="float">
            <text:p>0.08090117</text:p>
          </table:table-cell>
          <table:table-cell office:value-type="float" office:value="0.084981" calcext:value-type="float">
            <text:p>0.084981</text:p>
          </table:table-cell>
          <table:table-cell office:value-type="float" office:value="0.08268329" calcext:value-type="float">
            <text:p>0.0826832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4847" calcext:value-type="float">
            <text:p>0.09584847</text:p>
          </table:table-cell>
          <table:table-cell office:value-type="float" office:value="0.10391368" calcext:value-type="float">
            <text:p>0.10391368</text:p>
          </table:table-cell>
          <table:table-cell office:value-type="float" office:value="0.0975215" calcext:value-type="float">
            <text:p>0.09752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89386" calcext:value-type="float">
            <text:p>0.10889386</text:p>
          </table:table-cell>
          <table:table-cell office:value-type="float" office:value="0.11318699" calcext:value-type="float">
            <text:p>0.11318699</text:p>
          </table:table-cell>
          <table:table-cell office:value-type="float" office:value="0.11329383" calcext:value-type="float">
            <text:p>0.113293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391" calcext:value-type="float">
            <text:p>0.01102391</text:p>
          </table:table-cell>
          <table:table-cell office:value-type="float" office:value="0.00761742" calcext:value-type="float">
            <text:p>0.00761742</text:p>
          </table:table-cell>
          <table:table-cell office:value-type="float" office:value="0.00889202" calcext:value-type="float">
            <text:p>0.0088920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8379" calcext:value-type="float">
            <text:p>0.02218379</text:p>
          </table:table-cell>
          <table:table-cell office:value-type="float" office:value="0.020941" calcext:value-type="float">
            <text:p>0.020941</text:p>
          </table:table-cell>
          <table:table-cell office:value-type="float" office:value="0.02017734" calcext:value-type="float">
            <text:p>0.0201773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3334" calcext:value-type="float">
            <text:p>0.03323334</text:p>
          </table:table-cell>
          <table:table-cell office:value-type="float" office:value="0.02922285" calcext:value-type="float">
            <text:p>0.02922285</text:p>
          </table:table-cell>
          <table:table-cell office:value-type="float" office:value="0.02935073" calcext:value-type="float">
            <text:p>0.0293507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35506" calcext:value-type="float">
            <text:p>0.04435506</text:p>
          </table:table-cell>
          <table:table-cell office:value-type="float" office:value="0.03931315" calcext:value-type="float">
            <text:p>0.03931315</text:p>
          </table:table-cell>
          <table:table-cell office:value-type="float" office:value="0.04215711" calcext:value-type="float">
            <text:p>0.0421571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3907" calcext:value-type="float">
            <text:p>0.05293907</text:p>
          </table:table-cell>
          <table:table-cell office:value-type="float" office:value="0.05530311" calcext:value-type="float">
            <text:p>0.05530311</text:p>
          </table:table-cell>
          <table:table-cell office:value-type="float" office:value="0.05598278" calcext:value-type="float">
            <text:p>0.0559827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1907" calcext:value-type="float">
            <text:p>0.06121907</text:p>
          </table:table-cell>
          <table:table-cell office:value-type="float" office:value="0.06642785" calcext:value-type="float">
            <text:p>0.06642785</text:p>
          </table:table-cell>
          <table:table-cell office:value-type="float" office:value="0.0656516" calcext:value-type="float">
            <text:p>0.065651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2061" calcext:value-type="float">
            <text:p>0.07182061</text:p>
          </table:table-cell>
          <table:table-cell office:value-type="float" office:value="0.07866742" calcext:value-type="float">
            <text:p>0.07866742</text:p>
          </table:table-cell>
          <table:table-cell office:value-type="float" office:value="0.08071677" calcext:value-type="float">
            <text:p>0.0807167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74622" calcext:value-type="float">
            <text:p>0.08074622</text:p>
          </table:table-cell>
          <table:table-cell office:value-type="float" office:value="0.08523685" calcext:value-type="float">
            <text:p>0.08523685</text:p>
          </table:table-cell>
          <table:table-cell office:value-type="float" office:value="0.08328542" calcext:value-type="float">
            <text:p>0.0832854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0168" calcext:value-type="float">
            <text:p>0.09580168</text:p>
          </table:table-cell>
          <table:table-cell office:value-type="float" office:value="0.10363464" calcext:value-type="float">
            <text:p>0.10363464</text:p>
          </table:table-cell>
          <table:table-cell office:value-type="float" office:value="0.09750045" calcext:value-type="float">
            <text:p>0.0975004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76499" calcext:value-type="float">
            <text:p>0.10876499</text:p>
          </table:table-cell>
          <table:table-cell office:value-type="float" office:value="0.11328854" calcext:value-type="float">
            <text:p>0.11328854</text:p>
          </table:table-cell>
          <table:table-cell office:value-type="float" office:value="0.11341874" calcext:value-type="float">
            <text:p>0.113418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9089" calcext:value-type="float">
            <text:p>0.01099089</text:p>
          </table:table-cell>
          <table:table-cell office:value-type="float" office:value="0.00754752" calcext:value-type="float">
            <text:p>0.00754752</text:p>
          </table:table-cell>
          <table:table-cell office:value-type="float" office:value="0.00869742" calcext:value-type="float">
            <text:p>0.0086974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0667" calcext:value-type="float">
            <text:p>0.02210667</text:p>
          </table:table-cell>
          <table:table-cell office:value-type="float" office:value="0.02100506" calcext:value-type="float">
            <text:p>0.02100506</text:p>
          </table:table-cell>
          <table:table-cell office:value-type="float" office:value="0.02011556" calcext:value-type="float">
            <text:p>0.0201155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0114" calcext:value-type="float">
            <text:p>0.03320114</text:p>
          </table:table-cell>
          <table:table-cell office:value-type="float" office:value="0.02939496" calcext:value-type="float">
            <text:p>0.02939496</text:p>
          </table:table-cell>
          <table:table-cell office:value-type="float" office:value="0.02938413" calcext:value-type="float">
            <text:p>0.0293841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40828" calcext:value-type="float">
            <text:p>0.04440828</text:p>
          </table:table-cell>
          <table:table-cell office:value-type="float" office:value="0.03940293" calcext:value-type="float">
            <text:p>0.03940293</text:p>
          </table:table-cell>
          <table:table-cell office:value-type="float" office:value="0.0422707" calcext:value-type="float">
            <text:p>0.04227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75817" calcext:value-type="float">
            <text:p>0.05275817</text:p>
          </table:table-cell>
          <table:table-cell office:value-type="float" office:value="0.05532249" calcext:value-type="float">
            <text:p>0.05532249</text:p>
          </table:table-cell>
          <table:table-cell office:value-type="float" office:value="0.05571964" calcext:value-type="float">
            <text:p>0.0557196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6083" calcext:value-type="float">
            <text:p>0.06116083</text:p>
          </table:table-cell>
          <table:table-cell office:value-type="float" office:value="0.0664456" calcext:value-type="float">
            <text:p>0.0664456</text:p>
          </table:table-cell>
          <table:table-cell office:value-type="float" office:value="0.0654707" calcext:value-type="float">
            <text:p>0.065470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7401" calcext:value-type="float">
            <text:p>0.07177401</text:p>
          </table:table-cell>
          <table:table-cell office:value-type="float" office:value="0.07860463" calcext:value-type="float">
            <text:p>0.07860463</text:p>
          </table:table-cell>
          <table:table-cell office:value-type="float" office:value="0.08021577" calcext:value-type="float">
            <text:p>0.0802157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71787" calcext:value-type="float">
            <text:p>0.08071787</text:p>
          </table:table-cell>
          <table:table-cell office:value-type="float" office:value="0.0856892" calcext:value-type="float">
            <text:p>0.0856892</text:p>
          </table:table-cell>
          <table:table-cell office:value-type="float" office:value="0.08331645" calcext:value-type="float">
            <text:p>0.0833164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52915" calcext:value-type="float">
            <text:p>0.09552915</text:p>
          </table:table-cell>
          <table:table-cell office:value-type="float" office:value="0.10324761" calcext:value-type="float">
            <text:p>0.10324761</text:p>
          </table:table-cell>
          <table:table-cell office:value-type="float" office:value="0.09751834" calcext:value-type="float">
            <text:p>0.0975183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2132" calcext:value-type="float">
            <text:p>0.10902132</text:p>
          </table:table-cell>
          <table:table-cell office:value-type="float" office:value="0.11379312" calcext:value-type="float">
            <text:p>0.11379312</text:p>
          </table:table-cell>
          <table:table-cell office:value-type="float" office:value="0.11416595" calcext:value-type="float">
            <text:p>0.1141659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6124" calcext:value-type="float">
            <text:p>0.01106124</text:p>
          </table:table-cell>
          <table:table-cell office:value-type="float" office:value="0.00760061" calcext:value-type="float">
            <text:p>0.00760061</text:p>
          </table:table-cell>
          <table:table-cell office:value-type="float" office:value="0.00881234" calcext:value-type="float">
            <text:p>0.0088123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3569" calcext:value-type="float">
            <text:p>0.02213569</text:p>
          </table:table-cell>
          <table:table-cell office:value-type="float" office:value="0.02111021" calcext:value-type="float">
            <text:p>0.02111021</text:p>
          </table:table-cell>
          <table:table-cell office:value-type="float" office:value="0.02026719" calcext:value-type="float">
            <text:p>0.0202671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7792" calcext:value-type="float">
            <text:p>0.03297792</text:p>
          </table:table-cell>
          <table:table-cell office:value-type="float" office:value="0.02926913" calcext:value-type="float">
            <text:p>0.02926913</text:p>
          </table:table-cell>
          <table:table-cell office:value-type="float" office:value="0.0293834" calcext:value-type="float">
            <text:p>0.029383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2553" calcext:value-type="float">
            <text:p>0.04422553</text:p>
          </table:table-cell>
          <table:table-cell office:value-type="float" office:value="0.03938413" calcext:value-type="float">
            <text:p>0.03938413</text:p>
          </table:table-cell>
          <table:table-cell office:value-type="float" office:value="0.04255449" calcext:value-type="float">
            <text:p>0.0425544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7082" calcext:value-type="float">
            <text:p>0.05297082</text:p>
          </table:table-cell>
          <table:table-cell office:value-type="float" office:value="0.05496524" calcext:value-type="float">
            <text:p>0.05496524</text:p>
          </table:table-cell>
          <table:table-cell office:value-type="float" office:value="0.05572126" calcext:value-type="float">
            <text:p>0.0557212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7341" calcext:value-type="float">
            <text:p>0.06097341</text:p>
          </table:table-cell>
          <table:table-cell office:value-type="float" office:value="0.06620716" calcext:value-type="float">
            <text:p>0.06620716</text:p>
          </table:table-cell>
          <table:table-cell office:value-type="float" office:value="0.06539192" calcext:value-type="float">
            <text:p>0.0653919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2564" calcext:value-type="float">
            <text:p>0.07182564</text:p>
          </table:table-cell>
          <table:table-cell office:value-type="float" office:value="0.07820828" calcext:value-type="float">
            <text:p>0.07820828</text:p>
          </table:table-cell>
          <table:table-cell office:value-type="float" office:value="0.07989163" calcext:value-type="float">
            <text:p>0.0798916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7093" calcext:value-type="float">
            <text:p>0.0807093</text:p>
          </table:table-cell>
          <table:table-cell office:value-type="float" office:value="0.0856872" calcext:value-type="float">
            <text:p>0.0856872</text:p>
          </table:table-cell>
          <table:table-cell office:value-type="float" office:value="0.08383434" calcext:value-type="float">
            <text:p>0.083834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47742" calcext:value-type="float">
            <text:p>0.09547742</text:p>
          </table:table-cell>
          <table:table-cell office:value-type="float" office:value="0.10253832" calcext:value-type="float">
            <text:p>0.10253832</text:p>
          </table:table-cell>
          <table:table-cell office:value-type="float" office:value="0.09751826" calcext:value-type="float">
            <text:p>0.0975182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3113" calcext:value-type="float">
            <text:p>0.10903113</text:p>
          </table:table-cell>
          <table:table-cell office:value-type="float" office:value="0.11412555" calcext:value-type="float">
            <text:p>0.11412555</text:p>
          </table:table-cell>
          <table:table-cell office:value-type="float" office:value="0.11436126" calcext:value-type="float">
            <text:p>0.114361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5316" calcext:value-type="float">
            <text:p>0.01115316</text:p>
          </table:table-cell>
          <table:table-cell office:value-type="float" office:value="0.00767867" calcext:value-type="float">
            <text:p>0.00767867</text:p>
          </table:table-cell>
          <table:table-cell office:value-type="float" office:value="0.00886411" calcext:value-type="float">
            <text:p>0.0088641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2192" calcext:value-type="float">
            <text:p>0.02222192</text:p>
          </table:table-cell>
          <table:table-cell office:value-type="float" office:value="0.02100898" calcext:value-type="float">
            <text:p>0.02100898</text:p>
          </table:table-cell>
          <table:table-cell office:value-type="float" office:value="0.02014163" calcext:value-type="float">
            <text:p>0.0201416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7464" calcext:value-type="float">
            <text:p>0.03297464</text:p>
          </table:table-cell>
          <table:table-cell office:value-type="float" office:value="0.02929968" calcext:value-type="float">
            <text:p>0.02929968</text:p>
          </table:table-cell>
          <table:table-cell office:value-type="float" office:value="0.02942377" calcext:value-type="float">
            <text:p>0.0294237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8249" calcext:value-type="float">
            <text:p>0.04418249</text:p>
          </table:table-cell>
          <table:table-cell office:value-type="float" office:value="0.03944377" calcext:value-type="float">
            <text:p>0.03944377</text:p>
          </table:table-cell>
          <table:table-cell office:value-type="float" office:value="0.04245806" calcext:value-type="float">
            <text:p>0.0424580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7003" calcext:value-type="float">
            <text:p>0.05287003</text:p>
          </table:table-cell>
          <table:table-cell office:value-type="float" office:value="0.05503168" calcext:value-type="float">
            <text:p>0.05503168</text:p>
          </table:table-cell>
          <table:table-cell office:value-type="float" office:value="0.05545856" calcext:value-type="float">
            <text:p>0.0554585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5635" calcext:value-type="float">
            <text:p>0.06085635</text:p>
          </table:table-cell>
          <table:table-cell office:value-type="float" office:value="0.06607233" calcext:value-type="float">
            <text:p>0.06607233</text:p>
          </table:table-cell>
          <table:table-cell office:value-type="float" office:value="0.06519439" calcext:value-type="float">
            <text:p>0.0651943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84418" calcext:value-type="float">
            <text:p>0.07184418</text:p>
          </table:table-cell>
          <table:table-cell office:value-type="float" office:value="0.07807331" calcext:value-type="float">
            <text:p>0.07807331</text:p>
          </table:table-cell>
          <table:table-cell office:value-type="float" office:value="0.07959475" calcext:value-type="float">
            <text:p>0.0795947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4939" calcext:value-type="float">
            <text:p>0.0804939</text:p>
          </table:table-cell>
          <table:table-cell office:value-type="float" office:value="0.08645868" calcext:value-type="float">
            <text:p>0.08645868</text:p>
          </table:table-cell>
          <table:table-cell office:value-type="float" office:value="0.08401209" calcext:value-type="float">
            <text:p>0.0840120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8785" calcext:value-type="float">
            <text:p>0.09538785</text:p>
          </table:table-cell>
          <table:table-cell office:value-type="float" office:value="0.10222018" calcext:value-type="float">
            <text:p>0.10222018</text:p>
          </table:table-cell>
          <table:table-cell office:value-type="float" office:value="0.09703355" calcext:value-type="float">
            <text:p>0.0970335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12953" calcext:value-type="float">
            <text:p>0.10912953</text:p>
          </table:table-cell>
          <table:table-cell office:value-type="float" office:value="0.11444303" calcext:value-type="float">
            <text:p>0.11444303</text:p>
          </table:table-cell>
          <table:table-cell office:value-type="float" office:value="0.11484437" calcext:value-type="float">
            <text:p>0.1148443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424" calcext:value-type="float">
            <text:p>0.01111424</text:p>
          </table:table-cell>
          <table:table-cell office:value-type="float" office:value="0.00760805" calcext:value-type="float">
            <text:p>0.00760805</text:p>
          </table:table-cell>
          <table:table-cell office:value-type="float" office:value="0.00886136" calcext:value-type="float">
            <text:p>0.0088613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6104" calcext:value-type="float">
            <text:p>0.02216104</text:p>
          </table:table-cell>
          <table:table-cell office:value-type="float" office:value="0.02115706" calcext:value-type="float">
            <text:p>0.02115706</text:p>
          </table:table-cell>
          <table:table-cell office:value-type="float" office:value="0.02028049" calcext:value-type="float">
            <text:p>0.0202804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0548" calcext:value-type="float">
            <text:p>0.03300548</text:p>
          </table:table-cell>
          <table:table-cell office:value-type="float" office:value="0.02942273" calcext:value-type="float">
            <text:p>0.02942273</text:p>
          </table:table-cell>
          <table:table-cell office:value-type="float" office:value="0.02960689" calcext:value-type="float">
            <text:p>0.0296068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0608" calcext:value-type="float">
            <text:p>0.04410608</text:p>
          </table:table-cell>
          <table:table-cell office:value-type="float" office:value="0.03958397" calcext:value-type="float">
            <text:p>0.03958397</text:p>
          </table:table-cell>
          <table:table-cell office:value-type="float" office:value="0.04259881" calcext:value-type="float">
            <text:p>0.0425988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7346" calcext:value-type="float">
            <text:p>0.05297346</text:p>
          </table:table-cell>
          <table:table-cell office:value-type="float" office:value="0.05495607" calcext:value-type="float">
            <text:p>0.05495607</text:p>
          </table:table-cell>
          <table:table-cell office:value-type="float" office:value="0.05560271" calcext:value-type="float">
            <text:p>0.0556027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5432" calcext:value-type="float">
            <text:p>0.06095432</text:p>
          </table:table-cell>
          <table:table-cell office:value-type="float" office:value="0.06602352" calcext:value-type="float">
            <text:p>0.06602352</text:p>
          </table:table-cell>
          <table:table-cell office:value-type="float" office:value="0.06512532" calcext:value-type="float">
            <text:p>0.0651253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0726" calcext:value-type="float">
            <text:p>0.07170726</text:p>
          </table:table-cell>
          <table:table-cell office:value-type="float" office:value="0.07757998" calcext:value-type="float">
            <text:p>0.07757998</text:p>
          </table:table-cell>
          <table:table-cell office:value-type="float" office:value="0.07930833" calcext:value-type="float">
            <text:p>0.0793083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66297" calcext:value-type="float">
            <text:p>0.08066297</text:p>
          </table:table-cell>
          <table:table-cell office:value-type="float" office:value="0.08666019" calcext:value-type="float">
            <text:p>0.08666019</text:p>
          </table:table-cell>
          <table:table-cell office:value-type="float" office:value="0.08433258" calcext:value-type="float">
            <text:p>0.0843325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26244" calcext:value-type="float">
            <text:p>0.09526244</text:p>
          </table:table-cell>
          <table:table-cell office:value-type="float" office:value="0.1017797" calcext:value-type="float">
            <text:p>0.1017797</text:p>
          </table:table-cell>
          <table:table-cell office:value-type="float" office:value="0.09694874" calcext:value-type="float">
            <text:p>0.0969487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97587" calcext:value-type="float">
            <text:p>0.10897587</text:p>
          </table:table-cell>
          <table:table-cell office:value-type="float" office:value="0.11459816" calcext:value-type="float">
            <text:p>0.11459816</text:p>
          </table:table-cell>
          <table:table-cell office:value-type="float" office:value="0.11495598" calcext:value-type="float">
            <text:p>0.1149559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104" calcext:value-type="float">
            <text:p>0.0112104</text:p>
          </table:table-cell>
          <table:table-cell office:value-type="float" office:value="0.00758372" calcext:value-type="float">
            <text:p>0.00758372</text:p>
          </table:table-cell>
          <table:table-cell office:value-type="float" office:value="0.00891456" calcext:value-type="float">
            <text:p>0.0089145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0694" calcext:value-type="float">
            <text:p>0.02220694</text:p>
          </table:table-cell>
          <table:table-cell office:value-type="float" office:value="0.02116415" calcext:value-type="float">
            <text:p>0.02116415</text:p>
          </table:table-cell>
          <table:table-cell office:value-type="float" office:value="0.02031938" calcext:value-type="float">
            <text:p>0.0203193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9351" calcext:value-type="float">
            <text:p>0.03289351</text:p>
          </table:table-cell>
          <table:table-cell office:value-type="float" office:value="0.02952433" calcext:value-type="float">
            <text:p>0.02952433</text:p>
          </table:table-cell>
          <table:table-cell office:value-type="float" office:value="0.02957352" calcext:value-type="float">
            <text:p>0.0295735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9459" calcext:value-type="float">
            <text:p>0.04399459</text:p>
          </table:table-cell>
          <table:table-cell office:value-type="float" office:value="0.03945036" calcext:value-type="float">
            <text:p>0.03945036</text:p>
          </table:table-cell>
          <table:table-cell office:value-type="float" office:value="0.04269052" calcext:value-type="float">
            <text:p>0.0426905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6198" calcext:value-type="float">
            <text:p>0.05296198</text:p>
          </table:table-cell>
          <table:table-cell office:value-type="float" office:value="0.05483421" calcext:value-type="float">
            <text:p>0.05483421</text:p>
          </table:table-cell>
          <table:table-cell office:value-type="float" office:value="0.05547419" calcext:value-type="float">
            <text:p>0.0554741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3928" calcext:value-type="float">
            <text:p>0.06103928</text:p>
          </table:table-cell>
          <table:table-cell office:value-type="float" office:value="0.06570146" calcext:value-type="float">
            <text:p>0.06570146</text:p>
          </table:table-cell>
          <table:table-cell office:value-type="float" office:value="0.064849" calcext:value-type="float">
            <text:p>0.06484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3214" calcext:value-type="float">
            <text:p>0.07173214</text:p>
          </table:table-cell>
          <table:table-cell office:value-type="float" office:value="0.07729036" calcext:value-type="float">
            <text:p>0.07729036</text:p>
          </table:table-cell>
          <table:table-cell office:value-type="float" office:value="0.0792954" calcext:value-type="float">
            <text:p>0.079295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78978" calcext:value-type="float">
            <text:p>0.08078978</text:p>
          </table:table-cell>
          <table:table-cell office:value-type="float" office:value="0.08718286" calcext:value-type="float">
            <text:p>0.08718286</text:p>
          </table:table-cell>
          <table:table-cell office:value-type="float" office:value="0.08455292" calcext:value-type="float">
            <text:p>0.0845529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8625" calcext:value-type="float">
            <text:p>0.09538625</text:p>
          </table:table-cell>
          <table:table-cell office:value-type="float" office:value="0.10183516" calcext:value-type="float">
            <text:p>0.10183516</text:p>
          </table:table-cell>
          <table:table-cell office:value-type="float" office:value="0.09684683" calcext:value-type="float">
            <text:p>0.0968468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87778" calcext:value-type="float">
            <text:p>0.10887778</text:p>
          </table:table-cell>
          <table:table-cell office:value-type="float" office:value="0.1142122" calcext:value-type="float">
            <text:p>0.1142122</text:p>
          </table:table-cell>
          <table:table-cell office:value-type="float" office:value="0.11502577" calcext:value-type="float">
            <text:p>0.1150257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605" calcext:value-type="float">
            <text:p>0.0111605</text:p>
          </table:table-cell>
          <table:table-cell office:value-type="float" office:value="0.00766617" calcext:value-type="float">
            <text:p>0.00766617</text:p>
          </table:table-cell>
          <table:table-cell office:value-type="float" office:value="0.00886052" calcext:value-type="float">
            <text:p>0.0088605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528" calcext:value-type="float">
            <text:p>0.0222528</text:p>
          </table:table-cell>
          <table:table-cell office:value-type="float" office:value="0.02130365" calcext:value-type="float">
            <text:p>0.02130365</text:p>
          </table:table-cell>
          <table:table-cell office:value-type="float" office:value="0.02020781" calcext:value-type="float">
            <text:p>0.020207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6386" calcext:value-type="float">
            <text:p>0.03266386</text:p>
          </table:table-cell>
          <table:table-cell office:value-type="float" office:value="0.02962552" calcext:value-type="float">
            <text:p>0.02962552</text:p>
          </table:table-cell>
          <table:table-cell office:value-type="float" office:value="0.0296157" calcext:value-type="float">
            <text:p>0.029615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0636" calcext:value-type="float">
            <text:p>0.04380636</text:p>
          </table:table-cell>
          <table:table-cell office:value-type="float" office:value="0.03966165" calcext:value-type="float">
            <text:p>0.03966165</text:p>
          </table:table-cell>
          <table:table-cell office:value-type="float" office:value="0.04261503" calcext:value-type="float">
            <text:p>0.0426150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3991" calcext:value-type="float">
            <text:p>0.05293991</text:p>
          </table:table-cell>
          <table:table-cell office:value-type="float" office:value="0.05518094" calcext:value-type="float">
            <text:p>0.05518094</text:p>
          </table:table-cell>
          <table:table-cell office:value-type="float" office:value="0.05553905" calcext:value-type="float">
            <text:p>0.0555390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1494" calcext:value-type="float">
            <text:p>0.06111494</text:p>
          </table:table-cell>
          <table:table-cell office:value-type="float" office:value="0.06559162" calcext:value-type="float">
            <text:p>0.06559162</text:p>
          </table:table-cell>
          <table:table-cell office:value-type="float" office:value="0.06492661" calcext:value-type="float">
            <text:p>0.0649266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7307" calcext:value-type="float">
            <text:p>0.0717307</text:p>
          </table:table-cell>
          <table:table-cell office:value-type="float" office:value="0.07696456" calcext:value-type="float">
            <text:p>0.07696456</text:p>
          </table:table-cell>
          <table:table-cell office:value-type="float" office:value="0.07915065" calcext:value-type="float">
            <text:p>0.0791506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8543" calcext:value-type="float">
            <text:p>0.08088543</text:p>
          </table:table-cell>
          <table:table-cell office:value-type="float" office:value="0.08762329" calcext:value-type="float">
            <text:p>0.08762329</text:p>
          </table:table-cell>
          <table:table-cell office:value-type="float" office:value="0.08464622" calcext:value-type="float">
            <text:p>0.0846462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14563" calcext:value-type="float">
            <text:p>0.09514563</text:p>
          </table:table-cell>
          <table:table-cell office:value-type="float" office:value="0.10172555" calcext:value-type="float">
            <text:p>0.10172555</text:p>
          </table:table-cell>
          <table:table-cell office:value-type="float" office:value="0.09650943" calcext:value-type="float">
            <text:p>0.0965094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4947" calcext:value-type="float">
            <text:p>0.1084947</text:p>
          </table:table-cell>
          <table:table-cell office:value-type="float" office:value="0.11448748" calcext:value-type="float">
            <text:p>0.11448748</text:p>
          </table:table-cell>
          <table:table-cell office:value-type="float" office:value="0.11474938" calcext:value-type="float">
            <text:p>0.114749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3166" calcext:value-type="float">
            <text:p>0.01123166</text:p>
          </table:table-cell>
          <table:table-cell office:value-type="float" office:value="0.00770763" calcext:value-type="float">
            <text:p>0.00770763</text:p>
          </table:table-cell>
          <table:table-cell office:value-type="float" office:value="0.0087742" calcext:value-type="float">
            <text:p>0.008774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2076" calcext:value-type="float">
            <text:p>0.02212076</text:p>
          </table:table-cell>
          <table:table-cell office:value-type="float" office:value="0.02129779" calcext:value-type="float">
            <text:p>0.02129779</text:p>
          </table:table-cell>
          <table:table-cell office:value-type="float" office:value="0.02019469" calcext:value-type="float">
            <text:p>0.0201946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829" calcext:value-type="float">
            <text:p>0.0326829</text:p>
          </table:table-cell>
          <table:table-cell office:value-type="float" office:value="0.0295619" calcext:value-type="float">
            <text:p>0.0295619</text:p>
          </table:table-cell>
          <table:table-cell office:value-type="float" office:value="0.02968158" calcext:value-type="float">
            <text:p>0.0296815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8241" calcext:value-type="float">
            <text:p>0.04388241</text:p>
          </table:table-cell>
          <table:table-cell office:value-type="float" office:value="0.03970107" calcext:value-type="float">
            <text:p>0.03970107</text:p>
          </table:table-cell>
          <table:table-cell office:value-type="float" office:value="0.04241807" calcext:value-type="float">
            <text:p>0.042418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7822" calcext:value-type="float">
            <text:p>0.05287822</text:p>
          </table:table-cell>
          <table:table-cell office:value-type="float" office:value="0.05511008" calcext:value-type="float">
            <text:p>0.05511008</text:p>
          </table:table-cell>
          <table:table-cell office:value-type="float" office:value="0.05565706" calcext:value-type="float">
            <text:p>0.0556570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6716" calcext:value-type="float">
            <text:p>0.06106716</text:p>
          </table:table-cell>
          <table:table-cell office:value-type="float" office:value="0.06533361" calcext:value-type="float">
            <text:p>0.06533361</text:p>
          </table:table-cell>
          <table:table-cell office:value-type="float" office:value="0.06465368" calcext:value-type="float">
            <text:p>0.0646536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2111" calcext:value-type="float">
            <text:p>0.07162111</text:p>
          </table:table-cell>
          <table:table-cell office:value-type="float" office:value="0.0765681" calcext:value-type="float">
            <text:p>0.0765681</text:p>
          </table:table-cell>
          <table:table-cell office:value-type="float" office:value="0.07909943" calcext:value-type="float">
            <text:p>0.0790994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322" calcext:value-type="float">
            <text:p>0.0810322</text:p>
          </table:table-cell>
          <table:table-cell office:value-type="float" office:value="0.08770458" calcext:value-type="float">
            <text:p>0.08770458</text:p>
          </table:table-cell>
          <table:table-cell office:value-type="float" office:value="0.0848409" calcext:value-type="float">
            <text:p>0.084840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7361" calcext:value-type="float">
            <text:p>0.09537361</text:p>
          </table:table-cell>
          <table:table-cell office:value-type="float" office:value="0.10168906" calcext:value-type="float">
            <text:p>0.10168906</text:p>
          </table:table-cell>
          <table:table-cell office:value-type="float" office:value="0.09621236" calcext:value-type="float">
            <text:p>0.0962123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64741" calcext:value-type="float">
            <text:p>0.10864741</text:p>
          </table:table-cell>
          <table:table-cell office:value-type="float" office:value="0.11382313" calcext:value-type="float">
            <text:p>0.11382313</text:p>
          </table:table-cell>
          <table:table-cell office:value-type="float" office:value="0.11492945" calcext:value-type="float">
            <text:p>0.1149294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832" calcext:value-type="float">
            <text:p>0.01111832</text:p>
          </table:table-cell>
          <table:table-cell office:value-type="float" office:value="0.00757926" calcext:value-type="float">
            <text:p>0.00757926</text:p>
          </table:table-cell>
          <table:table-cell office:value-type="float" office:value="0.00888596" calcext:value-type="float">
            <text:p>0.0088859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5467" calcext:value-type="float">
            <text:p>0.02225467</text:p>
          </table:table-cell>
          <table:table-cell office:value-type="float" office:value="0.02136581" calcext:value-type="float">
            <text:p>0.02136581</text:p>
          </table:table-cell>
          <table:table-cell office:value-type="float" office:value="0.02038552" calcext:value-type="float">
            <text:p>0.0203855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7561" calcext:value-type="float">
            <text:p>0.03277561</text:p>
          </table:table-cell>
          <table:table-cell office:value-type="float" office:value="0.02962004" calcext:value-type="float">
            <text:p>0.02962004</text:p>
          </table:table-cell>
          <table:table-cell office:value-type="float" office:value="0.02978148" calcext:value-type="float">
            <text:p>0.0297814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4004" calcext:value-type="float">
            <text:p>0.04384004</text:p>
          </table:table-cell>
          <table:table-cell office:value-type="float" office:value="0.03976332" calcext:value-type="float">
            <text:p>0.03976332</text:p>
          </table:table-cell>
          <table:table-cell office:value-type="float" office:value="0.04245585" calcext:value-type="float">
            <text:p>0.0424558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6435" calcext:value-type="float">
            <text:p>0.05316435</text:p>
          </table:table-cell>
          <table:table-cell office:value-type="float" office:value="0.05516824" calcext:value-type="float">
            <text:p>0.05516824</text:p>
          </table:table-cell>
          <table:table-cell office:value-type="float" office:value="0.05574676" calcext:value-type="float">
            <text:p>0.0557467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6856" calcext:value-type="float">
            <text:p>0.06106856</text:p>
          </table:table-cell>
          <table:table-cell office:value-type="float" office:value="0.06537368" calcext:value-type="float">
            <text:p>0.06537368</text:p>
          </table:table-cell>
          <table:table-cell office:value-type="float" office:value="0.06477808" calcext:value-type="float">
            <text:p>0.0647780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5744" calcext:value-type="float">
            <text:p>0.07155744</text:p>
          </table:table-cell>
          <table:table-cell office:value-type="float" office:value="0.07620589" calcext:value-type="float">
            <text:p>0.07620589</text:p>
          </table:table-cell>
          <table:table-cell office:value-type="float" office:value="0.07916516" calcext:value-type="float">
            <text:p>0.0791651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4066" calcext:value-type="float">
            <text:p>0.08104066</text:p>
          </table:table-cell>
          <table:table-cell office:value-type="float" office:value="0.0879766" calcext:value-type="float">
            <text:p>0.0879766</text:p>
          </table:table-cell>
          <table:table-cell office:value-type="float" office:value="0.08502334" calcext:value-type="float">
            <text:p>0.085023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26969" calcext:value-type="float">
            <text:p>0.09526969</text:p>
          </table:table-cell>
          <table:table-cell office:value-type="float" office:value="0.10175268" calcext:value-type="float">
            <text:p>0.10175268</text:p>
          </table:table-cell>
          <table:table-cell office:value-type="float" office:value="0.09613255" calcext:value-type="float">
            <text:p>0.0961325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6752" calcext:value-type="float">
            <text:p>0.10826752</text:p>
          </table:table-cell>
          <table:table-cell office:value-type="float" office:value="0.11356834" calcext:value-type="float">
            <text:p>0.11356834</text:p>
          </table:table-cell>
          <table:table-cell office:value-type="float" office:value="0.11443766" calcext:value-type="float">
            <text:p>0.1144376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418" calcext:value-type="float">
            <text:p>0.01120418</text:p>
          </table:table-cell>
          <table:table-cell office:value-type="float" office:value="0.00760904" calcext:value-type="float">
            <text:p>0.00760904</text:p>
          </table:table-cell>
          <table:table-cell office:value-type="float" office:value="0.00874383" calcext:value-type="float">
            <text:p>0.0087438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4797" calcext:value-type="float">
            <text:p>0.02224797</text:p>
          </table:table-cell>
          <table:table-cell office:value-type="float" office:value="0.02126205" calcext:value-type="float">
            <text:p>0.02126205</text:p>
          </table:table-cell>
          <table:table-cell office:value-type="float" office:value="0.02048291" calcext:value-type="float">
            <text:p>0.0204829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9617" calcext:value-type="float">
            <text:p>0.03269617</text:p>
          </table:table-cell>
          <table:table-cell office:value-type="float" office:value="0.02975323" calcext:value-type="float">
            <text:p>0.02975323</text:p>
          </table:table-cell>
          <table:table-cell office:value-type="float" office:value="0.02967623" calcext:value-type="float">
            <text:p>0.0296762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4832" calcext:value-type="float">
            <text:p>0.04384832</text:p>
          </table:table-cell>
          <table:table-cell office:value-type="float" office:value="0.03974325" calcext:value-type="float">
            <text:p>0.03974325</text:p>
          </table:table-cell>
          <table:table-cell office:value-type="float" office:value="0.04223656" calcext:value-type="float">
            <text:p>0.0422365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6728" calcext:value-type="float">
            <text:p>0.05296728</text:p>
          </table:table-cell>
          <table:table-cell office:value-type="float" office:value="0.05512786" calcext:value-type="float">
            <text:p>0.05512786</text:p>
          </table:table-cell>
          <table:table-cell office:value-type="float" office:value="0.05573359" calcext:value-type="float">
            <text:p>0.0557335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2398" calcext:value-type="float">
            <text:p>0.06122398</text:p>
          </table:table-cell>
          <table:table-cell office:value-type="float" office:value="0.06528985" calcext:value-type="float">
            <text:p>0.06528985</text:p>
          </table:table-cell>
          <table:table-cell office:value-type="float" office:value="0.06446553" calcext:value-type="float">
            <text:p>0.0644655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4872" calcext:value-type="float">
            <text:p>0.07164872</text:p>
          </table:table-cell>
          <table:table-cell office:value-type="float" office:value="0.07614408" calcext:value-type="float">
            <text:p>0.07614408</text:p>
          </table:table-cell>
          <table:table-cell office:value-type="float" office:value="0.07918076" calcext:value-type="float">
            <text:p>0.0791807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18924" calcext:value-type="float">
            <text:p>0.08118924</text:p>
          </table:table-cell>
          <table:table-cell office:value-type="float" office:value="0.08827736" calcext:value-type="float">
            <text:p>0.08827736</text:p>
          </table:table-cell>
          <table:table-cell office:value-type="float" office:value="0.08489173" calcext:value-type="float">
            <text:p>0.0848917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6493" calcext:value-type="float">
            <text:p>0.0956493</text:p>
          </table:table-cell>
          <table:table-cell office:value-type="float" office:value="0.10192256" calcext:value-type="float">
            <text:p>0.10192256</text:p>
          </table:table-cell>
          <table:table-cell office:value-type="float" office:value="0.09584843" calcext:value-type="float">
            <text:p>0.0958484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0077" calcext:value-type="float">
            <text:p>0.10820077</text:p>
          </table:table-cell>
          <table:table-cell office:value-type="float" office:value="0.11286065" calcext:value-type="float">
            <text:p>0.11286065</text:p>
          </table:table-cell>
          <table:table-cell office:value-type="float" office:value="0.11405613" calcext:value-type="float">
            <text:p>0.114056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4796" calcext:value-type="float">
            <text:p>0.01124796</text:p>
          </table:table-cell>
          <table:table-cell office:value-type="float" office:value="0.00757628" calcext:value-type="float">
            <text:p>0.00757628</text:p>
          </table:table-cell>
          <table:table-cell office:value-type="float" office:value="0.00878939" calcext:value-type="float">
            <text:p>0.0087893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31546" calcext:value-type="float">
            <text:p>0.02231546</text:p>
          </table:table-cell>
          <table:table-cell office:value-type="float" office:value="0.02130095" calcext:value-type="float">
            <text:p>0.02130095</text:p>
          </table:table-cell>
          <table:table-cell office:value-type="float" office:value="0.02040713" calcext:value-type="float">
            <text:p>0.0204071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2734" calcext:value-type="float">
            <text:p>0.03272734</text:p>
          </table:table-cell>
          <table:table-cell office:value-type="float" office:value="0.02982544" calcext:value-type="float">
            <text:p>0.02982544</text:p>
          </table:table-cell>
          <table:table-cell office:value-type="float" office:value="0.02981679" calcext:value-type="float">
            <text:p>0.0298167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198" calcext:value-type="float">
            <text:p>0.0438198</text:p>
          </table:table-cell>
          <table:table-cell office:value-type="float" office:value="0.03981981" calcext:value-type="float">
            <text:p>0.03981981</text:p>
          </table:table-cell>
          <table:table-cell office:value-type="float" office:value="0.0422383" calcext:value-type="float">
            <text:p>0.042238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00298" calcext:value-type="float">
            <text:p>0.05300298</text:p>
          </table:table-cell>
          <table:table-cell office:value-type="float" office:value="0.05522671" calcext:value-type="float">
            <text:p>0.05522671</text:p>
          </table:table-cell>
          <table:table-cell office:value-type="float" office:value="0.05575598" calcext:value-type="float">
            <text:p>0.055755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4203" calcext:value-type="float">
            <text:p>0.06104203</text:p>
          </table:table-cell>
          <table:table-cell office:value-type="float" office:value="0.0654436" calcext:value-type="float">
            <text:p>0.0654436</text:p>
          </table:table-cell>
          <table:table-cell office:value-type="float" office:value="0.06466682" calcext:value-type="float">
            <text:p>0.0646668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6419" calcext:value-type="float">
            <text:p>0.07136419</text:p>
          </table:table-cell>
          <table:table-cell office:value-type="float" office:value="0.07596349" calcext:value-type="float">
            <text:p>0.07596349</text:p>
          </table:table-cell>
          <table:table-cell office:value-type="float" office:value="0.07930725" calcext:value-type="float">
            <text:p>0.0793072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2649" calcext:value-type="float">
            <text:p>0.08102649</text:p>
          </table:table-cell>
          <table:table-cell office:value-type="float" office:value="0.08842476" calcext:value-type="float">
            <text:p>0.08842476</text:p>
          </table:table-cell>
          <table:table-cell office:value-type="float" office:value="0.08516148" calcext:value-type="float">
            <text:p>0.0851614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41316" calcext:value-type="float">
            <text:p>0.09541316</text:p>
          </table:table-cell>
          <table:table-cell office:value-type="float" office:value="0.1018264" calcext:value-type="float">
            <text:p>0.1018264</text:p>
          </table:table-cell>
          <table:table-cell office:value-type="float" office:value="0.09583464" calcext:value-type="float">
            <text:p>0.095834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58397" calcext:value-type="float">
            <text:p>0.10858397</text:p>
          </table:table-cell>
          <table:table-cell office:value-type="float" office:value="0.11277652" calcext:value-type="float">
            <text:p>0.11277652</text:p>
          </table:table-cell>
          <table:table-cell office:value-type="float" office:value="0.11444215" calcext:value-type="float">
            <text:p>0.114442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2793" calcext:value-type="float">
            <text:p>0.01112793</text:p>
          </table:table-cell>
          <table:table-cell office:value-type="float" office:value="0.00762844" calcext:value-type="float">
            <text:p>0.00762844</text:p>
          </table:table-cell>
          <table:table-cell office:value-type="float" office:value="0.00875833" calcext:value-type="float">
            <text:p>0.0087583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6001" calcext:value-type="float">
            <text:p>0.02226001</text:p>
          </table:table-cell>
          <table:table-cell office:value-type="float" office:value="0.02138177" calcext:value-type="float">
            <text:p>0.02138177</text:p>
          </table:table-cell>
          <table:table-cell office:value-type="float" office:value="0.02042737" calcext:value-type="float">
            <text:p>0.0204273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3385" calcext:value-type="float">
            <text:p>0.03273385</text:p>
          </table:table-cell>
          <table:table-cell office:value-type="float" office:value="0.02965673" calcext:value-type="float">
            <text:p>0.02965673</text:p>
          </table:table-cell>
          <table:table-cell office:value-type="float" office:value="0.02980162" calcext:value-type="float">
            <text:p>0.0298016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8965" calcext:value-type="float">
            <text:p>0.04388965</text:p>
          </table:table-cell>
          <table:table-cell office:value-type="float" office:value="0.03977615" calcext:value-type="float">
            <text:p>0.03977615</text:p>
          </table:table-cell>
          <table:table-cell office:value-type="float" office:value="0.04201313" calcext:value-type="float">
            <text:p>0.0420131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6256" calcext:value-type="float">
            <text:p>0.05316256</text:p>
          </table:table-cell>
          <table:table-cell office:value-type="float" office:value="0.05538719" calcext:value-type="float">
            <text:p>0.05538719</text:p>
          </table:table-cell>
          <table:table-cell office:value-type="float" office:value="0.05607502" calcext:value-type="float">
            <text:p>0.0560750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9005" calcext:value-type="float">
            <text:p>0.06119005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06495383" calcext:value-type="float">
            <text:p>0.0649538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5736" calcext:value-type="float">
            <text:p>0.07145736</text:p>
          </table:table-cell>
          <table:table-cell office:value-type="float" office:value="0.07606123" calcext:value-type="float">
            <text:p>0.07606123</text:p>
          </table:table-cell>
          <table:table-cell office:value-type="float" office:value="0.07952539" calcext:value-type="float">
            <text:p>0.0795253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31802" calcext:value-type="float">
            <text:p>0.08131802</text:p>
          </table:table-cell>
          <table:table-cell office:value-type="float" office:value="0.08853257" calcext:value-type="float">
            <text:p>0.08853257</text:p>
          </table:table-cell>
          <table:table-cell office:value-type="float" office:value="0.08526479" calcext:value-type="float">
            <text:p>0.0852647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78323" calcext:value-type="float">
            <text:p>0.09578323</text:p>
          </table:table-cell>
          <table:table-cell office:value-type="float" office:value="0.10202801" calcext:value-type="float">
            <text:p>0.10202801</text:p>
          </table:table-cell>
          <table:table-cell office:value-type="float" office:value="0.09569962" calcext:value-type="float">
            <text:p>0.0956996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19897" calcext:value-type="float">
            <text:p>0.10819897</text:p>
          </table:table-cell>
          <table:table-cell office:value-type="float" office:value="0.11225873" calcext:value-type="float">
            <text:p>0.11225873</text:p>
          </table:table-cell>
          <table:table-cell office:value-type="float" office:value="0.11401135" calcext:value-type="float">
            <text:p>0.114011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013" calcext:value-type="float">
            <text:p>0.01110013</text:p>
          </table:table-cell>
          <table:table-cell office:value-type="float" office:value="0.00763224" calcext:value-type="float">
            <text:p>0.00763224</text:p>
          </table:table-cell>
          <table:table-cell office:value-type="float" office:value="0.00880662" calcext:value-type="float">
            <text:p>0.0088066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6125" calcext:value-type="float">
            <text:p>0.02226125</text:p>
          </table:table-cell>
          <table:table-cell office:value-type="float" office:value="0.02126137" calcext:value-type="float">
            <text:p>0.02126137</text:p>
          </table:table-cell>
          <table:table-cell office:value-type="float" office:value="0.02047906" calcext:value-type="float">
            <text:p>0.020479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65709" calcext:value-type="float">
            <text:p>0.03265709</text:p>
          </table:table-cell>
          <table:table-cell office:value-type="float" office:value="0.02978577" calcext:value-type="float">
            <text:p>0.02978577</text:p>
          </table:table-cell>
          <table:table-cell office:value-type="float" office:value="0.02988927" calcext:value-type="float">
            <text:p>0.0298892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8324" calcext:value-type="float">
            <text:p>0.04388324</text:p>
          </table:table-cell>
          <table:table-cell office:value-type="float" office:value="0.03977074" calcext:value-type="float">
            <text:p>0.03977074</text:p>
          </table:table-cell>
          <table:table-cell office:value-type="float" office:value="0.04193159" calcext:value-type="float">
            <text:p>0.0419315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1771" calcext:value-type="float">
            <text:p>0.05311771</text:p>
          </table:table-cell>
          <table:table-cell office:value-type="float" office:value="0.0555112" calcext:value-type="float">
            <text:p>0.0555112</text:p>
          </table:table-cell>
          <table:table-cell office:value-type="float" office:value="0.05594685" calcext:value-type="float">
            <text:p>0.0559468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42116" calcext:value-type="float">
            <text:p>0.06142116</text:p>
          </table:table-cell>
          <table:table-cell office:value-type="float" office:value="0.06563563" calcext:value-type="float">
            <text:p>0.06563563</text:p>
          </table:table-cell>
          <table:table-cell office:value-type="float" office:value="0.06487156" calcext:value-type="float">
            <text:p>0.0648715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1894" calcext:value-type="float">
            <text:p>0.07151894</text:p>
          </table:table-cell>
          <table:table-cell office:value-type="float" office:value="0.07604828" calcext:value-type="float">
            <text:p>0.07604828</text:p>
          </table:table-cell>
          <table:table-cell office:value-type="float" office:value="0.07960993" calcext:value-type="float">
            <text:p>0.0796099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3352" calcext:value-type="float">
            <text:p>0.08103352</text:p>
          </table:table-cell>
          <table:table-cell office:value-type="float" office:value="0.08852533" calcext:value-type="float">
            <text:p>0.08852533</text:p>
          </table:table-cell>
          <table:table-cell office:value-type="float" office:value="0.0852517" calcext:value-type="float">
            <text:p>0.085251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2045" calcext:value-type="float">
            <text:p>0.09582045</text:p>
          </table:table-cell>
          <table:table-cell office:value-type="float" office:value="0.10237445" calcext:value-type="float">
            <text:p>0.10237445</text:p>
          </table:table-cell>
          <table:table-cell office:value-type="float" office:value="0.0955973" calcext:value-type="float">
            <text:p>0.095597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92714" calcext:value-type="float">
            <text:p>0.10792714</text:p>
          </table:table-cell>
          <table:table-cell office:value-type="float" office:value="0.11195534" calcext:value-type="float">
            <text:p>0.11195534</text:p>
          </table:table-cell>
          <table:table-cell office:value-type="float" office:value="0.11402748" calcext:value-type="float">
            <text:p>0.1140274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6146" calcext:value-type="float">
            <text:p>0.01116146</text:p>
          </table:table-cell>
          <table:table-cell office:value-type="float" office:value="0.00759134" calcext:value-type="float">
            <text:p>0.00759134</text:p>
          </table:table-cell>
          <table:table-cell office:value-type="float" office:value="0.00872445" calcext:value-type="float">
            <text:p>0.0087244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1565" calcext:value-type="float">
            <text:p>0.02221565</text:p>
          </table:table-cell>
          <table:table-cell office:value-type="float" office:value="0.02122888" calcext:value-type="float">
            <text:p>0.02122888</text:p>
          </table:table-cell>
          <table:table-cell office:value-type="float" office:value="0.02044448" calcext:value-type="float">
            <text:p>0.0204444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1179" calcext:value-type="float">
            <text:p>0.03271179</text:p>
          </table:table-cell>
          <table:table-cell office:value-type="float" office:value="0.02963248" calcext:value-type="float">
            <text:p>0.02963248</text:p>
          </table:table-cell>
          <table:table-cell office:value-type="float" office:value="0.02993834" calcext:value-type="float">
            <text:p>0.0299383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0953" calcext:value-type="float">
            <text:p>0.04390953</text:p>
          </table:table-cell>
          <table:table-cell office:value-type="float" office:value="0.03971761" calcext:value-type="float">
            <text:p>0.03971761</text:p>
          </table:table-cell>
          <table:table-cell office:value-type="float" office:value="0.04184974" calcext:value-type="float">
            <text:p>0.0418497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4714" calcext:value-type="float">
            <text:p>0.05284714</text:p>
          </table:table-cell>
          <table:table-cell office:value-type="float" office:value="0.05540298" calcext:value-type="float">
            <text:p>0.05540298</text:p>
          </table:table-cell>
          <table:table-cell office:value-type="float" office:value="0.05592492" calcext:value-type="float">
            <text:p>0.0559249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5945" calcext:value-type="float">
            <text:p>0.06105945</text:p>
          </table:table-cell>
          <table:table-cell office:value-type="float" office:value="0.06587248" calcext:value-type="float">
            <text:p>0.06587248</text:p>
          </table:table-cell>
          <table:table-cell office:value-type="float" office:value="0.06509069" calcext:value-type="float">
            <text:p>0.0650906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5332" calcext:value-type="float">
            <text:p>0.07155332</text:p>
          </table:table-cell>
          <table:table-cell office:value-type="float" office:value="0.07612643" calcext:value-type="float">
            <text:p>0.07612643</text:p>
          </table:table-cell>
          <table:table-cell office:value-type="float" office:value="0.079935" calcext:value-type="float">
            <text:p>0.07993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3611" calcext:value-type="float">
            <text:p>0.08103611</text:p>
          </table:table-cell>
          <table:table-cell office:value-type="float" office:value="0.08867068" calcext:value-type="float">
            <text:p>0.08867068</text:p>
          </table:table-cell>
          <table:table-cell office:value-type="float" office:value="0.08520904" calcext:value-type="float">
            <text:p>0.0852090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08" calcext:value-type="float">
            <text:p>0.095808</text:p>
          </table:table-cell>
          <table:table-cell office:value-type="float" office:value="0.10267189" calcext:value-type="float">
            <text:p>0.10267189</text:p>
          </table:table-cell>
          <table:table-cell office:value-type="float" office:value="0.09585243" calcext:value-type="float">
            <text:p>0.0958524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07334" calcext:value-type="float">
            <text:p>0.10807334</text:p>
          </table:table-cell>
          <table:table-cell office:value-type="float" office:value="0.11125207" calcext:value-type="float">
            <text:p>0.11125207</text:p>
          </table:table-cell>
          <table:table-cell office:value-type="float" office:value="0.11378721" calcext:value-type="float">
            <text:p>0.113787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3158" calcext:value-type="float">
            <text:p>0.01123158</text:p>
          </table:table-cell>
          <table:table-cell office:value-type="float" office:value="0.00763547" calcext:value-type="float">
            <text:p>0.00763547</text:p>
          </table:table-cell>
          <table:table-cell office:value-type="float" office:value="0.00880693" calcext:value-type="float">
            <text:p>0.0088069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3653" calcext:value-type="float">
            <text:p>0.02223653</text:p>
          </table:table-cell>
          <table:table-cell office:value-type="float" office:value="0.02126817" calcext:value-type="float">
            <text:p>0.02126817</text:p>
          </table:table-cell>
          <table:table-cell office:value-type="float" office:value="0.02043065" calcext:value-type="float">
            <text:p>0.0204306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72988" calcext:value-type="float">
            <text:p>0.03272988</text:p>
          </table:table-cell>
          <table:table-cell office:value-type="float" office:value="0.02963749" calcext:value-type="float">
            <text:p>0.02963749</text:p>
          </table:table-cell>
          <table:table-cell office:value-type="float" office:value="0.02983195" calcext:value-type="float">
            <text:p>0.0298319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79853" calcext:value-type="float">
            <text:p>0.04379853</text:p>
          </table:table-cell>
          <table:table-cell office:value-type="float" office:value="0.03970184" calcext:value-type="float">
            <text:p>0.03970184</text:p>
          </table:table-cell>
          <table:table-cell office:value-type="float" office:value="0.04175822" calcext:value-type="float">
            <text:p>0.041758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11269" calcext:value-type="float">
            <text:p>0.05311269</text:p>
          </table:table-cell>
          <table:table-cell office:value-type="float" office:value="0.05544383" calcext:value-type="float">
            <text:p>0.05544383</text:p>
          </table:table-cell>
          <table:table-cell office:value-type="float" office:value="0.05600917" calcext:value-type="float">
            <text:p>0.0560091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6395" calcext:value-type="float">
            <text:p>0.06106395</text:p>
          </table:table-cell>
          <table:table-cell office:value-type="float" office:value="0.06576827" calcext:value-type="float">
            <text:p>0.06576827</text:p>
          </table:table-cell>
          <table:table-cell office:value-type="float" office:value="0.06526851" calcext:value-type="float">
            <text:p>0.0652685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2805" calcext:value-type="float">
            <text:p>0.07152805</text:p>
          </table:table-cell>
          <table:table-cell office:value-type="float" office:value="0.07641236" calcext:value-type="float">
            <text:p>0.07641236</text:p>
          </table:table-cell>
          <table:table-cell office:value-type="float" office:value="0.07995973" calcext:value-type="float">
            <text:p>0.0799597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5461" calcext:value-type="float">
            <text:p>0.08105461</text:p>
          </table:table-cell>
          <table:table-cell office:value-type="float" office:value="0.08872392" calcext:value-type="float">
            <text:p>0.08872392</text:p>
          </table:table-cell>
          <table:table-cell office:value-type="float" office:value="0.08525338" calcext:value-type="float">
            <text:p>0.0852533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93896" calcext:value-type="float">
            <text:p>0.09593896</text:p>
          </table:table-cell>
          <table:table-cell office:value-type="float" office:value="0.10278703" calcext:value-type="float">
            <text:p>0.10278703</text:p>
          </table:table-cell>
          <table:table-cell office:value-type="float" office:value="0.095973" calcext:value-type="float">
            <text:p>0.09597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10316" calcext:value-type="float">
            <text:p>0.10810316</text:p>
          </table:table-cell>
          <table:table-cell office:value-type="float" office:value="0.1109461" calcext:value-type="float">
            <text:p>0.1109461</text:p>
          </table:table-cell>
          <table:table-cell office:value-type="float" office:value="0.11379579" calcext:value-type="float">
            <text:p>0.1137957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6496" calcext:value-type="float">
            <text:p>0.01116496</text:p>
          </table:table-cell>
          <table:table-cell office:value-type="float" office:value="0.00760662" calcext:value-type="float">
            <text:p>0.00760662</text:p>
          </table:table-cell>
          <table:table-cell office:value-type="float" office:value="0.00880601" calcext:value-type="float">
            <text:p>0.0088060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23588" calcext:value-type="float">
            <text:p>0.02223588</text:p>
          </table:table-cell>
          <table:table-cell office:value-type="float" office:value="0.02119428" calcext:value-type="float">
            <text:p>0.02119428</text:p>
          </table:table-cell>
          <table:table-cell office:value-type="float" office:value="0.02052278" calcext:value-type="float">
            <text:p>0.0205227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5509" calcext:value-type="float">
            <text:p>0.03285509</text:p>
          </table:table-cell>
          <table:table-cell office:value-type="float" office:value="0.02964571" calcext:value-type="float">
            <text:p>0.02964571</text:p>
          </table:table-cell>
          <table:table-cell office:value-type="float" office:value="0.02989169" calcext:value-type="float">
            <text:p>0.0298916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5962" calcext:value-type="float">
            <text:p>0.04385962</text:p>
          </table:table-cell>
          <table:table-cell office:value-type="float" office:value="0.03984194" calcext:value-type="float">
            <text:p>0.03984194</text:p>
          </table:table-cell>
          <table:table-cell office:value-type="float" office:value="0.04177998" calcext:value-type="float">
            <text:p>0.041779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5078" calcext:value-type="float">
            <text:p>0.05285078</text:p>
          </table:table-cell>
          <table:table-cell office:value-type="float" office:value="0.05553458" calcext:value-type="float">
            <text:p>0.05553458</text:p>
          </table:table-cell>
          <table:table-cell office:value-type="float" office:value="0.05587965" calcext:value-type="float">
            <text:p>0.0558796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826" calcext:value-type="float">
            <text:p>0.0610826</text:p>
          </table:table-cell>
          <table:table-cell office:value-type="float" office:value="0.06633548" calcext:value-type="float">
            <text:p>0.06633548</text:p>
          </table:table-cell>
          <table:table-cell office:value-type="float" office:value="0.06544313" calcext:value-type="float">
            <text:p>0.0654431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4065" calcext:value-type="float">
            <text:p>0.07154065</text:p>
          </table:table-cell>
          <table:table-cell office:value-type="float" office:value="0.07679436" calcext:value-type="float">
            <text:p>0.07679436</text:p>
          </table:table-cell>
          <table:table-cell office:value-type="float" office:value="0.08018865" calcext:value-type="float">
            <text:p>0.0801886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3564" calcext:value-type="float">
            <text:p>0.08083564</text:p>
          </table:table-cell>
          <table:table-cell office:value-type="float" office:value="0.08873536" calcext:value-type="float">
            <text:p>0.08873536</text:p>
          </table:table-cell>
          <table:table-cell office:value-type="float" office:value="0.08510622" calcext:value-type="float">
            <text:p>0.0851062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73476" calcext:value-type="float">
            <text:p>0.09573476</text:p>
          </table:table-cell>
          <table:table-cell office:value-type="float" office:value="0.10290261" calcext:value-type="float">
            <text:p>0.10290261</text:p>
          </table:table-cell>
          <table:table-cell office:value-type="float" office:value="0.09607363" calcext:value-type="float">
            <text:p>0.0960736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790437" calcext:value-type="float">
            <text:p>0.10790437</text:p>
          </table:table-cell>
          <table:table-cell office:value-type="float" office:value="0.1107915" calcext:value-type="float">
            <text:p>0.1107915</text:p>
          </table:table-cell>
          <table:table-cell office:value-type="float" office:value="0.11389845" calcext:value-type="float">
            <text:p>0.113898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722" calcext:value-type="float">
            <text:p>0.01107722</text:p>
          </table:table-cell>
          <table:table-cell office:value-type="float" office:value="0.00758816" calcext:value-type="float">
            <text:p>0.00758816</text:p>
          </table:table-cell>
          <table:table-cell office:value-type="float" office:value="0.008836" calcext:value-type="float">
            <text:p>0.00883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739" calcext:value-type="float">
            <text:p>0.0221739</text:p>
          </table:table-cell>
          <table:table-cell office:value-type="float" office:value="0.02098149" calcext:value-type="float">
            <text:p>0.02098149</text:p>
          </table:table-cell>
          <table:table-cell office:value-type="float" office:value="0.02049179" calcext:value-type="float">
            <text:p>0.0204917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2363" calcext:value-type="float">
            <text:p>0.03282363</text:p>
          </table:table-cell>
          <table:table-cell office:value-type="float" office:value="0.02953885" calcext:value-type="float">
            <text:p>0.02953885</text:p>
          </table:table-cell>
          <table:table-cell office:value-type="float" office:value="0.02985076" calcext:value-type="float">
            <text:p>0.0298507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6098" calcext:value-type="float">
            <text:p>0.04386098</text:p>
          </table:table-cell>
          <table:table-cell office:value-type="float" office:value="0.03979516" calcext:value-type="float">
            <text:p>0.03979516</text:p>
          </table:table-cell>
          <table:table-cell office:value-type="float" office:value="0.04179623" calcext:value-type="float">
            <text:p>0.0417962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015" calcext:value-type="float">
            <text:p>0.0528015</text:p>
          </table:table-cell>
          <table:table-cell office:value-type="float" office:value="0.0552828" calcext:value-type="float">
            <text:p>0.0552828</text:p>
          </table:table-cell>
          <table:table-cell office:value-type="float" office:value="0.05594514" calcext:value-type="float">
            <text:p>0.0559451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8256" calcext:value-type="float">
            <text:p>0.06098256</text:p>
          </table:table-cell>
          <table:table-cell office:value-type="float" office:value="0.06636468" calcext:value-type="float">
            <text:p>0.06636468</text:p>
          </table:table-cell>
          <table:table-cell office:value-type="float" office:value="0.06548811" calcext:value-type="float">
            <text:p>0.0654881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8827" calcext:value-type="float">
            <text:p>0.07158827</text:p>
          </table:table-cell>
          <table:table-cell office:value-type="float" office:value="0.07677767" calcext:value-type="float">
            <text:p>0.07677767</text:p>
          </table:table-cell>
          <table:table-cell office:value-type="float" office:value="0.08031753" calcext:value-type="float">
            <text:p>0.0803175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9557" calcext:value-type="float">
            <text:p>0.08089557</text:p>
          </table:table-cell>
          <table:table-cell office:value-type="float" office:value="0.08873591" calcext:value-type="float">
            <text:p>0.08873591</text:p>
          </table:table-cell>
          <table:table-cell office:value-type="float" office:value="0.08521718" calcext:value-type="float">
            <text:p>0.0852171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6965" calcext:value-type="float">
            <text:p>0.09586965</text:p>
          </table:table-cell>
          <table:table-cell office:value-type="float" office:value="0.10302006" calcext:value-type="float">
            <text:p>0.10302006</text:p>
          </table:table-cell>
          <table:table-cell office:value-type="float" office:value="0.09648111" calcext:value-type="float">
            <text:p>0.0964811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4481" calcext:value-type="float">
            <text:p>0.10824481</text:p>
          </table:table-cell>
          <table:table-cell office:value-type="float" office:value="0.1107218" calcext:value-type="float">
            <text:p>0.1107218</text:p>
          </table:table-cell>
          <table:table-cell office:value-type="float" office:value="0.11372163" calcext:value-type="float">
            <text:p>0.113721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2269" calcext:value-type="float">
            <text:p>0.01112269</text:p>
          </table:table-cell>
          <table:table-cell office:value-type="float" office:value="0.00764316" calcext:value-type="float">
            <text:p>0.00764316</text:p>
          </table:table-cell>
          <table:table-cell office:value-type="float" office:value="0.00879842" calcext:value-type="float">
            <text:p>0.0087984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5428" calcext:value-type="float">
            <text:p>0.02215428</text:p>
          </table:table-cell>
          <table:table-cell office:value-type="float" office:value="0.02124116" calcext:value-type="float">
            <text:p>0.02124116</text:p>
          </table:table-cell>
          <table:table-cell office:value-type="float" office:value="0.0203131" calcext:value-type="float">
            <text:p>0.020313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5848" calcext:value-type="float">
            <text:p>0.03285848</text:p>
          </table:table-cell>
          <table:table-cell office:value-type="float" office:value="0.02938177" calcext:value-type="float">
            <text:p>0.02938177</text:p>
          </table:table-cell>
          <table:table-cell office:value-type="float" office:value="0.02974579" calcext:value-type="float">
            <text:p>0.0297457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8238" calcext:value-type="float">
            <text:p>0.04398238</text:p>
          </table:table-cell>
          <table:table-cell office:value-type="float" office:value="0.03975568" calcext:value-type="float">
            <text:p>0.03975568</text:p>
          </table:table-cell>
          <table:table-cell office:value-type="float" office:value="0.04180126" calcext:value-type="float">
            <text:p>0.0418012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78613" calcext:value-type="float">
            <text:p>0.05278613</text:p>
          </table:table-cell>
          <table:table-cell office:value-type="float" office:value="0.05555205" calcext:value-type="float">
            <text:p>0.05555205</text:p>
          </table:table-cell>
          <table:table-cell office:value-type="float" office:value="0.05608454" calcext:value-type="float">
            <text:p>0.0560845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1391" calcext:value-type="float">
            <text:p>0.06101391</text:p>
          </table:table-cell>
          <table:table-cell office:value-type="float" office:value="0.06647963" calcext:value-type="float">
            <text:p>0.06647963</text:p>
          </table:table-cell>
          <table:table-cell office:value-type="float" office:value="0.06575901" calcext:value-type="float">
            <text:p>0.0657590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048" calcext:value-type="float">
            <text:p>0.0715048</text:p>
          </table:table-cell>
          <table:table-cell office:value-type="float" office:value="0.07708989" calcext:value-type="float">
            <text:p>0.07708989</text:p>
          </table:table-cell>
          <table:table-cell office:value-type="float" office:value="0.08054673" calcext:value-type="float">
            <text:p>0.0805467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3204" calcext:value-type="float">
            <text:p>0.08083204</text:p>
          </table:table-cell>
          <table:table-cell office:value-type="float" office:value="0.08888505" calcext:value-type="float">
            <text:p>0.08888505</text:p>
          </table:table-cell>
          <table:table-cell office:value-type="float" office:value="0.08519903" calcext:value-type="float">
            <text:p>0.0851990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65598" calcext:value-type="float">
            <text:p>0.09565598</text:p>
          </table:table-cell>
          <table:table-cell office:value-type="float" office:value="0.10338934" calcext:value-type="float">
            <text:p>0.10338934</text:p>
          </table:table-cell>
          <table:table-cell office:value-type="float" office:value="0.0967709" calcext:value-type="float">
            <text:p>0.096770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319" calcext:value-type="float">
            <text:p>0.1082319</text:p>
          </table:table-cell>
          <table:table-cell office:value-type="float" office:value="0.11092089" calcext:value-type="float">
            <text:p>0.11092089</text:p>
          </table:table-cell>
          <table:table-cell office:value-type="float" office:value="0.11386772" calcext:value-type="float">
            <text:p>0.1138677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975" calcext:value-type="float">
            <text:p>0.0109975</text:p>
          </table:table-cell>
          <table:table-cell office:value-type="float" office:value="0.00758273" calcext:value-type="float">
            <text:p>0.00758273</text:p>
          </table:table-cell>
          <table:table-cell office:value-type="float" office:value="0.00884048" calcext:value-type="float">
            <text:p>0.0088404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1724" calcext:value-type="float">
            <text:p>0.02211724</text:p>
          </table:table-cell>
          <table:table-cell office:value-type="float" office:value="0.02115675" calcext:value-type="float">
            <text:p>0.02115675</text:p>
          </table:table-cell>
          <table:table-cell office:value-type="float" office:value="0.02028218" calcext:value-type="float">
            <text:p>0.0202821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4843" calcext:value-type="float">
            <text:p>0.03294843</text:p>
          </table:table-cell>
          <table:table-cell office:value-type="float" office:value="0.02938944" calcext:value-type="float">
            <text:p>0.02938944</text:p>
          </table:table-cell>
          <table:table-cell office:value-type="float" office:value="0.02972178" calcext:value-type="float">
            <text:p>0.0297217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7687" calcext:value-type="float">
            <text:p>0.04397687</text:p>
          </table:table-cell>
          <table:table-cell office:value-type="float" office:value="0.03959587" calcext:value-type="float">
            <text:p>0.03959587</text:p>
          </table:table-cell>
          <table:table-cell office:value-type="float" office:value="0.04187375" calcext:value-type="float">
            <text:p>0.0418737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3074" calcext:value-type="float">
            <text:p>0.05293074</text:p>
          </table:table-cell>
          <table:table-cell office:value-type="float" office:value="0.05538363" calcext:value-type="float">
            <text:p>0.05538363</text:p>
          </table:table-cell>
          <table:table-cell office:value-type="float" office:value="0.05619007" calcext:value-type="float">
            <text:p>0.056190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8046" calcext:value-type="float">
            <text:p>0.06108046</text:p>
          </table:table-cell>
          <table:table-cell office:value-type="float" office:value="0.06639047" calcext:value-type="float">
            <text:p>0.06639047</text:p>
          </table:table-cell>
          <table:table-cell office:value-type="float" office:value="0.06584633" calcext:value-type="float">
            <text:p>0.0658463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0797" calcext:value-type="float">
            <text:p>0.07160797</text:p>
          </table:table-cell>
          <table:table-cell office:value-type="float" office:value="0.07748876" calcext:value-type="float">
            <text:p>0.07748876</text:p>
          </table:table-cell>
          <table:table-cell office:value-type="float" office:value="0.08062726" calcext:value-type="float">
            <text:p>0.080627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7665" calcext:value-type="float">
            <text:p>0.08087665</text:p>
          </table:table-cell>
          <table:table-cell office:value-type="float" office:value="0.08866733" calcext:value-type="float">
            <text:p>0.08866733</text:p>
          </table:table-cell>
          <table:table-cell office:value-type="float" office:value="0.08520177" calcext:value-type="float">
            <text:p>0.0852017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83722" calcext:value-type="float">
            <text:p>0.09583722</text:p>
          </table:table-cell>
          <table:table-cell office:value-type="float" office:value="0.10327327" calcext:value-type="float">
            <text:p>0.10327327</text:p>
          </table:table-cell>
          <table:table-cell office:value-type="float" office:value="0.09706708" calcext:value-type="float">
            <text:p>0.0970670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2904" calcext:value-type="float">
            <text:p>0.10902904</text:p>
          </table:table-cell>
          <table:table-cell office:value-type="float" office:value="0.1106572" calcext:value-type="float">
            <text:p>0.1106572</text:p>
          </table:table-cell>
          <table:table-cell office:value-type="float" office:value="0.11378094" calcext:value-type="float">
            <text:p>0.1137809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557" calcext:value-type="float">
            <text:p>0.0110557</text:p>
          </table:table-cell>
          <table:table-cell office:value-type="float" office:value="0.00760714" calcext:value-type="float">
            <text:p>0.00760714</text:p>
          </table:table-cell>
          <table:table-cell office:value-type="float" office:value="0.00883492" calcext:value-type="float">
            <text:p>0.0088349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7894" calcext:value-type="float">
            <text:p>0.02207894</text:p>
          </table:table-cell>
          <table:table-cell office:value-type="float" office:value="0.02104538" calcext:value-type="float">
            <text:p>0.02104538</text:p>
          </table:table-cell>
          <table:table-cell office:value-type="float" office:value="0.02022094" calcext:value-type="float">
            <text:p>0.0202209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86535" calcext:value-type="float">
            <text:p>0.03286535</text:p>
          </table:table-cell>
          <table:table-cell office:value-type="float" office:value="0.02932839" calcext:value-type="float">
            <text:p>0.02932839</text:p>
          </table:table-cell>
          <table:table-cell office:value-type="float" office:value="0.02948449" calcext:value-type="float">
            <text:p>0.0294844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3263" calcext:value-type="float">
            <text:p>0.04393263</text:p>
          </table:table-cell>
          <table:table-cell office:value-type="float" office:value="0.03975881" calcext:value-type="float">
            <text:p>0.03975881</text:p>
          </table:table-cell>
          <table:table-cell office:value-type="float" office:value="0.04195512" calcext:value-type="float">
            <text:p>0.0419551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5855" calcext:value-type="float">
            <text:p>0.05265855</text:p>
          </table:table-cell>
          <table:table-cell office:value-type="float" office:value="0.05549651" calcext:value-type="float">
            <text:p>0.05549651</text:p>
          </table:table-cell>
          <table:table-cell office:value-type="float" office:value="0.0559983" calcext:value-type="float">
            <text:p>0.055998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6539" calcext:value-type="float">
            <text:p>0.06086539</text:p>
          </table:table-cell>
          <table:table-cell office:value-type="float" office:value="0.06642773" calcext:value-type="float">
            <text:p>0.06642773</text:p>
          </table:table-cell>
          <table:table-cell office:value-type="float" office:value="0.06586584" calcext:value-type="float">
            <text:p>0.0658658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5731" calcext:value-type="float">
            <text:p>0.07165731</text:p>
          </table:table-cell>
          <table:table-cell office:value-type="float" office:value="0.07761686" calcext:value-type="float">
            <text:p>0.07761686</text:p>
          </table:table-cell>
          <table:table-cell office:value-type="float" office:value="0.08060703" calcext:value-type="float">
            <text:p>0.0806070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66864" calcext:value-type="float">
            <text:p>0.08066864</text:p>
          </table:table-cell>
          <table:table-cell office:value-type="float" office:value="0.08855066" calcext:value-type="float">
            <text:p>0.08855066</text:p>
          </table:table-cell>
          <table:table-cell office:value-type="float" office:value="0.08497655" calcext:value-type="float">
            <text:p>0.0849765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64614" calcext:value-type="float">
            <text:p>0.09564614</text:p>
          </table:table-cell>
          <table:table-cell office:value-type="float" office:value="0.10326082" calcext:value-type="float">
            <text:p>0.10326082</text:p>
          </table:table-cell>
          <table:table-cell office:value-type="float" office:value="0.09747329" calcext:value-type="float">
            <text:p>0.0974732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6667" calcext:value-type="float">
            <text:p>0.1086667</text:p>
          </table:table-cell>
          <table:table-cell office:value-type="float" office:value="0.11106932" calcext:value-type="float">
            <text:p>0.11106932</text:p>
          </table:table-cell>
          <table:table-cell office:value-type="float" office:value="0.11379219" calcext:value-type="float">
            <text:p>0.1137921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847" calcext:value-type="float">
            <text:p>0.01096847</text:p>
          </table:table-cell>
          <table:table-cell office:value-type="float" office:value="0.00767419" calcext:value-type="float">
            <text:p>0.00767419</text:p>
          </table:table-cell>
          <table:table-cell office:value-type="float" office:value="0.00883725" calcext:value-type="float">
            <text:p>0.0088372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2494" calcext:value-type="float">
            <text:p>0.02202494</text:p>
          </table:table-cell>
          <table:table-cell office:value-type="float" office:value="0.02104751" calcext:value-type="float">
            <text:p>0.02104751</text:p>
          </table:table-cell>
          <table:table-cell office:value-type="float" office:value="0.0203074" calcext:value-type="float">
            <text:p>0.020307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4142" calcext:value-type="float">
            <text:p>0.03294142</text:p>
          </table:table-cell>
          <table:table-cell office:value-type="float" office:value="0.02923957" calcext:value-type="float">
            <text:p>0.02923957</text:p>
          </table:table-cell>
          <table:table-cell office:value-type="float" office:value="0.02941263" calcext:value-type="float">
            <text:p>0.0294126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77159" calcext:value-type="float">
            <text:p>0.04377159</text:p>
          </table:table-cell>
          <table:table-cell office:value-type="float" office:value="0.03969734" calcext:value-type="float">
            <text:p>0.03969734</text:p>
          </table:table-cell>
          <table:table-cell office:value-type="float" office:value="0.04209959" calcext:value-type="float">
            <text:p>0.0420995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78998" calcext:value-type="float">
            <text:p>0.05278998</text:p>
          </table:table-cell>
          <table:table-cell office:value-type="float" office:value="0.05560865" calcext:value-type="float">
            <text:p>0.05560865</text:p>
          </table:table-cell>
          <table:table-cell office:value-type="float" office:value="0.05618331" calcext:value-type="float">
            <text:p>0.0561833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08978" calcext:value-type="float">
            <text:p>0.06108978</text:p>
          </table:table-cell>
          <table:table-cell office:value-type="float" office:value="0.06639323" calcext:value-type="float">
            <text:p>0.06639323</text:p>
          </table:table-cell>
          <table:table-cell office:value-type="float" office:value="0.0657239" calcext:value-type="float">
            <text:p>0.065723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3397" calcext:value-type="float">
            <text:p>0.07153397</text:p>
          </table:table-cell>
          <table:table-cell office:value-type="float" office:value="0.07799076" calcext:value-type="float">
            <text:p>0.07799076</text:p>
          </table:table-cell>
          <table:table-cell office:value-type="float" office:value="0.08071654" calcext:value-type="float">
            <text:p>0.0807165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49414" calcext:value-type="float">
            <text:p>0.08049414</text:p>
          </table:table-cell>
          <table:table-cell office:value-type="float" office:value="0.08865714" calcext:value-type="float">
            <text:p>0.08865714</text:p>
          </table:table-cell>
          <table:table-cell office:value-type="float" office:value="0.0849007" calcext:value-type="float">
            <text:p>0.084900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47691" calcext:value-type="float">
            <text:p>0.09547691</text:p>
          </table:table-cell>
          <table:table-cell office:value-type="float" office:value="0.10327362" calcext:value-type="float">
            <text:p>0.10327362</text:p>
          </table:table-cell>
          <table:table-cell office:value-type="float" office:value="0.09759279" calcext:value-type="float">
            <text:p>0.0975927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0946" calcext:value-type="float">
            <text:p>0.10900946</text:p>
          </table:table-cell>
          <table:table-cell office:value-type="float" office:value="0.1113231" calcext:value-type="float">
            <text:p>0.1113231</text:p>
          </table:table-cell>
          <table:table-cell office:value-type="float" office:value="0.11395177" calcext:value-type="float">
            <text:p>0.1139517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1331" calcext:value-type="float">
            <text:p>0.01101331</text:p>
          </table:table-cell>
          <table:table-cell office:value-type="float" office:value="0.00761554" calcext:value-type="float">
            <text:p>0.00761554</text:p>
          </table:table-cell>
          <table:table-cell office:value-type="float" office:value="0.00885937" calcext:value-type="float">
            <text:p>0.0088593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84" calcext:value-type="float">
            <text:p>0.022084</text:p>
          </table:table-cell>
          <table:table-cell office:value-type="float" office:value="0.02101321" calcext:value-type="float">
            <text:p>0.02101321</text:p>
          </table:table-cell>
          <table:table-cell office:value-type="float" office:value="0.02026468" calcext:value-type="float">
            <text:p>0.0202646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8388" calcext:value-type="float">
            <text:p>0.03298388</text:p>
          </table:table-cell>
          <table:table-cell office:value-type="float" office:value="0.029192" calcext:value-type="float">
            <text:p>0.029192</text:p>
          </table:table-cell>
          <table:table-cell office:value-type="float" office:value="0.02949166" calcext:value-type="float">
            <text:p>0.0294916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84216" calcext:value-type="float">
            <text:p>0.04384216</text:p>
          </table:table-cell>
          <table:table-cell office:value-type="float" office:value="0.03968683" calcext:value-type="float">
            <text:p>0.03968683</text:p>
          </table:table-cell>
          <table:table-cell office:value-type="float" office:value="0.04211074" calcext:value-type="float">
            <text:p>0.0421107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71418" calcext:value-type="float">
            <text:p>0.05271418</text:p>
          </table:table-cell>
          <table:table-cell office:value-type="float" office:value="0.05557488" calcext:value-type="float">
            <text:p>0.05557488</text:p>
          </table:table-cell>
          <table:table-cell office:value-type="float" office:value="0.05604093" calcext:value-type="float">
            <text:p>0.0560409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7274" calcext:value-type="float">
            <text:p>0.06117274</text:p>
          </table:table-cell>
          <table:table-cell office:value-type="float" office:value="0.06635648" calcext:value-type="float">
            <text:p>0.06635648</text:p>
          </table:table-cell>
          <table:table-cell office:value-type="float" office:value="0.06572571" calcext:value-type="float">
            <text:p>0.0657257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8967" calcext:value-type="float">
            <text:p>0.07148967</text:p>
          </table:table-cell>
          <table:table-cell office:value-type="float" office:value="0.07779413" calcext:value-type="float">
            <text:p>0.07779413</text:p>
          </table:table-cell>
          <table:table-cell office:value-type="float" office:value="0.08088312" calcext:value-type="float">
            <text:p>0.0808831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56887" calcext:value-type="float">
            <text:p>0.08056887</text:p>
          </table:table-cell>
          <table:table-cell office:value-type="float" office:value="0.08844394" calcext:value-type="float">
            <text:p>0.08844394</text:p>
          </table:table-cell>
          <table:table-cell office:value-type="float" office:value="0.08484637" calcext:value-type="float">
            <text:p>0.0848463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2832" calcext:value-type="float">
            <text:p>0.09532832</text:p>
          </table:table-cell>
          <table:table-cell office:value-type="float" office:value="0.10321875" calcext:value-type="float">
            <text:p>0.10321875</text:p>
          </table:table-cell>
          <table:table-cell office:value-type="float" office:value="0.09788871" calcext:value-type="float">
            <text:p>0.097888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5136" calcext:value-type="float">
            <text:p>0.10905136</text:p>
          </table:table-cell>
          <table:table-cell office:value-type="float" office:value="0.11182611" calcext:value-type="float">
            <text:p>0.11182611</text:p>
          </table:table-cell>
          <table:table-cell office:value-type="float" office:value="0.11381852" calcext:value-type="float">
            <text:p>0.1138185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3457" calcext:value-type="float">
            <text:p>0.01093457</text:p>
          </table:table-cell>
          <table:table-cell office:value-type="float" office:value="0.00761134" calcext:value-type="float">
            <text:p>0.00761134</text:p>
          </table:table-cell>
          <table:table-cell office:value-type="float" office:value="0.00883564" calcext:value-type="float">
            <text:p>0.0088356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9606" calcext:value-type="float">
            <text:p>0.02209606</text:p>
          </table:table-cell>
          <table:table-cell office:value-type="float" office:value="0.02094238" calcext:value-type="float">
            <text:p>0.02094238</text:p>
          </table:table-cell>
          <table:table-cell office:value-type="float" office:value="0.02021403" calcext:value-type="float">
            <text:p>0.0202140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0886" calcext:value-type="float">
            <text:p>0.03300886</text:p>
          </table:table-cell>
          <table:table-cell office:value-type="float" office:value="0.02918913" calcext:value-type="float">
            <text:p>0.02918913</text:p>
          </table:table-cell>
          <table:table-cell office:value-type="float" office:value="0.0293449" calcext:value-type="float">
            <text:p>0.029344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01653" calcext:value-type="float">
            <text:p>0.04401653</text:p>
          </table:table-cell>
          <table:table-cell office:value-type="float" office:value="0.03966405" calcext:value-type="float">
            <text:p>0.03966405</text:p>
          </table:table-cell>
          <table:table-cell office:value-type="float" office:value="0.04216347" calcext:value-type="float">
            <text:p>0.0421634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5605" calcext:value-type="float">
            <text:p>0.05265605</text:p>
          </table:table-cell>
          <table:table-cell office:value-type="float" office:value="0.05559776" calcext:value-type="float">
            <text:p>0.05559776</text:p>
          </table:table-cell>
          <table:table-cell office:value-type="float" office:value="0.05602107" calcext:value-type="float">
            <text:p>0.056021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6688" calcext:value-type="float">
            <text:p>0.06116688</text:p>
          </table:table-cell>
          <table:table-cell office:value-type="float" office:value="0.06639181" calcext:value-type="float">
            <text:p>0.06639181</text:p>
          </table:table-cell>
          <table:table-cell office:value-type="float" office:value="0.0654402" calcext:value-type="float">
            <text:p>0.065440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7381" calcext:value-type="float">
            <text:p>0.07157381</text:p>
          </table:table-cell>
          <table:table-cell office:value-type="float" office:value="0.07795598" calcext:value-type="float">
            <text:p>0.07795598</text:p>
          </table:table-cell>
          <table:table-cell office:value-type="float" office:value="0.08099329" calcext:value-type="float">
            <text:p>0.0809932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66275" calcext:value-type="float">
            <text:p>0.08066275</text:p>
          </table:table-cell>
          <table:table-cell office:value-type="float" office:value="0.08832359" calcext:value-type="float">
            <text:p>0.08832359</text:p>
          </table:table-cell>
          <table:table-cell office:value-type="float" office:value="0.08452825" calcext:value-type="float">
            <text:p>0.084528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4165" calcext:value-type="float">
            <text:p>0.09534165</text:p>
          </table:table-cell>
          <table:table-cell office:value-type="float" office:value="0.10337555" calcext:value-type="float">
            <text:p>0.10337555</text:p>
          </table:table-cell>
          <table:table-cell office:value-type="float" office:value="0.09819982" calcext:value-type="float">
            <text:p>0.0981998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7732" calcext:value-type="float">
            <text:p>0.10907732</text:p>
          </table:table-cell>
          <table:table-cell office:value-type="float" office:value="0.11204116" calcext:value-type="float">
            <text:p>0.11204116</text:p>
          </table:table-cell>
          <table:table-cell office:value-type="float" office:value="0.11389997" calcext:value-type="float">
            <text:p>0.1138999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049" calcext:value-type="float">
            <text:p>0.01102049</text:p>
          </table:table-cell>
          <table:table-cell office:value-type="float" office:value="0.00764112" calcext:value-type="float">
            <text:p>0.00764112</text:p>
          </table:table-cell>
          <table:table-cell office:value-type="float" office:value="0.00877568" calcext:value-type="float">
            <text:p>0.0087756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4296" calcext:value-type="float">
            <text:p>0.02204296</text:p>
          </table:table-cell>
          <table:table-cell office:value-type="float" office:value="0.02098509" calcext:value-type="float">
            <text:p>0.02098509</text:p>
          </table:table-cell>
          <table:table-cell office:value-type="float" office:value="0.02016757" calcext:value-type="float">
            <text:p>0.0201675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298127" calcext:value-type="float">
            <text:p>0.03298127</text:p>
          </table:table-cell>
          <table:table-cell office:value-type="float" office:value="0.02919609" calcext:value-type="float">
            <text:p>0.02919609</text:p>
          </table:table-cell>
          <table:table-cell office:value-type="float" office:value="0.02936424" calcext:value-type="float">
            <text:p>0.0293642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07884" calcext:value-type="float">
            <text:p>0.04407884</text:p>
          </table:table-cell>
          <table:table-cell office:value-type="float" office:value="0.03962729" calcext:value-type="float">
            <text:p>0.03962729</text:p>
          </table:table-cell>
          <table:table-cell office:value-type="float" office:value="0.04243138" calcext:value-type="float">
            <text:p>0.0424313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64007" calcext:value-type="float">
            <text:p>0.05264007</text:p>
          </table:table-cell>
          <table:table-cell office:value-type="float" office:value="0.05551117" calcext:value-type="float">
            <text:p>0.05551117</text:p>
          </table:table-cell>
          <table:table-cell office:value-type="float" office:value="0.05607847" calcext:value-type="float">
            <text:p>0.0560784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28685" calcext:value-type="float">
            <text:p>0.06128685</text:p>
          </table:table-cell>
          <table:table-cell office:value-type="float" office:value="0.06607819" calcext:value-type="float">
            <text:p>0.06607819</text:p>
          </table:table-cell>
          <table:table-cell office:value-type="float" office:value="0.06533383" calcext:value-type="float">
            <text:p>0.0653338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2408" calcext:value-type="float">
            <text:p>0.07132408</text:p>
          </table:table-cell>
          <table:table-cell office:value-type="float" office:value="0.07809747" calcext:value-type="float">
            <text:p>0.07809747</text:p>
          </table:table-cell>
          <table:table-cell office:value-type="float" office:value="0.08128224" calcext:value-type="float">
            <text:p>0.0812822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5458" calcext:value-type="float">
            <text:p>0.08085458</text:p>
          </table:table-cell>
          <table:table-cell office:value-type="float" office:value="0.08808135" calcext:value-type="float">
            <text:p>0.08808135</text:p>
          </table:table-cell>
          <table:table-cell office:value-type="float" office:value="0.08457868" calcext:value-type="float">
            <text:p>0.0845786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6538" calcext:value-type="float">
            <text:p>0.09536538</text:p>
          </table:table-cell>
          <table:table-cell office:value-type="float" office:value="0.10319431" calcext:value-type="float">
            <text:p>0.10319431</text:p>
          </table:table-cell>
          <table:table-cell office:value-type="float" office:value="0.09823814" calcext:value-type="float">
            <text:p>0.098238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18316" calcext:value-type="float">
            <text:p>0.10918316</text:p>
          </table:table-cell>
          <table:table-cell office:value-type="float" office:value="0.11242962" calcext:value-type="float">
            <text:p>0.11242962</text:p>
          </table:table-cell>
          <table:table-cell office:value-type="float" office:value="0.11356709" calcext:value-type="float">
            <text:p>0.113567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668" calcext:value-type="float">
            <text:p>0.01107668</text:p>
          </table:table-cell>
          <table:table-cell office:value-type="float" office:value="0.00765716" calcext:value-type="float">
            <text:p>0.00765716</text:p>
          </table:table-cell>
          <table:table-cell office:value-type="float" office:value="0.00880404" calcext:value-type="float">
            <text:p>0.0088040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0292" calcext:value-type="float">
            <text:p>0.02210292</text:p>
          </table:table-cell>
          <table:table-cell office:value-type="float" office:value="0.02092636" calcext:value-type="float">
            <text:p>0.02092636</text:p>
          </table:table-cell>
          <table:table-cell office:value-type="float" office:value="0.0201226" calcext:value-type="float">
            <text:p>0.020122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23057" calcext:value-type="float">
            <text:p>0.03323057</text:p>
          </table:table-cell>
          <table:table-cell office:value-type="float" office:value="0.02924071" calcext:value-type="float">
            <text:p>0.02924071</text:p>
          </table:table-cell>
          <table:table-cell office:value-type="float" office:value="0.02933685" calcext:value-type="float">
            <text:p>0.0293368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399929" calcext:value-type="float">
            <text:p>0.04399929</text:p>
          </table:table-cell>
          <table:table-cell office:value-type="float" office:value="0.03959033" calcext:value-type="float">
            <text:p>0.03959033</text:p>
          </table:table-cell>
          <table:table-cell office:value-type="float" office:value="0.04226275" calcext:value-type="float">
            <text:p>0.0422627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7002" calcext:value-type="float">
            <text:p>0.0527002</text:p>
          </table:table-cell>
          <table:table-cell office:value-type="float" office:value="0.05552187" calcext:value-type="float">
            <text:p>0.05552187</text:p>
          </table:table-cell>
          <table:table-cell office:value-type="float" office:value="0.05604903" calcext:value-type="float">
            <text:p>0.0560490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616" calcext:value-type="float">
            <text:p>0.0611616</text:p>
          </table:table-cell>
          <table:table-cell office:value-type="float" office:value="0.06599613" calcext:value-type="float">
            <text:p>0.06599613</text:p>
          </table:table-cell>
          <table:table-cell office:value-type="float" office:value="0.06511365" calcext:value-type="float">
            <text:p>0.0651136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48388" calcext:value-type="float">
            <text:p>0.07148388</text:p>
          </table:table-cell>
          <table:table-cell office:value-type="float" office:value="0.07806105" calcext:value-type="float">
            <text:p>0.07806105</text:p>
          </table:table-cell>
          <table:table-cell office:value-type="float" office:value="0.08091693" calcext:value-type="float">
            <text:p>0.0809169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086319" calcext:value-type="float">
            <text:p>0.08086319</text:p>
          </table:table-cell>
          <table:table-cell office:value-type="float" office:value="0.08783131" calcext:value-type="float">
            <text:p>0.08783131</text:p>
          </table:table-cell>
          <table:table-cell office:value-type="float" office:value="0.08418122" calcext:value-type="float">
            <text:p>0.0841812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28947" calcext:value-type="float">
            <text:p>0.09528947</text:p>
          </table:table-cell>
          <table:table-cell office:value-type="float" office:value="0.1034717" calcext:value-type="float">
            <text:p>0.1034717</text:p>
          </table:table-cell>
          <table:table-cell office:value-type="float" office:value="0.09832337" calcext:value-type="float">
            <text:p>0.0983233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900339" calcext:value-type="float">
            <text:p>0.10900339</text:p>
          </table:table-cell>
          <table:table-cell office:value-type="float" office:value="0.11256327" calcext:value-type="float">
            <text:p>0.11256327</text:p>
          </table:table-cell>
          <table:table-cell office:value-type="float" office:value="0.11348257" calcext:value-type="float">
            <text:p>0.1134825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5762" calcext:value-type="float">
            <text:p>0.01105762</text:p>
          </table:table-cell>
          <table:table-cell office:value-type="float" office:value="0.00761249" calcext:value-type="float">
            <text:p>0.00761249</text:p>
          </table:table-cell>
          <table:table-cell office:value-type="float" office:value="0.00886063" calcext:value-type="float">
            <text:p>0.0088606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1444" calcext:value-type="float">
            <text:p>0.02201444</text:p>
          </table:table-cell>
          <table:table-cell office:value-type="float" office:value="0.02097698" calcext:value-type="float">
            <text:p>0.02097698</text:p>
          </table:table-cell>
          <table:table-cell office:value-type="float" office:value="0.02017552" calcext:value-type="float">
            <text:p>0.0201755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768" calcext:value-type="float">
            <text:p>0.0330768</text:p>
          </table:table-cell>
          <table:table-cell office:value-type="float" office:value="0.02923718" calcext:value-type="float">
            <text:p>0.02923718</text:p>
          </table:table-cell>
          <table:table-cell office:value-type="float" office:value="0.02920101" calcext:value-type="float">
            <text:p>0.029201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0607" calcext:value-type="float">
            <text:p>0.04410607</text:p>
          </table:table-cell>
          <table:table-cell office:value-type="float" office:value="0.03959865" calcext:value-type="float">
            <text:p>0.03959865</text:p>
          </table:table-cell>
          <table:table-cell office:value-type="float" office:value="0.04230189" calcext:value-type="float">
            <text:p>0.0423018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75052" calcext:value-type="float">
            <text:p>0.05275052</text:p>
          </table:table-cell>
          <table:table-cell office:value-type="float" office:value="0.05543522" calcext:value-type="float">
            <text:p>0.05543522</text:p>
          </table:table-cell>
          <table:table-cell office:value-type="float" office:value="0.05603895" calcext:value-type="float">
            <text:p>0.0560389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5398" calcext:value-type="float">
            <text:p>0.06085398</text:p>
          </table:table-cell>
          <table:table-cell office:value-type="float" office:value="0.06584999" calcext:value-type="float">
            <text:p>0.06584999</text:p>
          </table:table-cell>
          <table:table-cell office:value-type="float" office:value="0.06514039" calcext:value-type="float">
            <text:p>0.0651403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56214" calcext:value-type="float">
            <text:p>0.07156214</text:p>
          </table:table-cell>
          <table:table-cell office:value-type="float" office:value="0.07780465" calcext:value-type="float">
            <text:p>0.07780465</text:p>
          </table:table-cell>
          <table:table-cell office:value-type="float" office:value="0.0809112" calcext:value-type="float">
            <text:p>0.080911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3957" calcext:value-type="float">
            <text:p>0.08103957</text:p>
          </table:table-cell>
          <table:table-cell office:value-type="float" office:value="0.08730631" calcext:value-type="float">
            <text:p>0.08730631</text:p>
          </table:table-cell>
          <table:table-cell office:value-type="float" office:value="0.08406068" calcext:value-type="float">
            <text:p>0.0840606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6467" calcext:value-type="float">
            <text:p>0.09536467</text:p>
          </table:table-cell>
          <table:table-cell office:value-type="float" office:value="0.10316323" calcext:value-type="float">
            <text:p>0.10316323</text:p>
          </table:table-cell>
          <table:table-cell office:value-type="float" office:value="0.09827054" calcext:value-type="float">
            <text:p>0.0982705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58335" calcext:value-type="float">
            <text:p>0.10858335</text:p>
          </table:table-cell>
          <table:table-cell office:value-type="float" office:value="0.11281958" calcext:value-type="float">
            <text:p>0.11281958</text:p>
          </table:table-cell>
          <table:table-cell office:value-type="float" office:value="0.11319455" calcext:value-type="float">
            <text:p>0.113194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744" calcext:value-type="float">
            <text:p>0.01103744</text:p>
          </table:table-cell>
          <table:table-cell office:value-type="float" office:value="0.00760658" calcext:value-type="float">
            <text:p>0.00760658</text:p>
          </table:table-cell>
          <table:table-cell office:value-type="float" office:value="0.00876983" calcext:value-type="float">
            <text:p>0.0087698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4482" calcext:value-type="float">
            <text:p>0.02214482</text:p>
          </table:table-cell>
          <table:table-cell office:value-type="float" office:value="0.02095364" calcext:value-type="float">
            <text:p>0.02095364</text:p>
          </table:table-cell>
          <table:table-cell office:value-type="float" office:value="0.02028914" calcext:value-type="float">
            <text:p>0.0202891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6948" calcext:value-type="float">
            <text:p>0.03306948</text:p>
          </table:table-cell>
          <table:table-cell office:value-type="float" office:value="0.02940092" calcext:value-type="float">
            <text:p>0.02940092</text:p>
          </table:table-cell>
          <table:table-cell office:value-type="float" office:value="0.0293667" calcext:value-type="float">
            <text:p>0.0293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18394" calcext:value-type="float">
            <text:p>0.04418394</text:p>
          </table:table-cell>
          <table:table-cell office:value-type="float" office:value="0.03957112" calcext:value-type="float">
            <text:p>0.03957112</text:p>
          </table:table-cell>
          <table:table-cell office:value-type="float" office:value="0.0423056" calcext:value-type="float">
            <text:p>0.042305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4145" calcext:value-type="float">
            <text:p>0.05284145</text:p>
          </table:table-cell>
          <table:table-cell office:value-type="float" office:value="0.05554329" calcext:value-type="float">
            <text:p>0.05554329</text:p>
          </table:table-cell>
          <table:table-cell office:value-type="float" office:value="0.05630841" calcext:value-type="float">
            <text:p>0.0563084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9875" calcext:value-type="float">
            <text:p>0.06099875</text:p>
          </table:table-cell>
          <table:table-cell office:value-type="float" office:value="0.06557604" calcext:value-type="float">
            <text:p>0.06557604</text:p>
          </table:table-cell>
          <table:table-cell office:value-type="float" office:value="0.06494804" calcext:value-type="float">
            <text:p>0.0649480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37043" calcext:value-type="float">
            <text:p>0.07137043</text:p>
          </table:table-cell>
          <table:table-cell office:value-type="float" office:value="0.07787011" calcext:value-type="float">
            <text:p>0.07787011</text:p>
          </table:table-cell>
          <table:table-cell office:value-type="float" office:value="0.08121511" calcext:value-type="float">
            <text:p>0.0812151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07547" calcext:value-type="float">
            <text:p>0.08107547</text:p>
          </table:table-cell>
          <table:table-cell office:value-type="float" office:value="0.0870221" calcext:value-type="float">
            <text:p>0.0870221</text:p>
          </table:table-cell>
          <table:table-cell office:value-type="float" office:value="0.08385586" calcext:value-type="float">
            <text:p>0.0838558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37543" calcext:value-type="float">
            <text:p>0.09537543</text:p>
          </table:table-cell>
          <table:table-cell office:value-type="float" office:value="0.10339344" calcext:value-type="float">
            <text:p>0.10339344</text:p>
          </table:table-cell>
          <table:table-cell office:value-type="float" office:value="0.09813596" calcext:value-type="float">
            <text:p>0.0981359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67848" calcext:value-type="float">
            <text:p>0.10867848</text:p>
          </table:table-cell>
          <table:table-cell office:value-type="float" office:value="0.11312243" calcext:value-type="float">
            <text:p>0.11312243</text:p>
          </table:table-cell>
          <table:table-cell office:value-type="float" office:value="0.1130212" calcext:value-type="float">
            <text:p>0.11302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373" calcext:value-type="float">
            <text:p>0.01103373</text:p>
          </table:table-cell>
          <table:table-cell office:value-type="float" office:value="0.00756344" calcext:value-type="float">
            <text:p>0.00756344</text:p>
          </table:table-cell>
          <table:table-cell office:value-type="float" office:value="0.00875988" calcext:value-type="float">
            <text:p>0.0087598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09333" calcext:value-type="float">
            <text:p>0.02209333</text:p>
          </table:table-cell>
          <table:table-cell office:value-type="float" office:value="0.02105335" calcext:value-type="float">
            <text:p>0.02105335</text:p>
          </table:table-cell>
          <table:table-cell office:value-type="float" office:value="0.02025804" calcext:value-type="float">
            <text:p>0.0202580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15878" calcext:value-type="float">
            <text:p>0.03315878</text:p>
          </table:table-cell>
          <table:table-cell office:value-type="float" office:value="0.02933705" calcext:value-type="float">
            <text:p>0.02933705</text:p>
          </table:table-cell>
          <table:table-cell office:value-type="float" office:value="0.0293744" calcext:value-type="float">
            <text:p>0.029374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39246" calcext:value-type="float">
            <text:p>0.04439246</text:p>
          </table:table-cell>
          <table:table-cell office:value-type="float" office:value="0.03942118" calcext:value-type="float">
            <text:p>0.03942118</text:p>
          </table:table-cell>
          <table:table-cell office:value-type="float" office:value="0.04227643" calcext:value-type="float">
            <text:p>0.0422764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81813" calcext:value-type="float">
            <text:p>0.05281813</text:p>
          </table:table-cell>
          <table:table-cell office:value-type="float" office:value="0.05562276" calcext:value-type="float">
            <text:p>0.05562276</text:p>
          </table:table-cell>
          <table:table-cell office:value-type="float" office:value="0.0560889" calcext:value-type="float">
            <text:p>0.056088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91696" calcext:value-type="float">
            <text:p>0.06091696</text:p>
          </table:table-cell>
          <table:table-cell office:value-type="float" office:value="0.06561488" calcext:value-type="float">
            <text:p>0.06561488</text:p>
          </table:table-cell>
          <table:table-cell office:value-type="float" office:value="0.06482067" calcext:value-type="float">
            <text:p>0.0648206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2044" calcext:value-type="float">
            <text:p>0.07162044</text:p>
          </table:table-cell>
          <table:table-cell office:value-type="float" office:value="0.0776043" calcext:value-type="float">
            <text:p>0.0776043</text:p>
          </table:table-cell>
          <table:table-cell office:value-type="float" office:value="0.08086076" calcext:value-type="float">
            <text:p>0.0808607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19104" calcext:value-type="float">
            <text:p>0.08119104</text:p>
          </table:table-cell>
          <table:table-cell office:value-type="float" office:value="0.08679727" calcext:value-type="float">
            <text:p>0.08679727</text:p>
          </table:table-cell>
          <table:table-cell office:value-type="float" office:value="0.08357863" calcext:value-type="float">
            <text:p>0.0835786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51503" calcext:value-type="float">
            <text:p>0.09551503</text:p>
          </table:table-cell>
          <table:table-cell office:value-type="float" office:value="0.10344696" calcext:value-type="float">
            <text:p>0.10344696</text:p>
          </table:table-cell>
          <table:table-cell office:value-type="float" office:value="0.09780028" calcext:value-type="float">
            <text:p>0.0978002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2144" calcext:value-type="float">
            <text:p>0.10822144</text:p>
          </table:table-cell>
          <table:table-cell office:value-type="float" office:value="0.11324838" calcext:value-type="float">
            <text:p>0.11324838</text:p>
          </table:table-cell>
          <table:table-cell office:value-type="float" office:value="0.11274479" calcext:value-type="float">
            <text:p>0.1127447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3746" calcext:value-type="float">
            <text:p>0.01113746</text:p>
          </table:table-cell>
          <table:table-cell office:value-type="float" office:value="0.00767749" calcext:value-type="float">
            <text:p>0.00767749</text:p>
          </table:table-cell>
          <table:table-cell office:value-type="float" office:value="0.00886038" calcext:value-type="float">
            <text:p>0.0088603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1474" calcext:value-type="float">
            <text:p>0.02211474</text:p>
          </table:table-cell>
          <table:table-cell office:value-type="float" office:value="0.02107263" calcext:value-type="float">
            <text:p>0.02107263</text:p>
          </table:table-cell>
          <table:table-cell office:value-type="float" office:value="0.0202929" calcext:value-type="float">
            <text:p>0.020292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7115" calcext:value-type="float">
            <text:p>0.03307115</text:p>
          </table:table-cell>
          <table:table-cell office:value-type="float" office:value="0.02945632" calcext:value-type="float">
            <text:p>0.02945632</text:p>
          </table:table-cell>
          <table:table-cell office:value-type="float" office:value="0.02948746" calcext:value-type="float">
            <text:p>0.0294874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35026" calcext:value-type="float">
            <text:p>0.04435026</text:p>
          </table:table-cell>
          <table:table-cell office:value-type="float" office:value="0.0396025" calcext:value-type="float">
            <text:p>0.0396025</text:p>
          </table:table-cell>
          <table:table-cell office:value-type="float" office:value="0.04220454" calcext:value-type="float">
            <text:p>0.0422045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93659" calcext:value-type="float">
            <text:p>0.05293659</text:p>
          </table:table-cell>
          <table:table-cell office:value-type="float" office:value="0.05542782" calcext:value-type="float">
            <text:p>0.05542782</text:p>
          </table:table-cell>
          <table:table-cell office:value-type="float" office:value="0.0559637" calcext:value-type="float">
            <text:p>0.055963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084073" calcext:value-type="float">
            <text:p>0.06084073</text:p>
          </table:table-cell>
          <table:table-cell office:value-type="float" office:value="0.06568687" calcext:value-type="float">
            <text:p>0.06568687</text:p>
          </table:table-cell>
          <table:table-cell office:value-type="float" office:value="0.06500093" calcext:value-type="float">
            <text:p>0.0650009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8179" calcext:value-type="float">
            <text:p>0.07168179</text:p>
          </table:table-cell>
          <table:table-cell office:value-type="float" office:value="0.07755265" calcext:value-type="float">
            <text:p>0.07755265</text:p>
          </table:table-cell>
          <table:table-cell office:value-type="float" office:value="0.08078855" calcext:value-type="float">
            <text:p>0.0807885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15149" calcext:value-type="float">
            <text:p>0.08115149</text:p>
          </table:table-cell>
          <table:table-cell office:value-type="float" office:value="0.0865199" calcext:value-type="float">
            <text:p>0.0865199</text:p>
          </table:table-cell>
          <table:table-cell office:value-type="float" office:value="0.0835853" calcext:value-type="float">
            <text:p>0.083585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53126" calcext:value-type="float">
            <text:p>0.09553126</text:p>
          </table:table-cell>
          <table:table-cell office:value-type="float" office:value="0.10343261" calcext:value-type="float">
            <text:p>0.10343261</text:p>
          </table:table-cell>
          <table:table-cell office:value-type="float" office:value="0.0976871" calcext:value-type="float">
            <text:p>0.09768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29522" calcext:value-type="float">
            <text:p>0.10829522</text:p>
          </table:table-cell>
          <table:table-cell office:value-type="float" office:value="0.1133412" calcext:value-type="float">
            <text:p>0.1133412</text:p>
          </table:table-cell>
          <table:table-cell office:value-type="float" office:value="0.11281284" calcext:value-type="float">
            <text:p>0.112812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541" calcext:value-type="float">
            <text:p>0.0111541</text:p>
          </table:table-cell>
          <table:table-cell office:value-type="float" office:value="0.00762038" calcext:value-type="float">
            <text:p>0.00762038</text:p>
          </table:table-cell>
          <table:table-cell office:value-type="float" office:value="0.00882962" calcext:value-type="float">
            <text:p>0.0088296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18308" calcext:value-type="float">
            <text:p>0.02218308</text:p>
          </table:table-cell>
          <table:table-cell office:value-type="float" office:value="0.02116361" calcext:value-type="float">
            <text:p>0.02116361</text:p>
          </table:table-cell>
          <table:table-cell office:value-type="float" office:value="0.02030376" calcext:value-type="float">
            <text:p>0.0203037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3300507" calcext:value-type="float">
            <text:p>0.03300507</text:p>
          </table:table-cell>
          <table:table-cell office:value-type="float" office:value="0.02953151" calcext:value-type="float">
            <text:p>0.02953151</text:p>
          </table:table-cell>
          <table:table-cell office:value-type="float" office:value="0.02948142" calcext:value-type="float">
            <text:p>0.0294814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44246" calcext:value-type="float">
            <text:p>0.044246</text:p>
          </table:table-cell>
          <table:table-cell office:value-type="float" office:value="0.03957836" calcext:value-type="float">
            <text:p>0.03957836</text:p>
          </table:table-cell>
          <table:table-cell office:value-type="float" office:value="0.04216655" calcext:value-type="float">
            <text:p>0.0421665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325866" calcext:value-type="float">
            <text:p>0.05325866</text:p>
          </table:table-cell>
          <table:table-cell office:value-type="float" office:value="0.05529119" calcext:value-type="float">
            <text:p>0.05529119</text:p>
          </table:table-cell>
          <table:table-cell office:value-type="float" office:value="0.05586723" calcext:value-type="float">
            <text:p>0.055867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6113203" calcext:value-type="float">
            <text:p>0.06113203</text:p>
          </table:table-cell>
          <table:table-cell office:value-type="float" office:value="0.06543812" calcext:value-type="float">
            <text:p>0.06543812</text:p>
          </table:table-cell>
          <table:table-cell office:value-type="float" office:value="0.06481503" calcext:value-type="float">
            <text:p>0.0648150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167455" calcext:value-type="float">
            <text:p>0.07167455</text:p>
          </table:table-cell>
          <table:table-cell office:value-type="float" office:value="0.0773119" calcext:value-type="float">
            <text:p>0.0773119</text:p>
          </table:table-cell>
          <table:table-cell office:value-type="float" office:value="0.08057646" calcext:value-type="float">
            <text:p>0.0805764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8112638" calcext:value-type="float">
            <text:p>0.08112638</text:p>
          </table:table-cell>
          <table:table-cell office:value-type="float" office:value="0.08609375" calcext:value-type="float">
            <text:p>0.08609375</text:p>
          </table:table-cell>
          <table:table-cell office:value-type="float" office:value="0.08347247" calcext:value-type="float">
            <text:p>0.0834724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9571888" calcext:value-type="float">
            <text:p>0.09571888</text:p>
          </table:table-cell>
          <table:table-cell office:value-type="float" office:value="0.10357703" calcext:value-type="float">
            <text:p>0.10357703</text:p>
          </table:table-cell>
          <table:table-cell office:value-type="float" office:value="0.09747314" calcext:value-type="float">
            <text:p>0.097473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08172" calcext:value-type="float">
            <text:p>0.108172</text:p>
          </table:table-cell>
          <table:table-cell office:value-type="float" office:value="0.11334381" calcext:value-type="float">
            <text:p>0.11334381</text:p>
          </table:table-cell>
          <table:table-cell office:value-type="float" office:value="0.11260878" calcext:value-type="float">
            <text:p>0.11260878</text:p>
          </table:table-cell>
        </table:table-row>
        <table:table-row table:style-name="ro1">
          <table:table-cell table:number-columns-repeated="3"/>
          <table:table-cell table:formula="of:=SUM([.D1:.D101])/100" office:value-type="float" office:value="0.0110951145" calcext:value-type="float">
            <text:p>0.0110951145</text:p>
          </table:table-cell>
          <table:table-cell table:formula="of:=SUM([.E1:.E101])/100" office:value-type="float" office:value="0.00766519899999999" calcext:value-type="float">
            <text:p>0.007665199</text:p>
          </table:table-cell>
          <table:table-cell table:formula="of:=SUM([.F1:.F101])/100" office:value-type="float" office:value="0.0087944401" calcext:value-type="float">
            <text:p>0.0087944401</text:p>
          </table:table-cell>
          <table:table-cell table:number-columns-repeated="2"/>
          <table:table-cell table:style-name="ce2" table:formula="of:=SUM([.I1:.I101])/100" office:value-type="float" office:value="0.022149807" calcext:value-type="float">
            <text:p>0.022149807</text:p>
          </table:table-cell>
          <table:table-cell table:style-name="ce2" table:formula="of:=SUM([.J1:.J101])/100" office:value-type="float" office:value="0.0211179213" calcext:value-type="float">
            <text:p>0.0211179213</text:p>
          </table:table-cell>
          <table:table-cell table:formula="of:=SUM([.K1:.K101])/100" office:value-type="float" office:value="0.0202950267" calcext:value-type="float">
            <text:p>0.0202950267</text:p>
          </table:table-cell>
          <table:table-cell table:number-columns-repeated="2"/>
          <table:table-cell table:style-name="ce2" table:formula="of:=SUM([.N1:.N101])/100" office:value-type="float" office:value="0.0328867181" calcext:value-type="float">
            <text:p>0.0328867181</text:p>
          </table:table-cell>
          <table:table-cell table:style-name="ce2" table:formula="of:=SUM([.O1:.O101])/100" office:value-type="float" office:value="0.0294721865" calcext:value-type="float">
            <text:p>0.0294721865</text:p>
          </table:table-cell>
          <table:table-cell table:style-name="ce2" table:formula="of:=SUM([.P1:.P101])/100" office:value-type="float" office:value="0.0295765361" calcext:value-type="float">
            <text:p>0.0295765361</text:p>
          </table:table-cell>
          <table:table-cell table:number-columns-repeated="2"/>
          <table:table-cell table:style-name="ce2" table:formula="of:=SUM([.S1:.S101])/100" office:value-type="float" office:value="0.0439713048" calcext:value-type="float">
            <text:p>0.0439713048</text:p>
          </table:table-cell>
          <table:table-cell table:style-name="ce2" table:formula="of:=SUM([.T1:.T101])/100" office:value-type="float" office:value="0.0396130846" calcext:value-type="float">
            <text:p>0.0396130846</text:p>
          </table:table-cell>
          <table:table-cell table:style-name="ce2" table:formula="of:=SUM([.U1:.U101])/100" office:value-type="float" office:value="0.0420803849" calcext:value-type="float">
            <text:p>0.0420803849</text:p>
          </table:table-cell>
          <table:table-cell table:number-columns-repeated="2"/>
          <table:table-cell table:style-name="ce2" table:formula="of:=SUM([.X1:.X101])/100" office:value-type="float" office:value="0.0529469048" calcext:value-type="float">
            <text:p>0.0529469048</text:p>
          </table:table-cell>
          <table:table-cell table:style-name="ce2" table:formula="of:=SUM([.Y1:.Y101])/100" office:value-type="float" office:value="0.0552930113" calcext:value-type="float">
            <text:p>0.0552930113</text:p>
          </table:table-cell>
          <table:table-cell table:formula="of:=SUM([.Z1:.Z101])/100" office:value-type="float" office:value="0.0558622689" calcext:value-type="float">
            <text:p>0.0558622689</text:p>
          </table:table-cell>
          <table:table-cell table:number-columns-repeated="2"/>
          <table:table-cell table:style-name="ce2" table:formula="of:=SUM([.AC1:.AC101])/100" office:value-type="float" office:value="0.0611127014000001" calcext:value-type="float">
            <text:p>0.0611127014</text:p>
          </table:table-cell>
          <table:table-cell table:style-name="ce2" table:formula="of:=SUM([.AD1:.AD101])/100" office:value-type="float" office:value="0.0659308296" calcext:value-type="float">
            <text:p>0.0659308296</text:p>
          </table:table-cell>
          <table:table-cell table:style-name="ce2" table:formula="of:=SUM([.AE1:.AE101])/100" office:value-type="float" office:value="0.0651712032" calcext:value-type="float">
            <text:p>0.0651712032</text:p>
          </table:table-cell>
          <table:table-cell table:number-columns-repeated="2"/>
          <table:table-cell table:style-name="ce2" table:formula="of:=SUM([.AH1:.AH101])/100" office:value-type="float" office:value="0.0716253255" calcext:value-type="float">
            <text:p>0.0716253255</text:p>
          </table:table-cell>
          <table:table-cell table:style-name="ce2" table:formula="of:=SUM([.AI1:.AI101])/100" office:value-type="float" office:value="0.0773746004" calcext:value-type="float">
            <text:p>0.0773746004</text:p>
          </table:table-cell>
          <table:table-cell table:style-name="ce2" table:formula="of:=SUM([.J1:.AJ101])/100" office:value-type="float" office:value="1.0947863304" calcext:value-type="float">
            <text:p>1.0947863304</text:p>
          </table:table-cell>
          <table:table-cell table:number-columns-repeated="2"/>
          <table:table-cell table:style-name="ce2" table:formula="of:=SUM([.AM1:.AM101])/100" office:value-type="float" office:value="0.0809280238" calcext:value-type="float">
            <text:p>0.0809280238</text:p>
          </table:table-cell>
          <table:table-cell table:style-name="ce2" table:formula="of:=SUM([.AN1:.AN101])/100" office:value-type="float" office:value="0.0872474529" calcext:value-type="float">
            <text:p>0.0872474529</text:p>
          </table:table-cell>
          <table:table-cell table:style-name="ce2" table:formula="of:=SUM([.AO1:.AO101])/100" office:value-type="float" office:value="0.0841825783" calcext:value-type="float">
            <text:p>0.0841825783</text:p>
          </table:table-cell>
          <table:table-cell table:number-columns-repeated="2"/>
          <table:table-cell table:style-name="ce2" table:formula="of:=SUM([.AR1:.AR101])/100" office:value-type="float" office:value="0.0955907023" calcext:value-type="float">
            <text:p>0.0955907023</text:p>
          </table:table-cell>
          <table:table-cell table:style-name="ce2" table:formula="of:=SUM([.AS1:.AS101])/100" office:value-type="float" office:value="0.1031144484" calcext:value-type="float">
            <text:p>0.1031144484</text:p>
          </table:table-cell>
          <table:table-cell table:style-name="ce2" table:formula="of:=SUM([.AT1:.AT101])/100" office:value-type="float" office:value="0.0969381274" calcext:value-type="float">
            <text:p>0.0969381274</text:p>
          </table:table-cell>
          <table:table-cell table:number-columns-repeated="2"/>
          <table:table-cell table:style-name="ce2" table:formula="of:=SUM([.AW1:.AW101])/100" office:value-type="float" office:value="0.1085258399" calcext:value-type="float">
            <text:p>0.1085258399</text:p>
          </table:table-cell>
          <table:table-cell table:style-name="ce2" table:formula="of:=SUM([.AX1:.AX101])/100" office:value-type="float" office:value="0.1125627879" calcext:value-type="float">
            <text:p>0.1125627879</text:p>
          </table:table-cell>
          <table:table-cell table:style-name="ce2" table:formula="of:=SUM([.AY1:.AY101])/100" office:value-type="float" office:value="0.1138317001" calcext:value-type="float">
            <text:p>0.1138317001</text:p>
          </table:table-cell>
        </table:table-row>
        <table:table-row table:style-name="ro1">
          <table:table-cell table:number-columns-repeated="5"/>
          <table:table-cell table:formula="of:=SUM([.D102:.F102])/3" office:value-type="float" office:value="0.00918491786666666" calcext:value-type="float">
            <text:p>0.0091849179</text:p>
          </table:table-cell>
          <table:table-cell table:number-columns-repeated="4"/>
          <table:table-cell table:formula="of:=SUM([.I102:.K102])/3" office:value-type="float" office:value="0.021187585" calcext:value-type="float">
            <text:p>0.021187585</text:p>
          </table:table-cell>
          <table:table-cell table:number-columns-repeated="4"/>
          <table:table-cell table:formula="of:=SUM([.N102:.P102])/3" office:value-type="float" office:value="0.0306451469" calcext:value-type="float">
            <text:p>0.0306451469</text:p>
          </table:table-cell>
          <table:table-cell table:number-columns-repeated="4"/>
          <table:table-cell table:formula="of:=SUM([.S102:.U102])/3" office:value-type="float" office:value="0.0418882581" calcext:value-type="float">
            <text:p>0.0418882581</text:p>
          </table:table-cell>
          <table:table-cell table:number-columns-repeated="4"/>
          <table:table-cell table:formula="of:=SUM([.X102:.Z102])/3" office:value-type="float" office:value="0.0547007283333333" calcext:value-type="float">
            <text:p>0.0547007283</text:p>
          </table:table-cell>
          <table:table-cell table:number-columns-repeated="4"/>
          <table:table-cell table:formula="of:=SUM([.AC102:.AE102])/3" office:value-type="float" office:value="0.0640715780666667" calcext:value-type="float">
            <text:p>0.0640715781</text:p>
          </table:table-cell>
          <table:table-cell table:number-columns-repeated="4"/>
          <table:table-cell table:formula="of:=SUM([.AH102:.AJ102])/3" office:value-type="float" office:value="0.414595418766667" calcext:value-type="float">
            <text:p>0.4145954188</text:p>
          </table:table-cell>
          <table:table-cell table:number-columns-repeated="4"/>
          <table:table-cell table:formula="of:=SUM([.AM102:.AO102])/3" office:value-type="float" office:value="0.0841193516666667" calcext:value-type="float">
            <text:p>0.0841193517</text:p>
          </table:table-cell>
          <table:table-cell table:number-columns-repeated="4"/>
          <table:table-cell table:formula="of:=SUM([.AR102:.AT102])/3" office:value-type="float" office:value="0.0985477593666667" calcext:value-type="float">
            <text:p>0.0985477594</text:p>
          </table:table-cell>
          <table:table-cell table:number-columns-repeated="4"/>
          <table:table-cell table:formula="of:=SUM([.AW102:.AY102])/3" office:value-type="float" office:value="0.1116401093" calcext:value-type="float">
            <text:p>0.1116401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39:07.851761713</meta:creation-date>
    <dc:date>2017-10-17T19:39:20.435800051</dc:date>
    <meta:editing-duration>PT1H12S</meta:editing-duration>
    <meta:editing-cycles>1</meta:editing-cycles>
    <meta:document-statistic meta:table-count="1" meta:cell-count="4181" meta:object-count="0"/>
    <meta:generator>LibreOffice/4.4.6.3$Linux_X86_64 LibreOffice_project/40m0$Build-3</meta:generator>
  </office:meta>
</office:document-meta>
</file>